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17in"/>
    </style:style>
    <style:style style:name="co2" style:family="table-column">
      <style:table-column-properties fo:break-before="auto" style:column-width="0.9665in"/>
    </style:style>
    <style:style style:name="co3" style:family="table-column">
      <style:table-column-properties fo:break-before="auto" style:column-width="0.7335in"/>
    </style:style>
    <style:style style:name="co4" style:family="table-column">
      <style:table-column-properties fo:break-before="auto" style:column-width="1.4583in"/>
    </style:style>
    <style:style style:name="co5" style:family="table-column">
      <style:table-column-properties fo:break-before="auto" style:column-width="2.7917in"/>
    </style:style>
    <style:style style:name="co6" style:family="table-column">
      <style:table-column-properties fo:break-before="auto" style:column-width="1.1165in"/>
    </style:style>
    <style:style style:name="co7" style:family="table-column">
      <style:table-column-properties fo:break-before="auto" style:column-width="1.2083in"/>
    </style:style>
    <style:style style:name="co8" style:family="table-column">
      <style:table-column-properties fo:break-before="auto" style:column-width="2.25in"/>
    </style:style>
    <style:style style:name="co9" style:family="table-column">
      <style:table-column-properties fo:break-before="auto" style:column-width="2.1583in"/>
    </style:style>
    <style:style style:name="co10" style:family="table-column">
      <style:table-column-properties fo:break-before="auto" style:column-width="3.311in"/>
    </style:style>
    <style:style style:name="co11" style:family="table-column">
      <style:table-column-properties fo:break-before="auto" style:column-width="2.9in"/>
    </style:style>
    <style:style style:name="ro1" style:family="table-row">
      <style:table-row-properties style:row-height="0.1953in" fo:break-before="auto" style:use-optimal-row-height="true"/>
    </style:style>
    <style:style style:name="ro2" style:family="table-row">
      <style:table-row-properties style:row-height="0.1917in" fo:break-before="auto" style:use-optimal-row-height="false"/>
    </style:style>
    <style:style style:name="ro3" style:family="table-row">
      <style:table-row-properties style:row-height="4.0083in" fo:break-before="auto" style:use-optimal-row-height="false"/>
    </style:style>
    <style:style style:name="ro4" style:family="table-row">
      <style:table-row-properties style:row-height="4.7882in" fo:break-before="auto" style:use-optimal-row-height="false"/>
    </style:style>
    <style:style style:name="ro5" style:family="table-row">
      <style:table-row-properties style:row-height="8.7575in" fo:break-before="auto" style:use-optimal-row-height="false"/>
    </style:style>
    <style:style style:name="ro6" style:family="table-row">
      <style:table-row-properties style:row-height="4.3839in" fo:break-before="auto" style:use-optimal-row-height="false"/>
    </style:style>
    <style:style style:name="ro7" style:family="table-row">
      <style:table-row-properties style:row-height="9.2244in" fo:break-before="auto" style:use-optimal-row-height="false"/>
    </style:style>
    <style:style style:name="ro8" style:family="table-row">
      <style:table-row-properties style:row-height="8.4071in" fo:break-before="auto" style:use-optimal-row-height="false"/>
    </style:style>
    <style:style style:name="ro9" style:family="table-row">
      <style:table-row-properties style:row-height="5.1508in" fo:break-before="auto" style:use-optimal-row-height="false"/>
    </style:style>
    <style:style style:name="ro10" style:family="table-row">
      <style:table-row-properties style:row-height="4.5602in" fo:break-before="auto" style:use-optimal-row-height="false"/>
    </style:style>
    <style:style style:name="ro11" style:family="table-row">
      <style:table-row-properties style:row-height="5.6165in" fo:break-before="auto" style:use-optimal-row-height="false"/>
    </style:style>
    <style:style style:name="ro12" style:family="table-row">
      <style:table-row-properties style:row-height="9.2346in" fo:break-before="auto" style:use-optimal-row-height="false"/>
    </style:style>
    <style:style style:name="ro13" style:family="table-row">
      <style:table-row-properties style:row-height="10.378in" fo:break-before="auto" style:use-optimal-row-height="false"/>
    </style:style>
    <style:style style:name="ro14" style:family="table-row">
      <style:table-row-properties style:row-height="5.628in" fo:break-before="auto" style:use-optimal-row-height="false"/>
    </style:style>
    <style:style style:name="ro15" style:family="table-row">
      <style:table-row-properties style:row-height="4.7161in" fo:break-before="auto" style:use-optimal-row-height="false"/>
    </style:style>
    <style:style style:name="ro16" style:family="table-row">
      <style:table-row-properties style:row-height="7.2035in" fo:break-before="auto" style:use-optimal-row-height="false"/>
    </style:style>
    <style:style style:name="ro17" style:family="table-row">
      <style:table-row-properties style:row-height="5.1043in" fo:break-before="auto" style:use-optimal-row-height="false"/>
    </style:style>
    <style:style style:name="ro18" style:family="table-row">
      <style:table-row-properties style:row-height="5.2957in" fo:break-before="auto" style:use-optimal-row-height="false"/>
    </style:style>
    <style:style style:name="ro19" style:family="table-row">
      <style:table-row-properties style:row-height="4.2626in" fo:break-before="auto" style:use-optimal-row-height="false"/>
    </style:style>
    <style:style style:name="ro20" style:family="table-row">
      <style:table-row-properties style:row-height="5.1953in" fo:break-before="auto" style:use-optimal-row-height="false"/>
    </style:style>
    <style:style style:name="ro21" style:family="table-row">
      <style:table-row-properties style:row-height="10.3992in" fo:break-before="auto" style:use-optimal-row-height="false"/>
    </style:style>
    <style:style style:name="ro22" style:family="table-row">
      <style:table-row-properties style:row-height="3.6752in" fo:break-before="auto" style:use-optimal-row-height="false"/>
    </style:style>
    <style:style style:name="ro23" style:family="table-row">
      <style:table-row-properties style:row-height="4.3528in" fo:break-before="auto" style:use-optimal-row-height="false"/>
    </style:style>
    <style:style style:name="ro24" style:family="table-row">
      <style:table-row-properties style:row-height="3.4665in" fo:break-before="auto" style:use-optimal-row-height="false"/>
    </style:style>
    <style:style style:name="ro25" style:family="table-row">
      <style:table-row-properties style:row-height="9.2098in" fo:break-before="auto" style:use-optimal-row-height="false"/>
    </style:style>
    <style:style style:name="ro26" style:family="table-row">
      <style:table-row-properties style:row-height="8.9008in" fo:break-before="auto" style:use-optimal-row-height="fals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data-style-name="N0">
      <style:table-cell-properties style:text-align-source="fix" style:repeat-content="false" fo:background-color="transparent" fo:border="0.0008in solid #000000" style:vertical-align="middle"/>
      <style:paragraph-properties fo:text-align="center"/>
      <style:text-properties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4" style:family="table-cell" style:parent-style-name="Default" style:data-style-name="N0"/>
    <style:style style:name="ce5" style:family="table-cell" style:parent-style-name="Default" style:data-style-name="N0">
      <style:table-cell-properties style:text-align-source="fix" style:repeat-content="false" fo:background-color="transparent" fo:wrap-option="wrap" fo:border="0.0008in solid #000000" style:vertical-align="middle"/>
      <style:paragraph-properties fo:text-align="center"/>
      <style:text-properties fo:font-size="9pt" fo:font-weight="bold" style:font-size-asian="9pt" style:font-weight-asian="bold" style:font-size-complex="9pt" style:font-weight-complex="bold"/>
    </style:style>
    <style:style style:name="ce6" style:family="table-cell" style:parent-style-name="Default" style:data-style-name="N0">
      <style:table-cell-properties style:text-align-source="fix" style:repeat-content="false" fo:wrap-option="wrap" style:vertical-align="middle"/>
      <style:paragraph-properties fo:text-align="center"/>
      <style:text-properties fo:font-size="8pt" style:font-size-asian="8pt" style:font-size-complex="8pt"/>
    </style:style>
    <style:style style:name="ce7" style:family="table-cell" style:parent-style-name="Default" style:data-style-name="N0">
      <style:table-cell-properties style:text-align-source="fix" style:repeat-content="false" style:vertical-align="middle"/>
      <style:paragraph-properties fo:text-align="center"/>
      <style:text-properties fo:font-size="8pt" style:font-size-asian="8pt" style:font-size-complex="8pt"/>
    </style:style>
    <style:style style:name="ce8" style:family="table-cell" style:parent-style-name="Default" style:data-style-name="N0">
      <style:table-cell-properties style:text-align-source="fix" style:repeat-content="false" fo:background-color="transparent" fo:border="0.0008in solid #000000" style:vertical-align="middle"/>
      <style:paragraph-properties fo:text-align="center"/>
      <style:text-properties fo:font-size="9pt" fo:font-weight="bold" style:font-size-asian="9pt" style:font-weight-asian="bold" style:font-size-complex="9pt" style:font-weight-complex="bold"/>
    </style:style>
    <style:style style:name="ce9" style:family="table-cell" style:parent-style-name="Default" style:data-style-name="N0">
      <style:table-cell-properties style:text-align-source="fix" style:repeat-content="false" fo:wrap-option="wrap" style:vertical-align="middle"/>
      <style:paragraph-properties fo:text-align="start" fo:margin-left="0in"/>
      <style:text-properties fo:font-size="8pt" style:font-size-asian="8pt" style:font-size-complex="8pt"/>
    </style:style>
    <style:style style:name="ce10" style:family="table-cell" style:parent-style-name="Default" style:data-style-name="N0">
      <style:table-cell-properties style:text-align-source="fix" style:repeat-content="false" fo:background-color="transparent" fo:border="0.0008in solid #000000" style:vertical-align="automatic"/>
      <style:paragraph-properties fo:text-align="center"/>
      <style:text-properties fo:font-weight="bold" style:font-weight-asian="bold" style:font-weight-complex="bold"/>
    </style:style>
    <style:style style:name="ce11" style:family="table-cell" style:parent-style-name="Default" style:data-style-name="N0">
      <style:table-cell-properties fo:border-bottom="none" style:text-align-source="fix" style:repeat-content="false" fo:background-color="transparent" fo:wrap-option="wrap" fo:border-left="none" fo:border-right="none" fo:border-top="0.0008in solid #000000" style:vertical-align="top"/>
      <style:paragraph-properties fo:text-align="start" fo:margin-left="0in"/>
      <style:text-properties fo:font-size="8pt" style:font-size-asian="8pt" style:font-size-complex="8pt"/>
    </style:style>
    <style:style style:name="ce12" style:family="table-cell" style:parent-style-name="Default" style:data-style-name="N0">
      <style:table-cell-properties style:text-align-source="fix" style:repeat-content="false" fo:wrap-option="wrap" style:vertical-align="top"/>
      <style:paragraph-properties fo:text-align="start" fo:margin-left="0in"/>
      <style:text-properties fo:font-size="8pt" style:font-size-asian="8pt" style:font-size-complex="8pt"/>
    </style:style>
    <style:style style:name="T1" style:family="text">
      <style:text-properties fo:font-weight="normal" style:font-weight-asian="normal" style:font-weight-complex="normal"/>
    </style:style>
  </office:automatic-styles>
  <office:body>
    <office:spreadsheet>
      <table:calculation-settings table:automatic-find-labels="false" table:use-regular-expressions="false"/>
      <table:table table:name="case1" table:style-name="ta1">
        <table:table-column table:style-name="co1" table:default-cell-style-name="ce2"/>
        <table:table-column table:style-name="co2" table:default-cell-style-name="ce2"/>
        <table:table-column table:style-name="co3" table:default-cell-style-name="ce4"/>
        <table:table-column table:style-name="co4" table:default-cell-style-name="ce4"/>
        <table:table-column table:style-name="co3" table:number-columns-repeated="2" table:default-cell-style-name="ce4"/>
        <table:table-column table:style-name="co5" table:default-cell-style-name="ce4"/>
        <table:table-column table:style-name="co3" table:number-columns-repeated="2" table:default-cell-style-name="ce4"/>
        <table:table-column table:style-name="co6" table:default-cell-style-name="ce4"/>
        <table:table-column table:style-name="co3" table:number-columns-repeated="2" table:default-cell-style-name="ce4"/>
        <table:table-column table:style-name="co7" table:default-cell-style-name="ce4"/>
        <table:table-column table:style-name="co3" table:number-columns-repeated="8" table:default-cell-style-name="ce4"/>
        <table:table-column table:style-name="co8" table:default-cell-style-name="ce4"/>
        <table:table-column table:style-name="co3" table:number-columns-repeated="1002" table:default-cell-style-name="ce4"/>
        <table:table-row table:style-name="ro1">
          <table:table-cell table:style-name="ce1" office:value-type="string" table:number-columns-spanned="2" table:number-rows-spanned="3">
            <text:p>LLM</text:p>
          </table:table-cell>
          <table:covered-table-cell/>
          <table:table-cell table:style-name="ce1" office:value-type="string" table:number-columns-spanned="5" table:number-rows-spanned="2">
            <text:p>SUBTASK:ReasonAndDecide</text:p>
          </table:table-cell>
          <table:covered-table-cell table:number-columns-repeated="4"/>
          <table:table-cell table:style-name="ce1" office:value-type="string" table:number-columns-spanned="6" table:number-rows-spanned="2">
            <text:p>SUBTASK:Explanation</text:p>
          </table:table-cell>
          <table:covered-table-cell table:number-columns-repeated="5"/>
          <table:table-cell table:style-name="ce1" office:value-type="string" table:number-columns-spanned="9" table:number-rows-spanned="3">
            <text:p>COMPLETE RESPONSE</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1">
          <table:covered-table-cell table:number-columns-repeated="2"/>
          <table:table-cell table:style-name="ce5" office:value-type="string" table:number-columns-spanned="2" table:number-rows-spanned="1">
            <text:p>VIOLATION DECISION</text:p>
          </table:table-cell>
          <table:covered-table-cell/>
          <table:table-cell table:style-name="ce8" office:value-type="string" table:number-columns-spanned="3" table:number-rows-spanned="1">
            <text:p>REASON</text:p>
          </table:table-cell>
          <table:covered-table-cell table:number-columns-repeated="2"/>
          <table:table-cell table:style-name="ce10" office:value-type="string" table:number-columns-spanned="3" table:number-rows-spanned="1">
            <text:p>USER</text:p>
          </table:table-cell>
          <table:covered-table-cell table:number-columns-repeated="2"/>
          <table:table-cell table:style-name="ce1" office:value-type="string" table:number-columns-spanned="3" table:number-rows-spanned="1">
            <text:p>PHYSICIAN</text:p>
          </table:table-cell>
          <table:covered-table-cell table:number-columns-repeated="11"/>
          <table:table-cell table:number-columns-repeated="1002"/>
        </table:table-row>
        <table:table-row table:style-name="ro2">
          <table:table-cell table:style-name="ce3" office:value-type="string" table:number-columns-spanned="2" table:number-rows-spanned="4">
            <text:p>aya-expanse:32B</text:p>
          </table:table-cell>
          <table:covered-table-cell/>
          <table:table-cell table:style-name="ce6" office:value-type="string" table:number-columns-spanned="2" table:number-rows-spanned="4">
            <text:p>YES</text:p>
          </table:table-cell>
          <table:covered-table-cell/>
          <table:table-cell table:style-name="ce9" office:value-type="string" table:number-columns-spanned="3" table:number-rows-spanned="4">
            <text:p><text:span text:style-name="T1">Based on the provided data, we have a </text:span><text:span text:style-name="T1">MonitoringRule (Rule-0001) that monitors Patient1 </text:span><text:span text:style-name="T1">for a specific food (FOOD-19018) during mealtimes. </text:span><text:span text:style-name="T1">The rule </text:span>states that the monitored value should be greater than 100.</text:p>
            <text:p/>
            <text:p>On 2025-03-24, Patient1 consumed a lunch (Lunch-P1-1) containing FOOD-19018, with an amount of 150 units. The timestamp for this consumption is 2025-03-24T12:16:33, which falls within the same day as the temporal check.</text:p>
            <text:p/>
            <text:p>Since the consumed amount (150) is greater than the monitored value (100), a violation has occurred according to the rule.</text:p>
          </table:table-cell>
          <table:covered-table-cell table:number-columns-repeated="2"/>
          <table:table-cell table:style-name="ce9" office:value-type="string" table:number-columns-spanned="3" table:number-rows-spanned="4">
            <text:p>You have a specific monitoring rule that checks if you consume more than 100 units of a certain food (FOOD-19018, which is Sliced Whole Wheat Rye Bread) during meals. On March 24, 2025, you had lunch containing this food, and the amount you consumed (150 units) was more than what the rule allows. Therefore, a violation has been detected.</text:p>
          </table:table-cell>
          <table:covered-table-cell table:number-columns-repeated="2"/>
          <table:table-cell table:style-name="ce9" office:value-type="string" table:number-columns-spanned="3" table:number-rows-spanned="4">
            <text:p>The patient, Patient1, has a monitoring rule (Rule-0001) in place to ensure that their consumption of FOOD-19018 (Sliced Whole Wheat Rye Bread) during meals does not exceed 100 units. On March 24, 2025, the patient consumed lunch (Lunch-P1-1) containing 150 units of this food. The timestamp for this consumption (2025-03-24T12:16:33) falls within the temporal check period. As the consumed amount exceeds the monitored value, a violation of the rule has occurred.</text:p>
          </table:table-cell>
          <table:covered-table-cell table:number-columns-repeated="2"/>
          <table:table-cell table:style-name="ce11" office:value-type="string" table:number-columns-spanned="9" table:number-rows-spanned="4">
            <text:p>Reason and Decide:</text:p>
            <text:p/>
            <text:p><text:span text:style-name="T1">Based on the provided data, we have a </text:span><text:span text:style-name="T1">MonitoringRule (Rule-0001) that monitors Patient1 </text:span><text:span text:style-name="T1">for a specific food (FOOD-19018) during mealtimes. </text:span><text:span text:style-name="T1">The rule </text:span>states that the monitored value should be greater than 100.</text:p>
            <text:p/>
            <text:p>On 2025-03-24, Patient1 consumed a lunch (Lunch-P1-1) containing FOOD-19018, with an amount of 150 units. The timestamp for this consumption is 2025-03-24T12:16:33, which falls within the same day as the temporal check.</text:p>
            <text:p/>
            <text:p>Since the consumed amount (150) is greater than the monitored value (100), a violation has occurred according to the rule.</text:p>
            <text:p/>
            <text:p>Answer: YES, a violation occurred.</text:p>
            <text:p/>
            <text:p>Explanation for the User:</text:p>
            <text:p/>
            <text:p>You have a specific monitoring rule that checks if you consume more than 100 units of a certain food (FOOD-19018, which is Sliced Whole Wheat Rye Bread) during meals. On March 24, 2025, you had lunch containing this food, and the amount you consumed (150 units) was more than what the rule allows. Therefore, a violation has been detected.</text:p>
            <text:p/>
            <text:p>Explanation for the Physician:</text:p>
            <text:p/>
            <text:p>The patient, Patient1, has a monitoring rule (Rule-0001) in place to ensure that their consumption of FOOD-19018 (Sliced Whole Wheat Rye Bread) during meals does not exceed 100 units. On March 24, 2025, the patient consumed lunch (Lunch-P1-1) containing 150 units of this food. The timestamp for this consumption (2025-03-24T12:16:33) falls within the temporal check period. As the consumed amount exceeds the monitored value, a violation of the rule has occurred.</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1">
          <table:covered-table-cell table:number-columns-repeated="22"/>
          <table:table-cell table:number-columns-repeated="1002"/>
        </table:table-row>
        <table:table-row table:style-name="ro3">
          <table:covered-table-cell table:number-columns-repeated="22"/>
          <table:table-cell table:number-columns-repeated="1002"/>
        </table:table-row>
        <table:table-row table:style-name="ro2">
          <table:table-cell table:style-name="ce3" office:value-type="string" table:number-columns-spanned="2" table:number-rows-spanned="3">
            <text:p>gemma3:12B</text:p>
          </table:table-cell>
          <table:covered-table-cell/>
          <table:table-cell table:style-name="ce7" office:value-type="string" table:number-columns-spanned="2" table:number-rows-spanned="3">
            <text:p>YES</text:p>
          </table:table-cell>
          <table:covered-table-cell/>
          <table:table-cell table:style-name="ce9" office:value-type="string" table:number-columns-spanned="3" table:number-rows-spanned="3">
            <text:p/>
            <text:p>* <text:s text:c="2"/>The monitoring rule (`:Rule-0001`) monitors the quantity of `fsfood:FOOD-19018` (Sliced Whole Wheat Rye Bread) for `:Patient1`.</text:p>
            <text:p>* <text:s text:c="2"/>The rule specifies that the quantity must be *less than* 100 (the monitored value). It uses the `Greater` operator, which should actually mean *less than*. <text:s/>There may be a logic error in the data.</text:p>
            <text:p>* <text:s text:c="2"/>The temporal check is at 2025-03-24T12:16:33, corresponding to the lunch for Patient1.</text:p>
            <text:p>* <text:s text:c="2"/>The `fsuser:ConsumedFood-Lunch-P1-FOOD-19018` indicates that Patient1 consumed 150 grams of `fsfood:FOOD-19018` (Sliced Whole Wheat Rye Bread) during that lunch.</text:p>
            <text:p>* <text:s text:c="2"/>Since 150 grams is greater than the monitored value of 100 grams, the rule is violated.</text:p>
          </table:table-cell>
          <table:covered-table-cell table:number-columns-repeated="2"/>
          <table:table-cell table:style-name="ce9" office:value-type="string" table:number-columns-spanned="3" table:number-rows-spanned="3">
            <text:p/>
            <text:p>"Dear Patient1, based on our monitoring system, we're noticing that you consumed 150 grams of sliced whole wheat rye bread at lunch today. <text:s/>Our guidelines recommend consuming less than 100 grams of this bread at each meal. Consuming larger quantities of certain foods can impact your health, especially considering your condition. Please try to reduce the amount of this bread you eat at each meal. If you have any questions or concerns, please contact your healthcare provider."</text:p>
          </table:table-cell>
          <table:covered-table-cell table:number-columns-repeated="2"/>
          <table:table-cell table:style-name="ce9" office:value-type="string" table:number-columns-spanned="3" table:number-rows-spanned="3">
            <text:p/>
            <text:p>"Patient1 has triggered a monitoring rule violation associated with the consumption of *Triticum rye* bread (FSFOOD-19018). The rule in question, designated `:Rule-0001`, specifies a monitored value threshold of 100 grams. Temporal analysis at 2025-03-24T12:16:33 reveals a consumption quantity of 150 grams. <text:s/>This constitutes a violation of the rule's specified threshold. <text:s/>The patient's dietary history and the rule's design should be reviewed in conjunction with the patient's broader clinical profile to determine the appropriate intervention. Please note the potential error in the monitoring rule itself, as the operator is indicated as "Greater" which doesn't match the monitored value."</text:p>
          </table:table-cell>
          <table:covered-table-cell table:number-columns-repeated="2"/>
          <table:table-cell table:style-name="ce12" office:value-type="string" table:number-columns-spanned="9" table:number-rows-spanned="3">
            <text:p>Okay, I have all the information now. Let's proceed with the analysis.</text:p>
            <text:p/>
            <text:p>**1. Reason and Decide:**</text:p>
            <text:p/>
            <text:p>YES, a violation occurred.</text:p>
            <text:p/>
            <text:p>**Reasoning:**</text:p>
            <text:p/>
            <text:p>* <text:s text:c="2"/>The monitoring rule (`:Rule-0001`) monitors the quantity of `fsfood:FOOD-19018` (Sliced Whole Wheat Rye Bread) for `:Patient1`.</text:p>
            <text:p>* <text:s text:c="2"/>The rule specifies that the quantity must be *less than* 100 (the monitored value). It uses the `Greater` operator, which should actually mean *less than*. <text:s/>There may be a logic error in the data.</text:p>
            <text:p>* <text:s text:c="2"/>The temporal check is at 2025-03-24T12:16:33, corresponding to the lunch for Patient1.</text:p>
            <text:p>* <text:s text:c="2"/>The `fsuser:ConsumedFood-Lunch-P1-FOOD-19018` indicates that Patient1 consumed 150 grams of `fsfood:FOOD-19018` (Sliced Whole Wheat Rye Bread) during that lunch.</text:p>
            <text:p>* <text:s text:c="2"/>Since 150 grams is greater than the monitored value of 100 grams, the rule is violated.</text:p>
            <text:p/>
            <text:p>**2. Explanations:**</text:p>
            <text:p/>
            <text:p>**A. Explanation for the User:**</text:p>
            <text:p/>
            <text:p>"Dear Patient1, based on our monitoring system, we're noticing that you consumed 150 grams of sliced whole wheat rye bread at lunch today. <text:s/>Our guidelines recommend consuming less than 100 grams of this bread at each meal. Consuming larger quantities of certain foods can impact your health, especially considering your condition. Please try to reduce the amount of this bread you eat at each meal. If you have any questions or concerns, please contact your healthcare provider."</text:p>
            <text:p/>
            <text:p>**B. Explanation for the Physician:**</text:p>
            <text:p/>
            <text:p>"Patient1 has triggered a monitoring rule violation associated with the consumption of *Triticum rye* bread (FSFOOD-19018). The rule in question, designated `:Rule-0001`, specifies a monitored value threshold of 100 grams. Temporal analysis at 2025-03-24T12:16:33 reveals a consumption quantity of 150 grams. <text:s/>This constitutes a violation of the rule's specified threshold. <text:s/>The patient's dietary history and the rule's design should be reviewed in conjunction with the patient's broader clinical profile to determine the appropriate intervention. Please note the potential error in the monitoring rule itself, as the operator is indicated as "Greater" which doesn't match the monitored value."</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4">
          <table:covered-table-cell table:number-columns-repeated="22"/>
          <table:table-cell table:number-columns-repeated="1002"/>
        </table:table-row>
        <table:table-row table:style-name="ro2">
          <table:table-cell table:style-name="ce3" office:value-type="string" table:number-columns-spanned="2" table:number-rows-spanned="3">
            <text:p>Mistral-small3.1:24B</text:p>
          </table:table-cell>
          <table:covered-table-cell/>
          <table:table-cell table:style-name="ce7" office:value-type="string" table:number-columns-spanned="2" table:number-rows-spanned="3">
            <text:p>YES</text:p>
          </table:table-cell>
          <table:covered-table-cell/>
          <table:table-cell table:style-name="ce9" office:value-type="string" table:number-columns-spanned="3" table:number-rows-spanned="3">
            <text:p>**Step 1: Identify the Monitoring Rule**</text:p>
            <text:p>- The monitoring rule (`:Rule-0001`) specifies that the consumption of `fsfood:FOOD-19018` should not exceed 100 units during a meal.</text:p>
            <text:p>- The rule is associated with `Patient1`.</text:p>
            <text:p/>
            <text:p>**Step 2: Check the Consumption Data**</text:p>
            <text:p>- `Patient1` consumed 150 units of `fsfood:FOOD-19018` during lunch on `2025-03-24T12:16:33`.</text:p>
            <text:p/>
            <text:p>**Step 3: Compare the Consumption with the Rule**</text:p>
            <text:p>- The consumed amount (150 units) is greater than the allowed amount (100 units) as specified in the monitoring rule.</text:p>
            <text:p/>
            <text:p>**Step 4: Determine if a Violation Occurred**</text:p>
            <text:p>- Since the consumed amount exceeds the specified limit, a violation has occurred.</text:p>
          </table:table-cell>
          <table:covered-table-cell table:number-columns-repeated="2"/>
          <table:table-cell table:style-name="ce9" office:value-type="string" table:number-columns-spanned="3" table:number-rows-spanned="3">
            <text:p>Based on your dietary monitoring rule, you are advised not to consume more than 100 units of Special Bread (Pane di Segale Integrale a Fette) in a single meal. On March 24, 2025, at 12:16 PM, you consumed 150 units of this bread during lunch. This exceeds the recommended limit, and thus, a violation has been recorded. Please adhere to the recommended limits to maintain your health and avoid further violations."</text:p>
          </table:table-cell>
          <table:covered-table-cell table:number-columns-repeated="2"/>
          <table:table-cell table:style-name="ce9" office:value-type="string" table:number-columns-spanned="3" table:number-rows-spanned="3">
            <text:p>"The monitoring rule associated with Patient1 specifies that the consumption of Special Bread (Pane di Segale Integrale a Fette) should not exceed 100 units per meal. On March 24, 2025, at 12:16 PM, Patient1 consumed 150 units of this bread during lunch. This consumption exceeds the specified limit, resulting in a violation of the monitoring rule. Given Patient1's cardiovascular diagnosis, adherence to dietary guidelines is crucial. The violation should be addressed to ensure the patient's dietary compliance and overall health management."</text:p>
          </table:table-cell>
          <table:covered-table-cell table:number-columns-repeated="2"/>
          <table:table-cell table:style-name="ce9" office:value-type="string" table:number-columns-spanned="9" table:number-rows-spanned="3">
            <text:p>Thank you for providing the necessary information. Let's summarize the inputs:</text:p>
            <text:p/>
            <text:p>1. **Monitoring Rule Structure**:</text:p>
            <text:p><text:s text:c="3"/>- The monitoring rule is defined to check if the consumption of a specific food (identified by `fsfood:FOOD-19018`) exceeds a certain value (100 units) during a meal.</text:p>
            <text:p><text:s text:c="3"/>- The rule is associated with `Patient1`.</text:p>
            <text:p><text:s text:c="3"/>- The rule has an operator "Greater" and an ID "0001".</text:p>
            <text:p/>
            <text:p>2. **Violation Structure**:</text:p>
            <text:p><text:s text:c="3"/>- The violation structure defines properties such as the meal that triggered the violation, the rule violated, the user involved, the timing of the violation, and other details.</text:p>
            <text:p/>
            <text:p>3. **User and Food Consumption Data**:</text:p>
            <text:p><text:s text:c="3"/>- `Patient1` is 61 years old and has a diagnosis related to cardiovascular disease.</text:p>
            <text:p><text:s text:c="3"/>- `Patient1` consumed `fsfood:FOOD-19018` (Special Bread) during lunch on `2025-03-24T12:16:33`.</text:p>
            <text:p><text:s text:c="3"/>- The amount of `fsfood:FOOD-19018` consumed is 150 units.</text:p>
            <text:p/>
            <text:p>4. **Timestamps**:</text:p>
            <text:p><text:s text:c="3"/>- The week starts at `2025-03-24T00:00:00`.</text:p>
            <text:p><text:s text:c="3"/>- The temporal check of the monitoring rules takes place at `2025-03-24T12:16:33`.</text:p>
            <text:p/>
            <text:p>### Reasoning and Decision</text:p>
            <text:p/>
            <text:p>**Step 1: Identify the Monitoring Rule**</text:p>
            <text:p>- The monitoring rule (`:Rule-0001`) specifies that the consumption of `fsfood:FOOD-19018` should not exceed 100 units during a meal.</text:p>
            <text:p>- The rule is associated with `Patient1`.</text:p>
            <text:p/>
            <text:p>**Step 2: Check the Consumption Data**</text:p>
            <text:p>- `Patient1` consumed 150 units of `fsfood:FOOD-19018` during lunch on `2025-03-24T12:16:33`.</text:p>
            <text:p/>
            <text:p>**Step 3: Compare the Consumption with the Rule**</text:p>
            <text:p>- The consumed amount (150 units) is greater than the allowed amount (100 units) as specified in the monitoring rule.</text:p>
            <text:p/>
            <text:p>**Step 4: Determine if a Violation Occurred**</text:p>
            <text:p>- Since the consumed amount exceeds the specified limit, a violation has occurred.</text:p>
            <text:p/>
            <text:p>### Explanation for the User</text:p>
            <text:p/>
            <text:p>**Simple Language Explanation**:</text:p>
            <text:p>"Dear Patient1,</text:p>
            <text:p>Based on your dietary monitoring rule, you are advised not to consume more than 100 units of Special Bread (Pane di Segale Integrale a Fette) in a single meal. On March 24, 2025, at 12:16 PM, you consumed 150 units of this bread during lunch. This exceeds the recommended limit, and thus, a violation has been recorded. Please adhere to the recommended limits to maintain your health and avoid further violations."</text:p>
            <text:p/>
            <text:p>### Explanation for the Physician</text:p>
            <text:p/>
            <text:p>**Professional Terminology Explanation**:</text:p>
            <text:p>"The monitoring rule associated with Patient1 specifies that the consumption of Special Bread (Pane di Segale Integrale a Fette) should not exceed 100 units per meal. On March 24, 2025, at 12:16 PM, Patient1 consumed 150 units of this bread during lunch. This consumption exceeds the specified limit, resulting in a violation of the monitoring rule. Given Patient1's cardiovascular diagnosis, adherence to dietary guidelines is crucial. The violation should be addressed to ensure the patient's dietary compliance and overall health management."</text:p>
            <text:p/>
            <text:p>### Summary</text:p>
            <text:p/>
            <text:p>- **Violation Occurred**: YES</text:p>
            <text:p>- **Reason**: The consumed amount of `fsfood:FOOD-19018` (150 units) exceeded the specified limit (100 units) during the meal on `2025-03-24T12:16:33`.</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5">
          <table:covered-table-cell table:number-columns-repeated="22"/>
          <table:table-cell table:number-columns-repeated="1002"/>
        </table:table-row>
        <table:table-row table:style-name="ro2">
          <table:table-cell table:style-name="ce3" office:value-type="string" table:number-columns-spanned="2" table:number-rows-spanned="3">
            <text:p>Llama3.2:3B</text:p>
          </table:table-cell>
          <table:covered-table-cell/>
          <table:table-cell table:style-name="ce6" office:value-type="string" table:number-columns-spanned="2" table:number-rows-spanned="3">
            <text:p>YES</text:p>
          </table:table-cell>
          <table:covered-table-cell/>
          <table:table-cell table:style-name="ce9" office:value-type="string" table:number-columns-spanned="3" table:number-rows-spanned="3">
            <text:p>The monitoring rule `:Rule-0001` is triggered for User `:Patient1` because their consumed food, `:ConsumedFood-Lunch-P1-FOOD-19018`, meets the condition specified in the rule. The rule checks if the amount of food consumed exceeds a certain threshold (100). Since `:ConsumedFood-Lunch-P1-FOOD-19018` has an amount of 150, which is greater than 100, a violation occurs.</text:p>
          </table:table-cell>
          <table:covered-table-cell table:number-columns-repeated="2"/>
          <table:table-cell table:style-name="ce9" office:value-type="string" table:number-columns-spanned="3" table:number-rows-spanned="3">
            <text:p>"Hello Patient1! We noticed that you had more food than allowed during your lunch. According to our rules, we monitor the amount of food consumed to ensure it's within safe limits. Unfortunately, your consumption was higher than expected. Please be more mindful of your food intake in the future."</text:p>
            <text:p/>
          </table:table-cell>
          <table:covered-table-cell table:number-columns-repeated="2"/>
          <table:table-cell table:style-name="ce9" office:value-type="string" table:number-columns-spanned="3" table:number-rows-spanned="3">
            <text:p/>
            <text:p>"Patient1 consumed 150 units of food during their lunch, which exceeds the threshold specified in Monitoring Rule `:Rule-0001` (100). This violates the rule, indicating potential dietary concerns. Further evaluation and monitoring are recommended to ensure Patient1's nutritional status is within acceptable limits."</text:p>
          </table:table-cell>
          <table:covered-table-cell table:number-columns-repeated="2"/>
          <table:table-cell table:style-name="ce12" office:value-type="string" table:number-columns-spanned="9" table:number-rows-spanned="3">
            <text:p>Based on the input, I can now determine if a violation occurred.</text:p>
            <text:p/>
            <text:p>**Reason and Decision:**</text:p>
            <text:p>YES</text:p>
            <text:p/>
            <text:p/>
            <text:p/>
            <text:p>**Explanation for User:**</text:p>
            <text:p/>
            <text:p>"Hello Patient1! We noticed that you had more food than allowed during your lunch. According to our rules, we monitor the amount of food consumed to ensure it's within safe limits. Unfortunately, your consumption was higher than expected. Please be more mindful of your food intake in the future."</text:p>
            <text:p/>
            <text:p>**Explanation for Physician:**</text:p>
            <text:p/>
            <text:p>"Patient1 consumed 150 units of food during their lunch, which exceeds the threshold specified in Monitoring Rule `:Rule-0001` (100). This violates the rule, indicating potential dietary concerns. Further evaluation and monitoring are recommended to ensure Patient1's nutritional status is within acceptable limits."</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6">
          <table:covered-table-cell table:number-columns-repeated="22"/>
          <table:table-cell table:number-columns-repeated="1002"/>
        </table:table-row>
        <table:table-row table:style-name="ro2">
          <table:table-cell table:style-name="ce3" office:value-type="string" table:number-columns-spanned="2" table:number-rows-spanned="3">
            <text:p>Phi4:14B</text:p>
          </table:table-cell>
          <table:covered-table-cell/>
          <table:table-cell table:style-name="ce6" office:value-type="string" table:number-columns-spanned="2" table:number-rows-spanned="3">
            <text:p>YES</text:p>
          </table:table-cell>
          <table:covered-table-cell/>
          <table:table-cell table:style-name="ce9" office:value-type="string" table:number-columns-spanned="3" table:number-rows-spanned="3">
            <text:p>1. **Monitoring Rule (Rule-0001)**:</text:p>
            <text:p><text:s text:c="3"/>- **Target**: Monitors `:Patient1`.</text:p>
            <text:p><text:s text:c="3"/>- **Condition**: If consumption value is greater than 100.</text:p>
            <text:p><text:s text:c="3"/>- **Operator**: "Greater".</text:p>
            <text:p><text:s text:c="3"/>- **Entity**: Special Bread (`fsfood:FOOD-19018`).</text:p>
            <text:p><text:s text:c="3"/>- **Timing**: Per meal.</text:p>
            <text:p/>
            <text:p>2. **User and Consumption Data**:</text:p>
            <text:p><text:s text:c="3"/>- `:Patient1` consumed special bread during lunch on March 24, 2025.</text:p>
            <text:p><text:s text:c="3"/>- Amount of food consumed: 150 units (likely grams).</text:p>
            <text:p/>
            <text:p>3. **Temporal Context**:</text:p>
            <text:p><text:s text:c="3"/>- The week starts at March 24, 2025, at midnight (`2025-03-24T00:00:00`).</text:p>
            <text:p><text:s text:c="3"/>- Temporal check for the rule occurred on March 24, 2025, at `12:16:33`.</text:p>
            <text:p/>
            <text:p>Steps to Determine Violation</text:p>
            <text:p/>
            <text:p>1. **Identify Rule Conditions**:</text:p>
            <text:p><text:s text:c="3"/>- The monitoring rule specifies that a violation occurs if the consumption value is greater than 100 during any meal.</text:p>
            <text:p/>
            <text:p>2. **Evaluate User Data Against the Rule**:</text:p>
            <text:p><text:s text:c="3"/>- `:Patient1` consumed 150 units of `fsfood:FOOD-19018`, which exceeds the threshold of 100.</text:p>
            <text:p/>
            <text:p>3. **Temporal Check**:</text:p>
            <text:p><text:s text:c="3"/>- The temporal check at `12:16:33` falls within a meal time (lunch), and thus is appropriate for evaluating the rule.</text:p>
            <text:p><text:s text:c="3"/>- Since the consumption happened during this lunch, it aligns with the rule's "per meal" timing specification.</text:p>
            <text:p/>
            <text:p>4. **Determine Violation**:</text:p>
            <text:p><text:s text:c="3"/>- A violation occurs because the consumed amount (150) exceeds the threshold value (100).</text:p>
          </table:table-cell>
          <table:covered-table-cell table:number-columns-repeated="2"/>
          <table:table-cell table:style-name="ce9" office:value-type="string" table:number-columns-spanned="3" table:number-rows-spanned="3">
            <text:p>"Hi [User's Name],</text:p>
            <text:p/>
            <text:p>On March 24 during lunch, you consumed 150 grams of Special Bread. According to your dietary guidelines, there is a limit set at consuming no more than 100 grams per meal for this type of bread. As a result, you've exceeded this guideline.</text:p>
            <text:p/>
            <text:p>Let's aim to be mindful of these limits in future meals!</text:p>
            <text:p/>
            <text:p>Best regards,</text:p>
            <text:p>[Your Team]"</text:p>
          </table:table-cell>
          <table:covered-table-cell table:number-columns-repeated="2"/>
          <table:table-cell table:style-name="ce9" office:value-type="string" table:number-columns-spanned="3" table:number-rows-spanned="3">
            <text:p>"Dear Dr. [Physician's Name],</text:p>
            <text:p/>
            <text:p>Upon reviewing the dietary intake data for [Patient1], it was observed that during lunch on March 24, 2025, the patient consumed 150 grams of Special Bread (FOOD-19018). The monitoring rule established a threshold of no more than 100 grams per meal to prevent excessive consumption due to its nutritional content.</text:p>
            <text:p/>
            <text:p>As the actual intake exceeded this limit, this constitutes a violation of the dietary guideline. Given [Patient1]'s diagnosis related to cardiovascular health, adhering closely to these guidelines is crucial for managing their condition effectively.</text:p>
            <text:p/>
            <text:p>Sincerely,</text:p>
            <text:p>[Your Team]"</text:p>
            <text:p/>
          </table:table-cell>
          <table:covered-table-cell table:number-columns-repeated="2"/>
          <table:table-cell table:style-name="ce12" office:value-type="string" table:number-columns-spanned="9" table:number-rows-spanned="3">
            <text:p>To determine if a violation occurred based on the provided data and the temporal context, let's review all relevant details:</text:p>
            <text:p/>
            <text:p>Data Overview</text:p>
            <text:p/>
            <text:p>1. **Monitoring Rule (Rule-0001)**:</text:p>
            <text:p><text:s text:c="3"/>- **Target**: Monitors `:Patient1`.</text:p>
            <text:p><text:s text:c="3"/>- **Condition**: If consumption value is greater than 100.</text:p>
            <text:p><text:s text:c="3"/>- **Operator**: "Greater".</text:p>
            <text:p><text:s text:c="3"/>- **Entity**: Special Bread (`fsfood:FOOD-19018`).</text:p>
            <text:p><text:s text:c="3"/>- **Timing**: Per meal.</text:p>
            <text:p/>
            <text:p>2. **User and Consumption Data**:</text:p>
            <text:p><text:s text:c="3"/>- `:Patient1` consumed special bread during lunch on March 24, 2025.</text:p>
            <text:p><text:s text:c="3"/>- Amount of food consumed: 150 units (likely grams).</text:p>
            <text:p/>
            <text:p>3. **Temporal Context**:</text:p>
            <text:p><text:s text:c="3"/>- The week starts at March 24, 2025, at midnight (`2025-03-24T00:00:00`).</text:p>
            <text:p><text:s text:c="3"/>- Temporal check for the rule occurred on March 24, 2025, at `12:16:33`.</text:p>
            <text:p/>
            <text:p>Steps to Determine Violation</text:p>
            <text:p/>
            <text:p>1. **Identify Rule Conditions**:</text:p>
            <text:p><text:s text:c="3"/>- The monitoring rule specifies that a violation occurs if the consumption value is greater than 100 during any meal.</text:p>
            <text:p/>
            <text:p>2. **Evaluate User Data Against the Rule**:</text:p>
            <text:p><text:s text:c="3"/>- `:Patient1` consumed 150 units of `fsfood:FOOD-19018`, which exceeds the threshold of 100.</text:p>
            <text:p/>
            <text:p>3. **Temporal Check**:</text:p>
            <text:p><text:s text:c="3"/>- The temporal check at `12:16:33` falls within a meal time (lunch), and thus is appropriate for evaluating the rule.</text:p>
            <text:p><text:s text:c="3"/>- Since the consumption happened during this lunch, it aligns with the rule's "per meal" timing specification.</text:p>
            <text:p/>
            <text:p>4. **Determine Violation**:</text:p>
            <text:p><text:s text:c="3"/>- A violation occurs because the consumed amount (150) exceeds the threshold value (100).</text:p>
            <text:p/>
            <text:p>### Conclusion</text:p>
            <text:p/>
            <text:p>**Decision**: YES, a violation has occurred based on the conditions defined by Rule-0001 and within the specified temporal context.</text:p>
            <text:p/>
            <text:p>### Explanations</text:p>
            <text:p/>
            <text:p>#### For the User:</text:p>
            <text:p/>
            <text:p>"Hi [User's Name],</text:p>
            <text:p/>
            <text:p>On March 24 during lunch, you consumed 150 grams of Special Bread. According to your dietary guidelines, there is a limit set at consuming no more than 100 grams per meal for this type of bread. As a result, you've exceeded this guideline.</text:p>
            <text:p/>
            <text:p>Let's aim to be mindful of these limits in future meals!</text:p>
            <text:p/>
            <text:p>Best regards,</text:p>
            <text:p>[Your Team]"</text:p>
            <text:p/>
            <text:p>#### For the Physician:</text:p>
            <text:p/>
            <text:p>"Dear Dr. [Physician's Name],</text:p>
            <text:p/>
            <text:p>Upon reviewing the dietary intake data for [Patient1], it was observed that during lunch on March 24, 2025, the patient consumed 150 grams of Special Bread (FOOD-19018). The monitoring rule established a threshold of no more than 100 grams per meal to prevent excessive consumption due to its nutritional content.</text:p>
            <text:p/>
            <text:p>As the actual intake exceeded this limit, this constitutes a violation of the dietary guideline. Given [Patient1]'s diagnosis related to cardiovascular health, adhering closely to these guidelines is crucial for managing their condition effectively.</text:p>
            <text:p/>
            <text:p>Sincerely,</text:p>
            <text:p>[Your Team]"</text:p>
            <text:p/>
            <text:p>By reviewing the temporal context and analyzing the data against the rule's conditions, we've confirmed that a violation occurred and provided clear explanations tailored to both the user and medical professionals involved in the patient's care.</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7">
          <table:covered-table-cell table:number-columns-repeated="22"/>
          <table:table-cell table:number-columns-repeated="1002"/>
        </table:table-row>
        <table:table-row table:style-name="ro2">
          <table:table-cell table:style-name="ce3" office:value-type="string" table:number-columns-spanned="2" table:number-rows-spanned="3">
            <text:p>Qwen2.5:32B</text:p>
          </table:table-cell>
          <table:covered-table-cell/>
          <table:table-cell table:style-name="ce6" office:value-type="string" table:number-columns-spanned="2" table:number-rows-spanned="3">
            <text:p>NO</text:p>
          </table:table-cell>
          <table:covered-table-cell/>
          <table:table-cell table:style-name="ce9" office:value-type="string" table:number-columns-spanned="3" table:number-rows-spanned="3">
            <text:p>The rule states that the consumption of Special Bread should be greater than 100 grams per meal. During lunch on March 24, 2025, at 12:16:33, Patient1 consumed 150 grams of Special Bread.</text:p>
            <text:p/>
            <text:p>Since 150 grams is indeed greater than 100 grams, the rule has not been violated; rather, it has been satisfied as intended by the monitoring rule.</text:p>
            <text:p/>
            <text:p>### Answer</text:p>
            <text:p>**NO**, a violation has not occurred because the patient consumed 150 grams of Special Bread during lunch, which satisfies the requirement that consumption should be greater than 100 grams per meal.</text:p>
          </table:table-cell>
          <table:covered-table-cell table:number-columns-repeated="2"/>
          <table:table-cell table:style-name="ce9" office:value-type="string" table:number-columns-spanned="3" table:number-rows-spanned="3">
            <text:p>Dear Patient1,</text:p>
            <text:p>The monitoring rule for your food intake states that you should consume more than 100 grams of Sliced Whole Wheat Rye Bread during each meal. During lunch on March 24, 2025, at 12:16:33, you consumed 150 grams of this bread, which is indeed greater than the required amount. Therefore, there was no violation of the rule.</text:p>
            <text:p/>
            <text:p>If you have any concerns about your food intake or need further guidance, please discuss with your healthcare provider.</text:p>
          </table:table-cell>
          <table:covered-table-cell table:number-columns-repeated="2"/>
          <table:table-cell table:style-name="ce9" office:value-type="string" table:number-columns-spanned="3" table:number-rows-spanned="3">
            <text:p>The monitoring rule `Rule-0001` specifies that the consumption of `fsfood:FOOD-19018` (Sliced Whole Wheat Rye Bread) should be greater than 100 grams per meal. The recorded consumption data indicates that Patient1 consumed 150 grams during lunch on March 24, 2025, at 12:16:33, which satisfies the requirement of being greater than 100 grams.</text:p>
            <text:p/>
            <text:p>Given the patient's cardiovascular diagnosis, it is important to ensure that their dietary intake aligns with their health management plan. Since the consumption meets the specified threshold, there has been no violation of the monitoring rule. However, if further adjustments or clarifications are needed based on specific health goals, please consult with the healthcare provider for tailored guidance.</text:p>
          </table:table-cell>
          <table:covered-table-cell table:number-columns-repeated="2"/>
          <table:table-cell table:style-name="ce12" office:value-type="string" table:number-columns-spanned="9" table:number-rows-spanned="3">
            <text:p>### Monitoring Rule (`Rule-0001`)</text:p>
            <text:p>- **Monitors**: `Patient1`</text:p>
            <text:p>- **Has Monitored Value**: 100 grams</text:p>
            <text:p>- **Operator**: Greater (indicating that consumption should be greater than 100 grams)</text:p>
            <text:p>- **Rule ID**: "0001"</text:p>
            <text:p>- **Monitored Entity**: `fsfood:FOOD-19018` (Special Bread)</text:p>
            <text:p>- **Timing**: Meal</text:p>
            <text:p/>
            <text:p>### Patient Data (`Patient1`)</text:p>
            <text:p>- **Age**: 61</text:p>
            <text:p>- **Diagnosis**: Cardiovascular disease</text:p>
            <text:p>- **Consumed Food**:</text:p>
            <text:p><text:s text:c="4"/>- **Lunch on 2025-03-24T12:16:33**: `ConsumedFood-Lunch-P1-FOOD-19018` (Special Bread)</text:p>
            <text:p><text:s text:c="8"/>- **Amount of Special Bread Consumed**: 150 grams</text:p>
            <text:p/>
            <text:p>### Food Data (`fsfood:FOOD-19018`)</text:p>
            <text:p>- **Label**: Sliced Whole Wheat Rye Bread</text:p>
            <text:p>- **Calories per 100g**: 366.0 kcal</text:p>
            <text:p>- **Energy per 100g**: 1531.0 kJ</text:p>
            <text:p/>
            <text:p>### Timestamps</text:p>
            <text:p>- **Week Start**: `2025-03-24T00:00:00Z`</text:p>
            <text:p>- **Temporal Check Time**: `2025-03-24T12:16:33Z`</text:p>
            <text:p/>
            <text:p>### Analysis and Decision</text:p>
            <text:p>The rule states that the consumption of Special Bread should be greater than 100 grams per meal. During lunch on March 24, 2025, at 12:16:33, Patient1 consumed 150 grams of Special Bread.</text:p>
            <text:p/>
            <text:p>Since 150 grams is indeed greater than 100 grams, the rule has not been violated; rather, it has been satisfied as intended by the monitoring rule.</text:p>
            <text:p/>
            <text:p>### Answer</text:p>
            <text:p>**NO**, a violation has not occurred because the patient consumed 150 grams of Special Bread during lunch, which satisfies the requirement that consumption should be greater than 100 grams per meal.</text:p>
            <text:p/>
            <text:p>#### Detailed Explanations</text:p>
            <text:p/>
            <text:p>##### User-Friendly Explanation:</text:p>
            <text:p>Dear Patient1,</text:p>
            <text:p>The monitoring rule for your food intake states that you should consume more than 100 grams of Sliced Whole Wheat Rye Bread during each meal. During lunch on March 24, 2025, at 12:16:33, you consumed 150 grams of this bread, which is indeed greater than the required amount. Therefore, there was no violation of the rule.</text:p>
            <text:p/>
            <text:p>If you have any concerns about your food intake or need further guidance, please discuss with your healthcare provider.</text:p>
            <text:p/>
            <text:p>##### Professional Explanation:</text:p>
            <text:p>The monitoring rule `Rule-0001` specifies that the consumption of `fsfood:FOOD-19018` (Sliced Whole Wheat Rye Bread) should be greater than 100 grams per meal. The recorded consumption data indicates that Patient1 consumed 150 grams during lunch on March 24, 2025, at 12:16:33, which satisfies the requirement of being greater than 100 grams.</text:p>
            <text:p/>
            <text:p>Given the patient's cardiovascular diagnosis, it is important to ensure that their dietary intake aligns with their health management plan. Since the consumption meets the specified threshold, there has been no violation of the monitoring rule. However, if further adjustments or clarifications are needed based on specific health goals, please consult with the healthcare provider for tailored guidance.</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8">
          <table:covered-table-cell table:number-columns-repeated="22"/>
          <table:table-cell table:number-columns-repeated="1002"/>
        </table:table-row>
        <table:table-row table:style-name="ro2">
          <table:table-cell table:number-columns-repeated="1024"/>
        </table:table-row>
        <table:table-row table:style-name="ro1" table:number-rows-repeated="1048552">
          <table:table-cell table:number-columns-repeated="1024"/>
        </table:table-row>
        <table:table-row table:style-name="ro1">
          <table:table-cell table:number-columns-repeated="1024"/>
        </table:table-row>
      </table:table>
      <table:table table:name="case2" table:style-name="ta1">
        <table:table-column table:style-name="co1" table:default-cell-style-name="ce2"/>
        <table:table-column table:style-name="co2" table:default-cell-style-name="ce2"/>
        <table:table-column table:style-name="co3" table:default-cell-style-name="ce4"/>
        <table:table-column table:style-name="co4" table:default-cell-style-name="ce4"/>
        <table:table-column table:style-name="co3" table:number-columns-repeated="2" table:default-cell-style-name="ce4"/>
        <table:table-column table:style-name="co5" table:default-cell-style-name="ce4"/>
        <table:table-column table:style-name="co3" table:number-columns-repeated="2" table:default-cell-style-name="ce4"/>
        <table:table-column table:style-name="co6" table:default-cell-style-name="ce4"/>
        <table:table-column table:style-name="co3" table:number-columns-repeated="2" table:default-cell-style-name="ce4"/>
        <table:table-column table:style-name="co7" table:default-cell-style-name="ce4"/>
        <table:table-column table:style-name="co3" table:number-columns-repeated="8" table:default-cell-style-name="ce4"/>
        <table:table-column table:style-name="co8" table:default-cell-style-name="ce4"/>
        <table:table-column table:style-name="co3" table:number-columns-repeated="1002" table:default-cell-style-name="ce4"/>
        <table:table-row table:style-name="ro1">
          <table:table-cell table:style-name="ce1" office:value-type="string" table:number-columns-spanned="2" table:number-rows-spanned="3">
            <text:p>LLM</text:p>
          </table:table-cell>
          <table:covered-table-cell/>
          <table:table-cell table:style-name="ce1" office:value-type="string" table:number-columns-spanned="5" table:number-rows-spanned="2">
            <text:p>SUBTASK:ReasonAndDecide</text:p>
          </table:table-cell>
          <table:covered-table-cell table:number-columns-repeated="4"/>
          <table:table-cell table:style-name="ce1" office:value-type="string" table:number-columns-spanned="6" table:number-rows-spanned="2">
            <text:p>SUBTASK:Explanation</text:p>
          </table:table-cell>
          <table:covered-table-cell table:number-columns-repeated="5"/>
          <table:table-cell table:style-name="ce1" office:value-type="string" table:number-columns-spanned="9" table:number-rows-spanned="3">
            <text:p>COMPLETE RESPONSE</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1">
          <table:covered-table-cell table:number-columns-repeated="2"/>
          <table:table-cell table:style-name="ce5" office:value-type="string" table:number-columns-spanned="2" table:number-rows-spanned="1">
            <text:p>VIOLATION DECISION</text:p>
          </table:table-cell>
          <table:covered-table-cell/>
          <table:table-cell table:style-name="ce8" office:value-type="string" table:number-columns-spanned="3" table:number-rows-spanned="1">
            <text:p>REASON</text:p>
          </table:table-cell>
          <table:covered-table-cell table:number-columns-repeated="2"/>
          <table:table-cell table:style-name="ce10" office:value-type="string" table:number-columns-spanned="3" table:number-rows-spanned="1">
            <text:p>USER</text:p>
          </table:table-cell>
          <table:covered-table-cell table:number-columns-repeated="2"/>
          <table:table-cell table:style-name="ce1" office:value-type="string" table:number-columns-spanned="3" table:number-rows-spanned="1">
            <text:p>PHYSICIAN</text:p>
          </table:table-cell>
          <table:covered-table-cell table:number-columns-repeated="11"/>
          <table:table-cell table:number-columns-repeated="1002"/>
        </table:table-row>
        <table:table-row table:style-name="ro2">
          <table:table-cell table:style-name="ce3" office:value-type="string" table:number-columns-spanned="2" table:number-rows-spanned="4">
            <text:p>aya-expanse:32B</text:p>
          </table:table-cell>
          <table:covered-table-cell/>
          <table:table-cell table:style-name="ce6" office:value-type="string" table:number-columns-spanned="2" table:number-rows-spanned="4">
            <text:p>YES</text:p>
          </table:table-cell>
          <table:covered-table-cell/>
          <table:table-cell table:style-name="ce9" office:value-type="string" table:number-columns-spanned="3" table:number-rows-spanned="4">
            <text:p>Since the consumed amount (15) exceeds the rule's threshold (10), a violation has occurred.</text:p>
          </table:table-cell>
          <table:covered-table-cell table:number-columns-repeated="2"/>
          <table:table-cell table:style-name="ce9" office:value-type="string" table:number-columns-spanned="3" table:number-rows-spanned="4">
            <text:p>"Hello, Patient2! On March 31st, during your breakfast, you ate more butter than recommended by your diet plan. The guidelines suggest keeping your butter consumption below 10 units, but you had 15 units during this meal. This exceeds the recommended amount."</text:p>
          </table:table-cell>
          <table:covered-table-cell table:number-columns-repeated="2"/>
          <table:table-cell table:style-name="ce9" office:value-type="string" table:number-columns-spanned="3" table:number-rows-spanned="4">
            <text:p>"Patient2's dietary data indicates a violation of monitoring rule :Rule-0002. The patient consumed 15 units of butter (FOOD-1900) during their breakfast on March 31st, 2025, at 09:14:32. This exceeds the recommended maximum of 10 units as specified by the rule."</text:p>
          </table:table-cell>
          <table:covered-table-cell table:number-columns-repeated="2"/>
          <table:table-cell table:style-name="ce11" office:value-type="string" table:number-columns-spanned="9" table:number-rows-spanned="4">
            <text:p>Violation Analysis:</text:p>
            <text:p/>
            <text:p>Rule: :Rule-0002 monitors the consumption of FOOD-1900 (Butter) by Patient2, specifying that it should be less than 10 units.</text:p>
            <text:p/>
            <text:p>Food Consumption: The data indicates that Patient2 consumed 15 units of Butter (:ConsumedFood-Breakfast-P2-FOOD-1900) during their breakfast on 2025-03-31T09:14:32.</text:p>
            <text:p/>
            <text:p>Conclusion: Since the consumed amount (15) exceeds the rule's threshold (10), a violation has occurred. Explanation for the User:</text:p>
            <text:p/>
            <text:p>"Hello, Patient2! On March 31st, during your breakfast, you ate more butter than recommended by your diet plan. The guidelines suggest keeping your butter consumption below 10 units, but you had 15 units during this meal. This exceeds the recommended amount."</text:p>
            <text:p/>
            <text:p>Explanation for the Physician:</text:p>
            <text:p/>
            <text:p>"Patient2's dietary data indicates a violation of monitoring rule :Rule-0002. The patient consumed 15 units of butter (FOOD-1900) during their breakfast on March 31st, 2025, at 09:14:32. This exceeds the recommended maximum of 10 units as specified by the rule."</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1">
          <table:covered-table-cell table:number-columns-repeated="22"/>
          <table:table-cell table:number-columns-repeated="1002"/>
        </table:table-row>
        <table:table-row table:style-name="ro3">
          <table:covered-table-cell table:number-columns-repeated="22"/>
          <table:table-cell table:number-columns-repeated="1002"/>
        </table:table-row>
        <table:table-row table:style-name="ro2">
          <table:table-cell table:style-name="ce3" office:value-type="string" table:number-columns-spanned="2" table:number-rows-spanned="3">
            <text:p>gemma3:12B</text:p>
          </table:table-cell>
          <table:covered-table-cell/>
          <table:table-cell table:style-name="ce7" office:value-type="string" table:number-columns-spanned="2" table:number-rows-spanned="3">
            <text:p>YES</text:p>
          </table:table-cell>
          <table:covered-table-cell/>
          <table:table-cell table:style-name="ce9" office:value-type="string" table:number-columns-spanned="3" table:number-rows-spanned="3">
            <text:p>* <text:s text:c="2"/>**Rule Definition:** Rule-0002 monitors the consumption of food with ID "1900" (Butter) for Patient2. The rule specifies a maximum value of 10.</text:p>
            <text:p>* <text:s text:c="2"/>**Consumption Data:** Patient2 consumed Butter (FOOD-1900) during breakfast at 2025-03-31T09:14:32.</text:p>
            <text:p>* <text:s text:c="2"/>**Quantity Consumed:** The amount of Butter consumed was 15 (fsreci:amountFood 15).</text:p>
            <text:p>* <text:s text:c="2"/>**Temporal Check:** The temporal check occurred at 2025-03-31T09:14:32, which falls within the defined week starting on 2025-03-31T00:00:00.</text:p>
            <text:p>* <text:s text:c="2"/>**Violation:** Since the quantity consumed (15) exceeds the limit defined by the rule (10), a violation has occurred.</text:p>
          </table:table-cell>
          <table:covered-table-cell table:number-columns-repeated="2"/>
          <table:table-cell table:style-name="ce9" office:value-type="string" table:number-columns-spanned="3" table:number-rows-spanned="3">
            <text:p/>
            <text:p>We're monitoring your food intake to help you stay healthy. <text:s/>Our records show that you ate 15 grams of Butter during your breakfast this morning. <text:s/>We have a guideline that limits your Butter intake to 10 grams for health reasons. Because you had more than the recommended amount, this is considered a minor issue. It’s important to try and stick to the guidelines so we can keep your health on track. Please try to be mindful of your Butter intake and try to consume less in the future. "</text:p>
          </table:table-cell>
          <table:covered-table-cell table:number-columns-repeated="2"/>
          <table:table-cell table:style-name="ce9" office:value-type="string" table:number-columns-spanned="3" table:number-rows-spanned="3">
            <text:p>A monitoring rule (Rule-0002) for Patient2, which governs the consumption of Animal Fats (FOOD-1900), was violated. The rule specifies a maximum consumption threshold of 10 grams. <text:s/>Data from the patient's breakfast on 2025-03-31T09:14:32 indicates a consumption of 15 grams. The temporal check occurred within the week starting on 2025-03-31T00:00:00. <text:s/>The patient's medical history indicates a diagnosis of Cardiovascular disease. Further investigation into the patient's adherence to dietary recommendations and potential adjustments to the monitoring rule or dietary plan may be warranted, considering the patient’s pre-existing condition."</text:p>
          </table:table-cell>
          <table:covered-table-cell table:number-columns-repeated="2"/>
          <table:table-cell table:style-name="ce12" office:value-type="string" table:number-columns-spanned="9" table:number-rows-spanned="3">
            <text:p>Okay, I have all the information now. Let's proceed with the analysis.</text:p>
            <text:p/>
            <text:p>**1. Reason and Decide:**</text:p>
            <text:p/>
            <text:p>YES, a violation occurred.</text:p>
            <text:p/>
            <text:p>**Reasoning:**</text:p>
            <text:p/>
            <text:p>* <text:s text:c="2"/>**Rule Definition:** Rule-0002 monitors the consumption of food with ID "1900" (Butter) for Patient2. The rule specifies a maximum value of 10.</text:p>
            <text:p>* <text:s text:c="2"/>**Consumption Data:** Patient2 consumed Butter (FOOD-1900) during breakfast at 2025-03-31T09:14:32.</text:p>
            <text:p>* <text:s text:c="2"/>**Quantity Consumed:** The amount of Butter consumed was 15 (fsreci:amountFood 15).</text:p>
            <text:p>* <text:s text:c="2"/>**Temporal Check:** The temporal check occurred at 2025-03-31T09:14:32, which falls within the defined week starting on 2025-03-31T00:00:00.</text:p>
            <text:p>* <text:s text:c="2"/>**Violation:** Since the quantity consumed (15) exceeds the limit defined by the rule (10), a violation has occurred.</text:p>
            <text:p/>
            <text:p>**2. Explanations:**</text:p>
            <text:p/>
            <text:p>**a) Explanation for the User (Patient2):**</text:p>
            <text:p/>
            <text:p>"Dear Patient2,</text:p>
            <text:p/>
            <text:p>We're monitoring your food intake to help you stay healthy. <text:s/>Our records show that you ate 15 grams of Butter during your breakfast this morning. <text:s/>We have a guideline that limits your Butter intake to 10 grams for health reasons. Because you had more than the recommended amount, this is considered a minor issue. It’s important to try and stick to the guidelines so we can keep your health on track. Please try to be mindful of your Butter intake and try to consume less in the future. "</text:p>
            <text:p/>
            <text:p>**b) Explanation for the Physician:**</text:p>
            <text:p/>
            <text:p>"Dear Physician,</text:p>
            <text:p/>
            <text:p>A monitoring rule (Rule-0002) for Patient2, which governs the consumption of Animal Fats (FOOD-1900), was violated. The rule specifies a maximum consumption threshold of 10 grams. <text:s/>Data from the patient's breakfast on 2025-03-31T09:14:32 indicates a consumption of 15 grams. The temporal check occurred within the week starting on 2025-03-31T00:00:00. <text:s/>The patient's medical history indicates a diagnosis of Cardiovascular disease. Further investigation into the patient's adherence to dietary recommendations and potential adjustments to the monitoring rule or dietary plan may be warranted, considering the patient’s pre-existing condition."</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9">
          <table:covered-table-cell table:number-columns-repeated="22"/>
          <table:table-cell table:number-columns-repeated="1002"/>
        </table:table-row>
        <table:table-row table:style-name="ro2">
          <table:table-cell table:style-name="ce3" office:value-type="string" table:number-columns-spanned="2" table:number-rows-spanned="3">
            <text:p>Mistral-small3.1:24B</text:p>
          </table:table-cell>
          <table:covered-table-cell/>
          <table:table-cell table:style-name="ce7" office:value-type="string" table:number-columns-spanned="2" table:number-rows-spanned="3">
            <text:p>YES</text:p>
          </table:table-cell>
          <table:covered-table-cell/>
          <table:table-cell table:style-name="ce9" office:value-type="string" table:number-columns-spanned="3" table:number-rows-spanned="3">
            <text:p>The monitoring rule specifies that the consumption of Butter (FOOD-1900) should be less than 10 units per meal. However, the user consumed 15 units of Butter during breakfast on 2025-03-31T09:14:32. This exceeds the specified limit, thus constituting a violation.</text:p>
          </table:table-cell>
          <table:covered-table-cell table:number-columns-repeated="2"/>
          <table:table-cell table:style-name="ce9" office:value-type="string" table:number-columns-spanned="3" table:number-rows-spanned="3">
            <text:p>"You have a monitoring rule that limits your consumption of butter to less than 10 units per meal. During your breakfast on March 31, 2025, at 9:14 AM, you consumed 15 units of butter. This amount exceeds the limit set by your monitoring rule, which means you have a violation. Please ensure that your butter consumption per meal does not exceed 10 units to comply with your dietary guidelines."</text:p>
          </table:table-cell>
          <table:covered-table-cell table:number-columns-repeated="2"/>
          <table:table-cell table:style-name="ce9" office:value-type="string" table:number-columns-spanned="3" table:number-rows-spanned="3">
            <text:p>"The monitoring rule for Patient2 specifies that the consumption of butter (FOOD-1900) should be less than 10 units per meal. On March 31, 2025, at 9:14 AM, Patient2 consumed 15 units of butter during breakfast. This consumption exceeds the specified limit, resulting in a violation of the monitoring rule. It is recommended to review the patient's dietary habits and provide guidance to ensure compliance with the prescribed dietary guidelines to manage the cardiovascular condition effectively."</text:p>
          </table:table-cell>
          <table:covered-table-cell table:number-columns-repeated="2"/>
          <table:table-cell table:style-name="ce9" office:value-type="string" table:number-columns-spanned="9" table:number-rows-spanned="3">
            <text:p>Great, thank you for providing all the necessary information. Let's proceed with the reasoning and explanation tasks.</text:p>
            <text:p/>
            <text:p>### Reasoning and Decision</text:p>
            <text:p/>
            <text:p>**Monitoring Rule:**</text:p>
            <text:p>- **Rule ID:** 0002</text:p>
            <text:p>- **Monitored User:** Patient2</text:p>
            <text:p>- **Monitored Value:** 10</text:p>
            <text:p>- **Operator:** Less</text:p>
            <text:p>- **Monitored Entity:** Butter (FOOD-1900)</text:p>
            <text:p>- **Monitored Entity Type:** Food</text:p>
            <text:p>- **Timing:** Meal</text:p>
            <text:p/>
            <text:p>**User Data:**</text:p>
            <text:p>- **User:** Patient2</text:p>
            <text:p>- **Age:** 63</text:p>
            <text:p>- **Diagnosis:** Cardiovascular disease</text:p>
            <text:p>- **Consumed Food:**</text:p>
            <text:p><text:s text:c="2"/>- **Meal:** Breakfast</text:p>
            <text:p><text:s text:c="2"/>- **Timestamp:** 2025-03-31T09:14:32</text:p>
            <text:p><text:s text:c="2"/>- **Food:** Butter (FOOD-1900)</text:p>
            <text:p><text:s text:c="2"/>- **Amount:** 15 units</text:p>
            <text:p/>
            <text:p>**Timestamps:**</text:p>
            <text:p>- **Week Start:** 2025-03-31T00:00:00</text:p>
            <text:p>- **Temporal Check:** 2025-03-31T09:14:32</text:p>
            <text:p/>
            <text:p>### Decision:</text:p>
            <text:p>**YES**, a violation occurred.</text:p>
            <text:p/>
            <text:p>**Reason:**</text:p>
            <text:p>The monitoring rule specifies that the consumption of Butter (FOOD-1900) should be less than 10 units per meal. However, the user consumed 15 units of Butter during breakfast on 2025-03-31T09:14:32. This exceeds the specified limit, thus constituting a violation.</text:p>
            <text:p/>
            <text:p>### Explanations</text:p>
            <text:p/>
            <text:p>#### For the User:</text:p>
            <text:p>"You have a monitoring rule that limits your consumption of butter to less than 10 units per meal. During your breakfast on March 31, 2025, at 9:14 AM, you consumed 15 units of butter. This amount exceeds the limit set by your monitoring rule, which means you have a violation. Please ensure that your butter consumption per meal does not exceed 10 units to comply with your dietary guidelines."</text:p>
            <text:p/>
            <text:p>#### For the Physician:</text:p>
            <text:p>"The monitoring rule for Patient2 specifies that the consumption of butter (FOOD-1900) should be less than 10 units per meal. On March 31, 2025, at 9:14 AM, Patient2 consumed 15 units of butter during breakfast. This consumption exceeds the specified limit, resulting in a violation of the monitoring rule. It is recommended to review the patient's dietary habits and provide guidance to ensure compliance with the prescribed dietary guidelines to manage the cardiovascular condition effectively."</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10">
          <table:covered-table-cell table:number-columns-repeated="22"/>
          <table:table-cell table:number-columns-repeated="1002"/>
        </table:table-row>
        <table:table-row table:style-name="ro2">
          <table:table-cell table:style-name="ce3" office:value-type="string" table:number-columns-spanned="2" table:number-rows-spanned="3">
            <text:p>Llama3.2:3B</text:p>
          </table:table-cell>
          <table:covered-table-cell/>
          <table:table-cell table:style-name="ce6" office:value-type="string" table:number-columns-spanned="2" table:number-rows-spanned="3">
            <text:p>YES</text:p>
          </table:table-cell>
          <table:covered-table-cell/>
          <table:table-cell table:style-name="ce9" office:value-type="string" table:number-columns-spanned="3" table:number-rows-spanned="3">
            <text:p>A violation occurred because Patient2 consumed 15 units of butter, exceeding the threshold value of 10 set by Rule-0002.</text:p>
          </table:table-cell>
          <table:covered-table-cell table:number-columns-repeated="2"/>
          <table:table-cell table:style-name="ce9" office:value-type="string" table:number-columns-spanned="3" table:number-rows-spanned="3">
            <text:p>"Dear Patient2, we noticed that you consumed 15 units of butter today, which is more than the recommended amount of 10 units. This exceeds your daily limit and may affect your diet plan. Please be more mindful of your food intake in the future."</text:p>
          </table:table-cell>
          <table:covered-table-cell table:number-columns-repeated="2"/>
          <table:table-cell table:style-name="ce9" office:value-type="string" table:number-columns-spanned="3" table:number-rows-spanned="3">
            <text:p>"Patient2, our analysis indicates that your butter consumption (15 units) is above the established threshold value of 10 units for Rule-0002. This may indicate an issue with your dietary regimen, potentially affecting your nutritional balance and overall health. We recommend revisiting your meal plan to ensure it aligns with your dietary needs and limits."</text:p>
          </table:table-cell>
          <table:covered-table-cell table:number-columns-repeated="2"/>
          <table:table-cell table:style-name="ce12" office:value-type="string" table:number-columns-spanned="9" table:number-rows-spanned="3">
            <text:p>With this additional information, I can now perform the analysis.</text:p>
            <text:p/>
            <text:p>Since the temporal check takes place on March 31st, 2025, at 9:14 AM, and the week starts at the same time, we need to determine if the consumption of butter by Patient2 exceeds the threshold value of 10.</text:p>
            <text:p/>
            <text:p>The monitoring rule `Rule-0002` states that the operator is "Less", which means we are looking for instances where the actual value is less than or equal to the threshold. However, since the consumed amount of butter (15) is greater than the threshold value (10), a violation should occur.</text:p>
            <text:p/>
            <text:p>Therefore:</text:p>
            <text:p/>
            <text:p>1. Reason and Decide: YES</text:p>
            <text:p>A violation occurred because Patient2 consumed 15 units of butter, exceeding the threshold value of 10 set by Rule-0002.</text:p>
            <text:p>2. Explanations:</text:p>
            <text:p><text:s text:c="3"/>- User Explanation: "Dear Patient2, we noticed that you consumed 15 units of butter today, which is more than the recommended amount of 10 units. This exceeds your daily limit and may affect your diet plan. Please be more mindful of your food intake in the future."</text:p>
            <text:p><text:s text:c="3"/>- Physician Explanation: "Patient2, our analysis indicates that your butter consumption (15 units) is above the established threshold value of 10 units for Rule-0002. This may indicate an issue with your dietary regimen, potentially affecting your nutritional balance and overall health. We recommend revisiting your meal plan to ensure it aligns with your dietary needs and limits."</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11">
          <table:covered-table-cell table:number-columns-repeated="22"/>
          <table:table-cell table:number-columns-repeated="1002"/>
        </table:table-row>
        <table:table-row table:style-name="ro2">
          <table:table-cell table:style-name="ce3" office:value-type="string" table:number-columns-spanned="2" table:number-rows-spanned="3">
            <text:p>phi4:14B</text:p>
          </table:table-cell>
          <table:covered-table-cell/>
          <table:table-cell table:style-name="ce6" office:value-type="string" table:number-columns-spanned="2" table:number-rows-spanned="3">
            <text:p>YES</text:p>
          </table:table-cell>
          <table:covered-table-cell/>
          <table:table-cell table:style-name="ce9" office:value-type="string" table:number-columns-spanned="3" table:number-rows-spanned="3">
            <text:p>### Analysis and Decision</text:p>
            <text:p/>
            <text:p>#### Contextual Information:</text:p>
            <text:p/>
            <text:p>1. **Monitoring Rule (Rule-0002):**</text:p>
            <text:p><text:s text:c="3"/>- **Monitored Entity:** FOOD-1900, categorized as `fsfood:AnimalFats` and `fscore:Food`.</text:p>
            <text:p><text:s text:c="3"/>- **Operator:** "Less"</text:p>
            <text:p><text:s text:c="3"/>- **Monitored Value:** 10 units</text:p>
            <text:p><text:s text:c="3"/>- **Timing:** Per meal</text:p>
            <text:p/>
            <text:p>2. **User Data:**</text:p>
            <text:p><text:s text:c="3"/>- **Individual:** Patient2 (age 63), diagnosed with a cardiovascular disease.</text:p>
            <text:p><text:s text:c="3"/>- **Meal Details:**</text:p>
            <text:p><text:s text:c="5"/>- **Timestamp of Consumption:** March 31, 2025, at 09:14:32</text:p>
            <text:p><text:s text:c="5"/>- **Food Consumed:** FOOD-1900 (Butter)</text:p>
            <text:p><text:s text:c="5"/>- **Amount Consumed:** 15 units</text:p>
            <text:p/>
            <text:p>3. **Temporal Context:**</text:p>
            <text:p><text:s text:c="3"/>- **Week Start:** March 31, 2025, at 00:00:00</text:p>
            <text:p><text:s text:c="3"/>- **Temporal Check Time:** March 31, 2025, at 09:14:32 (same as meal consumption time)</text:p>
            <text:p/>
            <text:p>#### Evaluation of Violation</text:p>
            <text:p/>
            <text:p>To assess whether a violation occurred:</text:p>
            <text:p/>
            <text:p>1. **Review Rule Criteria:**</text:p>
            <text:p><text:s text:c="3"/>- The monitoring rule specifies that the intake of FOOD-1900 should be "Less" than or equal to 10 units per meal.</text:p>
            <text:p/>
            <text:p>2. **Assess User's Consumption:**</text:p>
            <text:p><text:s text:c="3"/>- On March 31, 2025, during breakfast, Patient2 consumed 15 units of FOOD-1900.</text:p>
            <text:p/>
            <text:p>3. **Determine Compliance:**</text:p>
            <text:p><text:s text:c="3"/>- The consumption amount (15 units) exceeds the monitored value limit (10 units), and since the operator is "Less," this indicates non-compliance with Rule-0002 at the time of meal consumption.</text:p>
          </table:table-cell>
          <table:covered-table-cell table:number-columns-repeated="2"/>
          <table:table-cell table:style-name="ce9" office:value-type="string" table:number-columns-spanned="3" table:number-rows-spanned="3">
            <text:p>"Hi [User's Name], we've reviewed your breakfast from this morning. We noticed you consumed more than the recommended amount of butter. Our guidelines suggest having no more than a certain amount during meals to keep things balanced, especially important for heart health. It looks like you went over that limit today, so we'll let your doctor know about it."</text:p>
          </table:table-cell>
          <table:covered-table-cell table:number-columns-repeated="2"/>
          <table:table-cell table:style-name="ce9" office:value-type="string" table:number-columns-spanned="3" table:number-rows-spanned="3">
            <text:p>"Dear Dr. [Physician's Name],</text:p>
            <text:p/>
            <text:p>Upon analyzing the dietary intake records of patient [Patient2] on March 31, 2025, at breakfast time (09:14:32), a violation was identified concerning monitoring rule ID 0002. The rule dictates that consumption of FOOD-1900 (Butter) should not exceed 10 units per meal. However, the recorded intake amounted to 15 units during this period.</text:p>
            <text:p/>
            <text:p>This excess is particularly significant given the patient's cardiovascular condition, where dietary regulation plays a crucial role in managing health outcomes. I recommend reviewing and possibly revising the nutritional guidelines for this patient to prevent future occurrences and mitigate potential health risks associated with excessive butter consumption."</text:p>
          </table:table-cell>
          <table:covered-table-cell table:number-columns-repeated="2"/>
          <table:table-cell table:style-name="ce12" office:value-type="string" table:number-columns-spanned="9" table:number-rows-spanned="3">
            <text:p>### Analysis and Decision</text:p>
            <text:p/>
            <text:p>#### Contextual Information:</text:p>
            <text:p/>
            <text:p>1. **Monitoring Rule (Rule-0002):**</text:p>
            <text:p><text:s text:c="3"/>- **Monitored Entity:** FOOD-1900, categorized as `fsfood:AnimalFats` and `fscore:Food`.</text:p>
            <text:p><text:s text:c="3"/>- **Operator:** "Less"</text:p>
            <text:p><text:s text:c="3"/>- **Monitored Value:** 10 units</text:p>
            <text:p><text:s text:c="3"/>- **Timing:** Per meal</text:p>
            <text:p/>
            <text:p>2. **User Data:**</text:p>
            <text:p><text:s text:c="3"/>- **Individual:** Patient2 (age 63), diagnosed with a cardiovascular disease.</text:p>
            <text:p><text:s text:c="3"/>- **Meal Details:**</text:p>
            <text:p><text:s text:c="5"/>- **Timestamp of Consumption:** March 31, 2025, at 09:14:32</text:p>
            <text:p><text:s text:c="5"/>- **Food Consumed:** FOOD-1900 (Butter)</text:p>
            <text:p><text:s text:c="5"/>- **Amount Consumed:** 15 units</text:p>
            <text:p/>
            <text:p>3. **Temporal Context:**</text:p>
            <text:p><text:s text:c="3"/>- **Week Start:** March 31, 2025, at 00:00:00</text:p>
            <text:p><text:s text:c="3"/>- **Temporal Check Time:** March 31, 2025, at 09:14:32 (same as meal consumption time)</text:p>
            <text:p/>
            <text:p>#### Evaluation of Violation</text:p>
            <text:p/>
            <text:p>To assess whether a violation occurred:</text:p>
            <text:p/>
            <text:p>1. **Review Rule Criteria:**</text:p>
            <text:p><text:s text:c="3"/>- The monitoring rule specifies that the intake of FOOD-1900 should be "Less" than or equal to 10 units per meal.</text:p>
            <text:p/>
            <text:p>2. **Assess User's Consumption:**</text:p>
            <text:p><text:s text:c="3"/>- On March 31, 2025, during breakfast, Patient2 consumed 15 units of FOOD-1900.</text:p>
            <text:p/>
            <text:p>3. **Determine Compliance:**</text:p>
            <text:p><text:s text:c="3"/>- The consumption amount (15 units) exceeds the monitored value limit (10 units), and since the operator is "Less," this indicates non-compliance with Rule-0002 at the time of meal consumption.</text:p>
            <text:p/>
            <text:p>**Conclusion:** YES, a violation occurred because the user exceeded the specified threshold for butter intake during breakfast on March 31, 2025.</text:p>
            <text:p/>
            <text:p>### Explanation for User and Physician</text:p>
            <text:p/>
            <text:p>#### User Explanation</text:p>
            <text:p>**Simple Language Explanation:**</text:p>
            <text:p/>
            <text:p>"Hi [User's Name], we've reviewed your breakfast from this morning. We noticed you consumed more than the recommended amount of butter. Our guidelines suggest having no more than a certain amount during meals to keep things balanced, especially important for heart health. It looks like you went over that limit today, so we'll let your doctor know about it."</text:p>
            <text:p/>
            <text:p>#### Physician Explanation</text:p>
            <text:p>**Professional Terminology Explanation:**</text:p>
            <text:p/>
            <text:p>"Dear Dr. [Physician's Name],</text:p>
            <text:p/>
            <text:p>Upon analyzing the dietary intake records of patient [Patient2] on March 31, 2025, at breakfast time (09:14:32), a violation was identified concerning monitoring rule ID 0002. The rule dictates that consumption of FOOD-1900 (Butter) should not exceed 10 units per meal. However, the recorded intake amounted to 15 units during this period.</text:p>
            <text:p/>
            <text:p>This excess is particularly significant given the patient's cardiovascular condition, where dietary regulation plays a crucial role in managing health outcomes. I recommend reviewing and possibly revising the nutritional guidelines for this patient to prevent future occurrences and mitigate potential health risks associated with excessive butter consumption."</text:p>
            <text:p/>
            <text:p>### Conclusion</text:p>
            <text:p/>
            <text:p>- **Violation Occurrence:** YES</text:p>
            <text:p>- **Reason:** The user consumed more than the allowed amount of FOOD-1900 during a meal, violating Rule-0002.</text:p>
            <text:p>- **Explanations provided tailored for both the user's understanding and professional communication to their physician.**</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12">
          <table:covered-table-cell table:number-columns-repeated="22"/>
          <table:table-cell table:number-columns-repeated="1002"/>
        </table:table-row>
        <table:table-row table:style-name="ro2">
          <table:table-cell table:style-name="ce3" office:value-type="string" table:number-columns-spanned="2" table:number-rows-spanned="3">
            <text:p>Qwen2.5:32B</text:p>
          </table:table-cell>
          <table:covered-table-cell/>
          <table:table-cell table:style-name="ce6" office:value-type="string" table:number-columns-spanned="2" table:number-rows-spanned="3">
            <text:p>YES</text:p>
          </table:table-cell>
          <table:covered-table-cell/>
          <table:table-cell table:style-name="ce9" office:value-type="string" table:number-columns-spanned="3" table:number-rows-spanned="3">
            <text:p>The rule states that the consumption of `fsfood:FOOD-1900` should be less than 10 units per meal (`fstemp:Meal`). The user consumed 15 units, which exceeds this limit.</text:p>
            <text:p/>
            <text:p>### Determination of Violation</text:p>
            <text:p>Given the rule and the data provided:</text:p>
            <text:p>- **Consumed Quantity**: 15 units</text:p>
            <text:p>- **Rule Limit**: Less than 10 units</text:p>
            <text:p/>
            <text:p>Since 15 is greater than 10, a violation has occurred.</text:p>
          </table:table-cell>
          <table:covered-table-cell table:number-columns-repeated="2"/>
          <table:table-cell table:style-name="ce9" office:value-type="string" table:number-columns-spanned="3" table:number-rows-spanned="3">
            <text:p>Dear Patient2,</text:p>
            <text:p/>
            <text:p>Based on your meal plan, you were supposed to eat less than 10 units of butter at each meal. However, during breakfast on March 31, 2025, you consumed 15 units of butter. This is more than the allowed amount and could affect your health as per your dietary guidelines for managing cardiovascular disease.</text:p>
            <text:p/>
            <text:p>Please make sure to follow the recommended limits in future meals to maintain a healthy diet.</text:p>
            <text:p/>
            <text:p>Best regards,</text:p>
            <text:p>Your Healthcare Team</text:p>
          </table:table-cell>
          <table:covered-table-cell table:number-columns-repeated="2"/>
          <table:table-cell table:style-name="ce9" office:value-type="string" table:number-columns-spanned="3" table:number-rows-spanned="3">
            <text:p>Dr. [Physician's Name],</text:p>
            <text:p/>
            <text:p>Patient2 consumed 15 units of butter (`fsfood:FOOD-1900`) during breakfast on March 31, 2025. According to the monitoring rule `Rule-0002`, the consumption of this food item should not exceed 10 units per meal.</text:p>
            <text:p/>
            <text:p>This excess intake represents a violation of the dietary guidelines aimed at managing cardiovascular disease. The patient's adherence to these guidelines is crucial for maintaining optimal health and preventing potential complications related to their condition.</text:p>
            <text:p/>
            <text:p>Please review the patient’s diet plan and provide further guidance as necessary.</text:p>
            <text:p/>
            <text:p>Sincerely,</text:p>
            <text:p>[Your Name]</text:p>
            <text:p>Healthcare Team</text:p>
            <text:p/>
            <text:p/>
          </table:table-cell>
          <table:covered-table-cell table:number-columns-repeated="2"/>
          <table:table-cell table:style-name="ce12" office:value-type="string" table:number-columns-spanned="9" table:number-rows-spanned="3">
            <text:p>Thank you for providing the timestamps. Let's analyze the provided data to determine if a violation occurred.</text:p>
            <text:p/>
            <text:p>### Monitoring Rule and Violation Check</text:p>
            <text:p/>
            <text:p>#### Provided Data Summary:</text:p>
            <text:p>- **Rule**: `Rule-0002` monitors `Patient2`.</text:p>
            <text:p><text:s text:c="2"/>- Operator: "Less"</text:p>
            <text:p><text:s text:c="2"/>- Monitored Value: 10</text:p>
            <text:p><text:s text:c="2"/>- Monitored Entity: `fsfood:FOOD-1900`</text:p>
            <text:p><text:s text:c="2"/>- Timing: `fstemp:Meal`</text:p>
            <text:p/>
            <text:p>- **User and Food Consumption**:</text:p>
            <text:p><text:s text:c="2"/>- User: `Patient2` (63 years old, diagnosed with cardiovascular disease)</text:p>
            <text:p><text:s text:c="2"/>- Breakfast on March 31, 2025 at 09:14:32 UTC</text:p>
            <text:p><text:s text:c="4"/>- Consumed: `FOOD-1900` in the amount of 15 units</text:p>
            <text:p/>
            <text:p>#### Rule Interpretation:</text:p>
            <text:p>The rule states that the consumption of `fsfood:FOOD-1900` should be less than 10 units per meal (`fstemp:Meal`). The user consumed 15 units, which exceeds this limit.</text:p>
            <text:p/>
            <text:p>### Determination of Violation</text:p>
            <text:p>Given the rule and the data provided:</text:p>
            <text:p>- **Consumed Quantity**: 15 units</text:p>
            <text:p>- **Rule Limit**: Less than 10 units</text:p>
            <text:p/>
            <text:p>Since 15 is greater than 10, a violation has occurred.</text:p>
            <text:p/>
            <text:p>#### Decision: YES</text:p>
            <text:p/>
            <text:p>### Detailed Explanations:</text:p>
            <text:p/>
            <text:p>#### User Explanation (Simple Language):</text:p>
            <text:p>Dear Patient2,</text:p>
            <text:p/>
            <text:p>Based on your meal plan, you were supposed to eat less than 10 units of butter at each meal. However, during breakfast on March 31, 2025, you consumed 15 units of butter. This is more than the allowed amount and could affect your health as per your dietary guidelines for managing cardiovascular disease.</text:p>
            <text:p/>
            <text:p>Please make sure to follow the recommended limits in future meals to maintain a healthy diet.</text:p>
            <text:p/>
            <text:p>Best regards,</text:p>
            <text:p>Your Healthcare Team</text:p>
            <text:p/>
            <text:p>#### Physician Explanation (Professional Terminology):</text:p>
            <text:p>Dr. [Physician's Name],</text:p>
            <text:p/>
            <text:p>Patient2 consumed 15 units of butter (`fsfood:FOOD-1900`) during breakfast on March 31, 2025. According to the monitoring rule `Rule-0002`, the consumption of this food item should not exceed 10 units per meal.</text:p>
            <text:p/>
            <text:p>This excess intake represents a violation of the dietary guidelines aimed at managing cardiovascular disease. The patient's adherence to these guidelines is crucial for maintaining optimal health and preventing potential complications related to their condition.</text:p>
            <text:p/>
            <text:p>Please review the patient’s diet plan and provide further guidance as necessary.</text:p>
            <text:p/>
            <text:p>Sincerely,</text:p>
            <text:p>[Your Name]</text:p>
            <text:p>Healthcare Team</text:p>
            <text:p/>
            <text:p>### Violation Details:</text:p>
            <text:p>- **Violation Rule**: `Rule-0002`</text:p>
            <text:p>- **Monitored Entity**: `fsfood:FOOD-1900` (Butter)</text:p>
            <text:p>- **Expected Quantity**: Less than 10 units</text:p>
            <text:p>- **Actual Consumption**: 15 units</text:p>
            <text:p>- **Timing of Violation**: Meal time on March 31, 2025 at 09:14:32 UTC</text:p>
            <text:p/>
            <text:p>This concludes the analysis and explanations for the violation. If you need any further details or assistance, please let me know!</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13">
          <table:covered-table-cell table:number-columns-repeated="22"/>
          <table:table-cell table:number-columns-repeated="1002"/>
        </table:table-row>
        <table:table-row table:style-name="ro2">
          <table:table-cell table:number-columns-repeated="1024"/>
        </table:table-row>
        <table:table-row table:style-name="ro1" table:number-rows-repeated="1048552">
          <table:table-cell table:number-columns-repeated="1024"/>
        </table:table-row>
        <table:table-row table:style-name="ro1">
          <table:table-cell table:number-columns-repeated="1024"/>
        </table:table-row>
      </table:table>
      <table:table table:name="case3" table:style-name="ta1">
        <table:table-column table:style-name="co1" table:default-cell-style-name="ce2"/>
        <table:table-column table:style-name="co2" table:default-cell-style-name="ce2"/>
        <table:table-column table:style-name="co3" table:default-cell-style-name="ce4"/>
        <table:table-column table:style-name="co4" table:default-cell-style-name="ce4"/>
        <table:table-column table:style-name="co3" table:number-columns-repeated="2" table:default-cell-style-name="ce4"/>
        <table:table-column table:style-name="co5" table:default-cell-style-name="ce4"/>
        <table:table-column table:style-name="co3" table:number-columns-repeated="2" table:default-cell-style-name="ce4"/>
        <table:table-column table:style-name="co6" table:default-cell-style-name="ce4"/>
        <table:table-column table:style-name="co3" table:number-columns-repeated="2" table:default-cell-style-name="ce4"/>
        <table:table-column table:style-name="co7" table:default-cell-style-name="ce4"/>
        <table:table-column table:style-name="co3" table:number-columns-repeated="8" table:default-cell-style-name="ce4"/>
        <table:table-column table:style-name="co8" table:default-cell-style-name="ce4"/>
        <table:table-column table:style-name="co3" table:number-columns-repeated="1002" table:default-cell-style-name="ce4"/>
        <table:table-row table:style-name="ro1">
          <table:table-cell table:style-name="ce1" office:value-type="string" table:number-columns-spanned="2" table:number-rows-spanned="3">
            <text:p>LLM</text:p>
          </table:table-cell>
          <table:covered-table-cell/>
          <table:table-cell table:style-name="ce1" office:value-type="string" table:number-columns-spanned="5" table:number-rows-spanned="2">
            <text:p>SUBTASK:ReasonAndDecide</text:p>
          </table:table-cell>
          <table:covered-table-cell table:number-columns-repeated="4"/>
          <table:table-cell table:style-name="ce1" office:value-type="string" table:number-columns-spanned="6" table:number-rows-spanned="2">
            <text:p>SUBTASK:Explanation</text:p>
          </table:table-cell>
          <table:covered-table-cell table:number-columns-repeated="5"/>
          <table:table-cell table:style-name="ce1" office:value-type="string" table:number-columns-spanned="9" table:number-rows-spanned="3">
            <text:p>COMPLETE RESPONSE</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1">
          <table:covered-table-cell table:number-columns-repeated="2"/>
          <table:table-cell table:style-name="ce5" office:value-type="string" table:number-columns-spanned="2" table:number-rows-spanned="1">
            <text:p>VIOLATION DECISION</text:p>
          </table:table-cell>
          <table:covered-table-cell/>
          <table:table-cell table:style-name="ce8" office:value-type="string" table:number-columns-spanned="3" table:number-rows-spanned="1">
            <text:p>REASON</text:p>
          </table:table-cell>
          <table:covered-table-cell table:number-columns-repeated="2"/>
          <table:table-cell table:style-name="ce10" office:value-type="string" table:number-columns-spanned="3" table:number-rows-spanned="1">
            <text:p>USER</text:p>
          </table:table-cell>
          <table:covered-table-cell table:number-columns-repeated="2"/>
          <table:table-cell table:style-name="ce1" office:value-type="string" table:number-columns-spanned="3" table:number-rows-spanned="1">
            <text:p>PHYSICIAN</text:p>
          </table:table-cell>
          <table:covered-table-cell table:number-columns-repeated="11"/>
          <table:table-cell table:number-columns-repeated="1002"/>
        </table:table-row>
        <table:table-row table:style-name="ro2">
          <table:table-cell table:style-name="ce3" office:value-type="string" table:number-columns-spanned="2" table:number-rows-spanned="4">
            <text:p>aya-expanse:32B</text:p>
          </table:table-cell>
          <table:covered-table-cell/>
          <table:table-cell table:style-name="ce6" office:value-type="string" table:number-columns-spanned="2" table:number-rows-spanned="4">
            <text:p>YES ONLY ONE</text:p>
          </table:table-cell>
          <table:covered-table-cell/>
          <table:table-cell table:style-name="ce9" office:value-type="string" table:number-columns-spanned="3" table:number-rows-spanned="4">
            <text:p>Based on the provided data, we have two monitoring rules (`Rule-0003` and `Rule-0004`) that apply to `Patient3`. Both rules monitor food consumption during meals and have specific thresholds defined.</text:p>
            <text:p/>
            <text:p>- **Rule-0003:** Monitors for a food with ID `FOOD-1900` (Butter) and checks if the consumed quantity is less than 10 units.</text:p>
            <text:p>- **Rule-0004:** Monitors for a food with ID `FOOD-701337` (Durum Wheat Bread) and checks if the consumed quantity is less than 0 units.</text:p>
            <text:p/>
            <text:p>In the lunch meal (`Lunch-P3-1`) on 2025-04-07, we find:</text:p>
            <text:p/>
            <text:p>- 15 units of `FOOD-1900` (Butter) consumed, which does **not** violate `Rule-0003` as it is not less than 10.</text:p>
            <text:p>- 20 units of `FOOD-701337` (Durum Wheat Bread) consumed, which **violates** `Rule-0004` as it should be less than 0 according to the rule.</text:p>
            <text:p/>
            <text:p>Therefore, my answer is **YES**, a violation occurred. The violation is related to the consumption of Durum Wheat Bread during lunch, exceeding the defined threshold in Rule-0004.</text:p>
          </table:table-cell>
          <table:covered-table-cell table:number-columns-repeated="2"/>
          <table:table-cell table:style-name="ce9" office:value-type="string" table:number-columns-spanned="3" table:number-rows-spanned="4">
            <text:p><text:s text:c="2"/>During your lunch on April 7, 2025, you consumed more Durum Wheat Bread than what is recommended by one of your diet rules. This specific rule states that you should consume less than zero units of this bread. Please be mindful of this guideline for future meals.</text:p>
            <text:p/>
          </table:table-cell>
          <table:covered-table-cell table:number-columns-repeated="2"/>
          <table:table-cell table:style-name="ce9" office:value-type="string" table:number-columns-spanned="3" table:number-rows-spanned="4">
            <text:p>The patient's lunch on April 7, 2025, resulted in a violation of Monitoring Rule 0004 due to the consumption of 20 units of Durum Wheat Bread (FOOD-701337). This rule dictates that the intake of this food should be less than zero units. Given the patient's dietary requirements and existing conditions (Celiac disease and Cardiovascular disease), this violation warrants further assessment and guidance to ensure adherence to their prescribed diet.</text:p>
          </table:table-cell>
          <table:covered-table-cell table:number-columns-repeated="2"/>
          <table:table-cell table:style-name="ce11" office:value-type="string" table:number-columns-spanned="9" table:number-rows-spanned="4">
            <text:p>**Reason and Decide:**</text:p>
            <text:p/>
            <text:p>Based on the provided data, we have two monitoring rules (`Rule-0003` and `Rule-0004`) that apply to `Patient3`. Both rules monitor food consumption during meals and have specific thresholds defined.</text:p>
            <text:p/>
            <text:p>- **Rule-0003:** Monitors for a food with ID `FOOD-1900` (Butter) and checks if the consumed quantity is less than 10 units.</text:p>
            <text:p>- **Rule-0004:** Monitors for a food with ID `FOOD-701337` (Durum Wheat Bread) and checks if the consumed quantity is less than 0 units.</text:p>
            <text:p/>
            <text:p>In the lunch meal (`Lunch-P3-1`) on 2025-04-07, we find:</text:p>
            <text:p/>
            <text:p>- 15 units of `FOOD-1900` (Butter) consumed, which does **not** violate `Rule-0003` as it is not less than 10.</text:p>
            <text:p>- 20 units of `FOOD-701337` (Durum Wheat Bread) consumed, which **violates** `Rule-0004` as it should be less than 0 according to the rule.</text:p>
            <text:p/>
            <text:p>Therefore, my answer is **YES**, a violation occurred. The violation is related to the consumption of Durum Wheat Bread during lunch, exceeding the defined threshold in Rule-0004.</text:p>
            <text:p/>
            <text:p>**Two Explanations:**</text:p>
            <text:p/>
            <text:p>1. **For the User:**</text:p>
            <text:p><text:s text:c="3"/>During your lunch on April 7, 2025, you consumed more Durum Wheat Bread than what is recommended by one of your diet rules. This specific rule states that you should consume less than zero units of this bread. Please be mindful of this guideline for future meals.</text:p>
            <text:p/>
            <text:p>2. **For the Physician:**</text:p>
            <text:p><text:s text:c="3"/>The patient's lunch on April 7, 2025, resulted in a violation of Monitoring Rule 0004 due to the consumption of 20 units of Durum Wheat Bread (FOOD-701337). This rule dictates that the intake of this food should be less than zero units. Given the patient's dietary requirements and existing conditions (Celiac disease and Cardiovascular disease), this violation warrants further assessment and guidance to ensure adherence to their prescribed diet.</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1">
          <table:covered-table-cell table:number-columns-repeated="22"/>
          <table:table-cell table:number-columns-repeated="1002"/>
        </table:table-row>
        <table:table-row table:style-name="ro3">
          <table:covered-table-cell table:number-columns-repeated="22"/>
          <table:table-cell table:number-columns-repeated="1002"/>
        </table:table-row>
        <table:table-row table:style-name="ro2">
          <table:table-cell table:style-name="ce3" office:value-type="string" table:number-columns-spanned="2" table:number-rows-spanned="3">
            <text:p>gemma3:12B</text:p>
          </table:table-cell>
          <table:covered-table-cell/>
          <table:table-cell table:style-name="ce7" office:value-type="string" table:number-columns-spanned="2" table:number-rows-spanned="3">
            <text:p>YES </text:p>
          </table:table-cell>
          <table:covered-table-cell/>
          <table:table-cell table:style-name="ce9" office:value-type="string" table:number-columns-spanned="3" table:number-rows-spanned="3">
            <text:p>The week started on 2025-04-07. The temporal check occurred at 2025-04-07T13:05:12, meaning we're analyzing the data for the first week of monitoring.</text:p>
            <text:p/>
            <text:p>* <text:s text:c="2"/>**Rule 0003 (Butter):** The patient consumed 15 units of butter when the limit was 10. This represents a violation.</text:p>
            <text:p>* <text:s text:c="2"/>**Rule 0004 (Bread):** The patient consumed 20 units of durum wheat bread when the allowed limit was 0. This represents a violation.</text:p>
          </table:table-cell>
          <table:covered-table-cell table:number-columns-repeated="2"/>
          <table:table-cell table:style-name="ce9" office:value-type="string" table:number-columns-spanned="3" table:number-rows-spanned="3">
            <text:p>"Hi there! We're monitoring your diet to help you stay healthy. It looks like you recently ate some food that went a little over what we expected. Specifically, you ate more butter than allowed (15 units instead of 10), and you ate some durum wheat bread, which wasn’t supposed to be in your diet at all. This is within the first week of monitoring, so it's an important opportunity to adjust and get back on track. Please check the diet plan again and talk to your doctor or dietitian if you have questions."</text:p>
          </table:table-cell>
          <table:covered-table-cell table:number-columns-repeated="2"/>
          <table:table-cell table:style-name="ce9" office:value-type="string" table:number-columns-spanned="3" table:number-rows-spanned="3">
            <text:p>"Patient3 has triggered a dietary violation based on the data collected during the meal recorded on 2025-04-07 at 13:05:12. Rule 0003, monitoring consumption of *fsfood:FOOD-1900* (Butter), has been violated with a consumed quantity of 15 units, exceeding the defined threshold of 10 units. <text:s/>Additionally, Rule 0004, monitoring consumption of *fsfood:FOOD-701337* (Durum Wheat Bread), has been violated as consumption occurred despite a prescribed zero-quantity limit. This represents a dietary transgression within the first week of monitoring. A review of the patient's dietary adherence, potential underlying factors contributing to the transgression, and adjustment of the monitoring plan may be warranted. Furthermore, it would be pertinent to ascertain if the patient requires additional education or support regarding dietary restrictions. It's important to emphasize the significance of adherence within the initial monitoring period."</text:p>
            <text:p/>
          </table:table-cell>
          <table:covered-table-cell table:number-columns-repeated="2"/>
          <table:table-cell table:style-name="ce12" office:value-type="string" table:number-columns-spanned="9" table:number-rows-spanned="3">
            <text:p>**Week Start:** 2025-04-07T00:00:00^^xsd:dateTime</text:p>
            <text:p>**Temporal Check Timestamp:** 2025-04-07T13:05:12^^xsd:dateTime</text:p>
            <text:p/>
            <text:p>**Reasoning and Decision (Refined):**</text:p>
            <text:p/>
            <text:p>The week started on 2025-04-07. The temporal check occurred at 2025-04-07T13:05:12, meaning we're analyzing the data for the first week of monitoring.</text:p>
            <text:p/>
            <text:p>* <text:s text:c="2"/>**Rule 0003 (Butter):** The patient consumed 15 units of butter when the limit was 10. This represents a violation.</text:p>
            <text:p>* <text:s text:c="2"/>**Rule 0004 (Bread):** The patient consumed 20 units of durum wheat bread when the allowed limit was 0. This represents a violation.</text:p>
            <text:p/>
            <text:p>**Decision: YES** A violation has occurred for both rules.</text:p>
            <text:p/>
            <text:p>---</text:p>
            <text:p/>
            <text:p>**Explanations (Refined):**</text:p>
            <text:p/>
            <text:p>**1. Explanation for the User (Simple Language):**</text:p>
            <text:p/>
            <text:p>"Hi there! We're monitoring your diet to help you stay healthy. It looks like you recently ate some food that went a little over what we expected. Specifically, you ate more butter than allowed (15 units instead of 10), and you ate some durum wheat bread, which wasn’t supposed to be in your diet at all. This is within the first week of monitoring, so it's an important opportunity to adjust and get back on track. Please check the diet plan again and talk to your doctor or dietitian if you have questions."</text:p>
            <text:p/>
            <text:p>**2. Explanation for the Physician (Professional Language):**</text:p>
            <text:p/>
            <text:p>"Patient3 has triggered a dietary violation based on the data collected during the meal recorded on 2025-04-07 at 13:05:12. Rule 0003, monitoring consumption of *fsfood:FOOD-1900* (Butter), has been violated with a consumed quantity of 15 units, exceeding the defined threshold of 10 units. <text:s/>Additionally, Rule 0004, monitoring consumption of *fsfood:FOOD-701337* (Durum Wheat Bread), has been violated as consumption occurred despite a prescribed zero-quantity limit. This represents a dietary transgression within the first week of monitoring. A review of the patient's dietary adherence, potential underlying factors contributing to the transgression, and adjustment of the monitoring plan may be warranted. Furthermore, it would be pertinent to ascertain if the patient requires additional education or support regarding dietary restrictions. It's important to emphasize the significance of adherence within the initial monitoring period."</text:p>
            <text:p/>
            <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14">
          <table:covered-table-cell table:number-columns-repeated="22"/>
          <table:table-cell table:number-columns-repeated="1002"/>
        </table:table-row>
        <table:table-row table:style-name="ro2">
          <table:table-cell table:style-name="ce3" office:value-type="string" table:number-columns-spanned="2" table:number-rows-spanned="3">
            <text:p>Mistral-small3.1:24B</text:p>
          </table:table-cell>
          <table:covered-table-cell/>
          <table:table-cell table:style-name="ce7" office:value-type="string" table:number-columns-spanned="2" table:number-rows-spanned="3">
            <text:p>YES </text:p>
          </table:table-cell>
          <table:covered-table-cell/>
          <table:table-cell table:style-name="ce9" office:value-type="string" table:number-columns-spanned="3" table:number-rows-spanned="3">
            <text:p>- **Rule-0003**: The rule specifies that the amount of Butter consumed should be less than 10 grams per meal. Patient3 consumed 15 grams of Butter, which violates this rule.</text:p>
            <text:p>- **Rule-0004**: The rule specifies that the amount of Durum Wheat Bread consumed should be less than 0 grams per meal. Patient3 consumed 20 grams of Durum Wheat Bread, which violates this rule.</text:p>
          </table:table-cell>
          <table:covered-table-cell table:number-columns-repeated="2"/>
          <table:table-cell table:style-name="ce9" office:value-type="string" table:number-columns-spanned="3" table:number-rows-spanned="3">
            <text:p>Dear Patient3,</text:p>
            <text:p/>
            <text:p>During your lunch on April 7, 2025, you consumed 15 grams of butter and 20 grams of durum wheat bread. According to your dietary guidelines, you should have consumed less than 10 grams of butter and 0 grams of durum wheat bread per meal. Unfortunately, both of these guidelines were exceeded, which constitutes a violation of your dietary rules.</text:p>
            <text:p/>
            <text:p>Please be mindful of these guidelines in the future to ensure your dietary plan is followed correctly.</text:p>
          </table:table-cell>
          <table:covered-table-cell table:number-columns-repeated="2"/>
          <table:table-cell table:style-name="ce9" office:value-type="string" table:number-columns-spanned="3" table:number-rows-spanned="3">
            <text:p>Dear Physician,</text:p>
            <text:p/>
            <text:p>A violation of the dietary monitoring rules has been detected for Patient3. On April 7, 2025, during the lunch meal at 13:05:12, the following violations occurred:</text:p>
            <text:p/>
            <text:p>1. **Rule-0003 Violation**:</text:p>
            <text:p><text:s text:c="3"/>- **Monitored Entity**: FOOD-1900 (Butter)</text:p>
            <text:p><text:s text:c="3"/>- **Monitored Value**: 10 grams</text:p>
            <text:p><text:s text:c="3"/>- **Consumed Amount**: 15 grams</text:p>
            <text:p><text:s text:c="3"/>- **Operator**: Less</text:p>
            <text:p><text:s text:c="3"/>- **Timing**: Meal</text:p>
            <text:p><text:s text:c="3"/>- **Conclusion**: The consumed amount of Butter (15 grams) exceeded the specified limit of 10 grams, resulting in a violation.</text:p>
            <text:p/>
            <text:p>2. **Rule-0004 Violation**:</text:p>
            <text:p><text:s text:c="3"/>- **Monitored Entity**: FOOD-701337 (Durum Wheat Bread)</text:p>
            <text:p><text:s text:c="3"/>- **Monitored Value**: 0 grams</text:p>
            <text:p><text:s text:c="3"/>- **Consumed Amount**: 20 grams</text:p>
            <text:p><text:s text:c="3"/>- **Operator**: Less</text:p>
            <text:p><text:s text:c="3"/>- **Timing**: Meal</text:p>
            <text:p><text:s text:c="3"/>- **Conclusion**: The consumed amount of Durum Wheat Bread (20 grams) exceeded the specified limit of 0 grams, resulting in a violation.</text:p>
            <text:p/>
            <text:p>Please review the patient's dietary plan and provide appropriate guidance to ensure adherence to the prescribed dietary rules.</text:p>
          </table:table-cell>
          <table:covered-table-cell table:number-columns-repeated="2"/>
          <table:table-cell table:style-name="ce9" office:value-type="string" table:number-columns-spanned="9" table:number-rows-spanned="3">
            <text:p/>
            <text:p/>
            <text:p>1. **Reason and Decide**: Determine if a violation occurred based on the provided data.</text:p>
            <text:p>2. **Generate Two Explanations**: One for the user and one for the physician.</text:p>
            <text:p/>
            <text:p>### Step 1: Reason and Decide</text:p>
            <text:p/>
            <text:p>**Monitoring Rules:**</text:p>
            <text:p/>
            <text:p>1. **Rule-0003**:</text:p>
            <text:p><text:s text:c="3"/>- **Monitored Entity**: FOOD-1900 (Butter)</text:p>
            <text:p><text:s text:c="3"/>- **Monitored Value**: 10</text:p>
            <text:p><text:s text:c="3"/>- **Operator**: Less</text:p>
            <text:p><text:s text:c="3"/>- **Timing**: Meal</text:p>
            <text:p><text:s text:c="3"/>- **User**: Patient3</text:p>
            <text:p/>
            <text:p>2. **Rule-0004**:</text:p>
            <text:p><text:s text:c="3"/>- **Monitored Entity**: FOOD-701337 (Durum Wheat Bread)</text:p>
            <text:p><text:s text:c="3"/>- **Monitored Value**: 0</text:p>
            <text:p><text:s text:c="3"/>- **Operator**: Less</text:p>
            <text:p><text:s text:c="3"/>- **Timing**: Meal</text:p>
            <text:p><text:s text:c="3"/>- **User**: Patient3</text:p>
            <text:p/>
            <text:p>**Consumed Food:**</text:p>
            <text:p/>
            <text:p>- **Lunch-P3-1** at **2025-04-07T13:05:12**:</text:p>
            <text:p><text:s text:c="2"/>- **ConsumedFood-Lunch-P3-1-FOOD-1900**: 15 grams of Butter</text:p>
            <text:p><text:s text:c="2"/>- **ConsumedFood-Lunch-P3-1-FOOD-701337**: 20 grams of Durum Wheat Bread</text:p>
            <text:p/>
            <text:p>**Analysis:**</text:p>
            <text:p/>
            <text:p>- **Rule-0003**: The rule specifies that the amount of Butter consumed should be less than 10 grams per meal. Patient3 consumed 15 grams of Butter, which violates this rule.</text:p>
            <text:p>- **Rule-0004**: The rule specifies that the amount of Durum Wheat Bread consumed should be less than 0 grams per meal. Patient3 consumed 20 grams of Durum Wheat Bread, which violates this rule.</text:p>
            <text:p/>
            <text:p>**Conclusion**: YES, a violation occurred.</text:p>
            <text:p/>
            <text:p>### Step 2: Generate Two Explanations</text:p>
            <text:p/>
            <text:p>**Explanation for the User:**</text:p>
            <text:p/>
            <text:p>Dear Patient3,</text:p>
            <text:p/>
            <text:p>During your lunch on April 7, 2025, you consumed 15 grams of butter and 20 grams of durum wheat bread. According to your dietary guidelines, you should have consumed less than 10 grams of butter and 0 grams of durum wheat bread per meal. Unfortunately, both of these guidelines were exceeded, which constitutes a violation of your dietary rules.</text:p>
            <text:p/>
            <text:p>Please be mindful of these guidelines in the future to ensure your dietary plan is followed correctly.</text:p>
            <text:p/>
            <text:p>**Explanation for the Physician:**</text:p>
            <text:p/>
            <text:p>Dear Physician,</text:p>
            <text:p/>
            <text:p>A violation of the dietary monitoring rules has been detected for Patient3. On April 7, 2025, during the lunch meal at 13:05:12, the following violations occurred:</text:p>
            <text:p/>
            <text:p>1. **Rule-0003 Violation**:</text:p>
            <text:p><text:s text:c="3"/>- **Monitored Entity**: FOOD-1900 (Butter)</text:p>
            <text:p><text:s text:c="3"/>- **Monitored Value**: 10 grams</text:p>
            <text:p><text:s text:c="3"/>- **Consumed Amount**: 15 grams</text:p>
            <text:p><text:s text:c="3"/>- **Operator**: Less</text:p>
            <text:p><text:s text:c="3"/>- **Timing**: Meal</text:p>
            <text:p><text:s text:c="3"/>- **Conclusion**: The consumed amount of Butter (15 grams) exceeded the specified limit of 10 grams, resulting in a violation.</text:p>
            <text:p/>
            <text:p>2. **Rule-0004 Violation**:</text:p>
            <text:p><text:s text:c="3"/>- **Monitored Entity**: FOOD-701337 (Durum Wheat Bread)</text:p>
            <text:p><text:s text:c="3"/>- **Monitored Value**: 0 grams</text:p>
            <text:p><text:s text:c="3"/>- **Consumed Amount**: 20 grams</text:p>
            <text:p><text:s text:c="3"/>- **Operator**: Less</text:p>
            <text:p><text:s text:c="3"/>- **Timing**: Meal</text:p>
            <text:p><text:s text:c="3"/>- **Conclusion**: The consumed amount of Durum Wheat Bread (20 grams) exceeded the specified limit of 0 grams, resulting in a violation.</text:p>
            <text:p/>
            <text:p>Please review the patient's dietary plan and provide appropriate guidance to ensure adherence to the prescribed dietary rules.</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15">
          <table:covered-table-cell table:number-columns-repeated="22"/>
          <table:table-cell table:number-columns-repeated="1002"/>
        </table:table-row>
        <table:table-row table:style-name="ro2">
          <table:table-cell table:style-name="ce3" office:value-type="string" table:number-columns-spanned="2" table:number-rows-spanned="3">
            <text:p>Llama3.2</text:p>
          </table:table-cell>
          <table:covered-table-cell/>
          <table:table-cell table:style-name="ce6" office:value-type="string" table:number-columns-spanned="2" table:number-rows-spanned="3">
            <text:p>YES</text:p>
          </table:table-cell>
          <table:covered-table-cell/>
          <table:table-cell table:style-name="ce9" office:value-type="string" table:number-columns-spanned="3" table:number-rows-spanned="3">
            <text:p>NOT PROVIDED</text:p>
          </table:table-cell>
          <table:covered-table-cell table:number-columns-repeated="2"/>
          <table:table-cell table:style-name="ce9" office:value-type="string" table:number-columns-spanned="3" table:number-rows-spanned="3">
            <text:p>A few days ago, on April 7th, you consumed some foods that exceeded certain limits set by your doctor. Specifically, you had 15 grams of butter (FOOD-1900) and 20 grams of white bread (FOOD-701337). According to the rules in place, these amounts are not allowed for you. The rule "Less" means that if any of these foods exceed their allowed limits, it's considered a violation.</text:p>
          </table:table-cell>
          <table:covered-table-cell table:number-columns-repeated="2"/>
          <table:table-cell table:style-name="ce9" office:value-type="string" table:number-columns-spanned="3" table:number-rows-spanned="3">
            <text:p>A temporal check revealed that, on April 7th at 13:05:12 UTC (2025-04-07T13:05:12^^xsd:dateTime), a violation occurred due to the consumption of excessive amounts of butter (FOOD-1900) and white bread (FOOD-701337). The monitoring rule specified for Patient3, Rule-0003, was triggered by the presence of these foods in their meal.</text:p>
            <text:p/>
            <text:p>The food consumption exceeded the allowed limits set by the physician, as determined by the "Less" operator. This indicates that further evaluation is required to assess the impact of this violation on Patient3's health status and dietary plan.</text:p>
            <text:p/>
            <text:p>Please review Patient3's medical history and adjust their dietary instructions accordingly.</text:p>
          </table:table-cell>
          <table:covered-table-cell table:number-columns-repeated="2"/>
          <table:table-cell table:style-name="ce12" office:value-type="string" table:number-columns-spanned="9" table:number-rows-spanned="3">
            <text:p>I have received the timestamp for the week start and the temporal check.</text:p>
            <text:p/>
            <text:p>Now, I can analyze the data to determine if a violation occurred based on the provided monitoring rules, user data, and food consumption.</text:p>
            <text:p/>
            <text:p>After analyzing the data, I can conclude that:</text:p>
            <text:p/>
            <text:p>**YES**, a violation occurred.</text:p>
            <text:p/>
            <text:p>Here are the explanations:</text:p>
            <text:p/>
            <text:p>**Explanation for the User:**</text:p>
            <text:p/>
            <text:p>A few days ago, on April 7th, you consumed some foods that exceeded certain limits set by your doctor. Specifically, you had 15 grams of butter (FOOD-1900) and 20 grams of white bread (FOOD-701337). According to the rules in place, these amounts are not allowed for you. The rule "Less" means that if any of these foods exceed their allowed limits, it's considered a violation.</text:p>
            <text:p/>
            <text:p>Don't worry; this is just an alert from your monitoring system to help you stay on track with your dietary plans. Please review your food intake and make sure to adjust as needed.</text:p>
            <text:p/>
            <text:p>**Explanation for the Physician:**</text:p>
            <text:p/>
            <text:p>A temporal check revealed that, on April 7th at 13:05:12 UTC (2025-04-07T13:05:12^^xsd:dateTime), a violation occurred due to the consumption of excessive amounts of butter (FOOD-1900) and white bread (FOOD-701337). The monitoring rule specified for Patient3, Rule-0003, was triggered by the presence of these foods in their meal.</text:p>
            <text:p/>
            <text:p>The food consumption exceeded the allowed limits set by the physician, as determined by the "Less" operator. This indicates that further evaluation is required to assess the impact of this violation on Patient3's health status and dietary plan.</text:p>
            <text:p/>
            <text:p>Please review Patient3's medical history and adjust their dietary instructions accordingly.</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11">
          <table:covered-table-cell table:number-columns-repeated="7"/>
          <table:covered-table-cell office:value-type="string">
            <text:p>Don't worry; this is just an alert from your monitoring system to help you stay on track with your dietary plans. Please review your food intake and make sure to adjust as needed.</text:p>
          </table:covered-table-cell>
          <table:covered-table-cell table:number-columns-repeated="14"/>
          <table:table-cell table:number-columns-repeated="1002"/>
        </table:table-row>
        <table:table-row table:style-name="ro2">
          <table:table-cell table:style-name="ce3" office:value-type="string" table:number-columns-spanned="2" table:number-rows-spanned="3">
            <text:p>phi4:14B</text:p>
          </table:table-cell>
          <table:covered-table-cell/>
          <table:table-cell table:style-name="ce6" office:value-type="string" table:number-columns-spanned="2" table:number-rows-spanned="3">
            <text:p>YES ONLY ONE</text:p>
          </table:table-cell>
          <table:covered-table-cell/>
          <table:table-cell table:style-name="ce9" office:value-type="string" table:number-columns-spanned="3" table:number-rows-spanned="3">
            <text:p>**Rule 0003 Evaluation**:</text:p>
            <text:p>- The rule specifies that the consumption of FOOD-1900 should be less than 10 units during a meal.</text:p>
            <text:p>- Patient3 consumed 15 units of FOOD-1900, which exceeds the allowed limit of 10 units.</text:p>
            <text:p>- **Violation**: YES for Rule 0003 due to exceeding the monitored value.</text:p>
            <text:p/>
            <text:p>**Rule 004 Evaluation**:</text:p>
            <text:p>- The rule requires that the consumption of FOOD-701337 be less than 0 units during a meal.</text:p>
            <text:p>- Since it is impossible to consume a negative amount, and Patient3 consumed 20 units (which is greater than 0), this condition is satisfied as no zero or negative intake occurred.</text:p>
            <text:p>- **Violation**: NO for Rule 004 because the consumption does not violate the "Less than 0" requirement.</text:p>
          </table:table-cell>
          <table:covered-table-cell table:number-columns-repeated="2"/>
          <table:table-cell table:style-name="ce9" office:value-type="string" table:number-columns-spanned="3" table:number-rows-spanned="3">
            <text:p>During your meal today at around 1:05 PM, you ate more butter than your diet allows. The rule says you should eat less than 10 units of butter, but you had 15 units. This means you went over the limit for that food item.</text:p>
            <text:p/>
            <text:p>**Example**: "You consumed too much butter during lunch on April 7th, which exceeded the guidelines in your dietary plan."</text:p>
          </table:table-cell>
          <table:covered-table-cell table:number-columns-repeated="2"/>
          <table:table-cell table:style-name="ce9" office:value-type="string" table:number-columns-spanned="3" table:number-rows-spanned="3">
            <text:p>Upon reviewing Patient3's meal intake on April 7th, 2025, it was determined that a dietary monitoring rule (Rule ID: 0003) was violated. The patient consumed 15 units of FOOD-1900 (Butter), surpassing the permissible threshold set by the rule to consume less than 10 units during their meal.</text:p>
            <text:p/>
            <text:p>**Example**: "The intake of butter at lunch on April 7th exceeded acceptable levels as specified in Rule 0003, resulting in a documented dietary violation."</text:p>
          </table:table-cell>
          <table:covered-table-cell table:number-columns-repeated="2"/>
          <table:table-cell table:style-name="ce12" office:value-type="string" table:number-columns-spanned="9" table:number-rows-spanned="3">
            <text:p>To determine if a violation occurred, we need to assess the monitoring rules and consumption data within the specified timeframe. Here's how it breaks down:</text:p>
            <text:p/>
            <text:p>### Monitoring Rules</text:p>
            <text:p/>
            <text:p>1. **Rule 0003**:</text:p>
            <text:p><text:s text:c="3"/>- Monitors: `Patient3`</text:p>
            <text:p><text:s text:c="3"/>- Monitored Value: 10 (units of food)</text:p>
            <text:p><text:s text:c="3"/>- Operator: "Less"</text:p>
            <text:p><text:s text:c="3"/>- Entity: FOOD-1900 (Butter)</text:p>
            <text:p><text:s text:c="3"/>- Timing: Meal</text:p>
            <text:p><text:s text:c="3"/>- Rule ID: "0003"</text:p>
            <text:p/>
            <text:p>2. **Rule 004**:</text:p>
            <text:p><text:s text:c="3"/>- Monitors: `Patient3`</text:p>
            <text:p><text:s text:c="3"/>- Monitored Value: 0 (units of food)</text:p>
            <text:p><text:s text:c="3"/>- Operator: "Less"</text:p>
            <text:p><text:s text:c="3"/>- Entity: FOOD-701337 (Durum Wheat Bread)</text:p>
            <text:p><text:s text:c="3"/>- Timing: Meal</text:p>
            <text:p><text:s text:c="3"/>- Rule ID: "0004"</text:p>
            <text:p/>
            <text:p>### Temporal Context</text:p>
            <text:p/>
            <text:p>- **Week Start**: April 7, 2025, at 00:00:00</text:p>
            <text:p>- **Temporal Check**: April 7, 2025, at 13:05:12 (during lunch)</text:p>
            <text:p/>
            <text:p>### User and Consumption Data</text:p>
            <text:p/>
            <text:p>- **User**: Patient3, Age 66</text:p>
            <text:p>- **Consumed Foods during Lunch on April 7, 2025**:</text:p>
            <text:p><text:s text:c="2"/>- **FOOD-1900 (Butter)**: Consumed amount = 15 units</text:p>
            <text:p><text:s text:c="2"/>- **FOOD-701337 (Durum Wheat Bread)**: Consumed amount = 20 units</text:p>
            <text:p/>
            <text:p>### Analysis of Rules</text:p>
            <text:p/>
            <text:p>**Rule 0003 Evaluation**:</text:p>
            <text:p>- The rule specifies that the consumption of FOOD-1900 should be less than 10 units during a meal.</text:p>
            <text:p>- Patient3 consumed 15 units of FOOD-1900, which exceeds the allowed limit of 10 units.</text:p>
            <text:p>- **Violation**: YES for Rule 0003 due to exceeding the monitored value.</text:p>
            <text:p/>
            <text:p>**Rule 004 Evaluation**:</text:p>
            <text:p>- The rule requires that the consumption of FOOD-701337 be less than 0 units during a meal.</text:p>
            <text:p>- Since it is impossible to consume a negative amount, and Patient3 consumed 20 units (which is greater than 0), this condition is satisfied as no zero or negative intake occurred.</text:p>
            <text:p>- **Violation**: NO for Rule 004 because the consumption does not violate the "Less than 0" requirement.</text:p>
            <text:p/>
            <text:p>### Conclusion</text:p>
            <text:p/>
            <text:p>**Overall Decision**: YES, there was a violation due to Rule 0003 being breached when Patient3 consumed more butter (FOOD-1900) than allowed during lunch on April 7th, 2025.</text:p>
            <text:p/>
            <text:p>### Explanations</text:p>
            <text:p/>
            <text:p>#### For the User:</text:p>
            <text:p/>
            <text:p>During your meal today at around 1:05 PM, you ate more butter than your diet allows. The rule says you should eat less than 10 units of butter, but you had 15 units. This means you went over the limit for that food item.</text:p>
            <text:p/>
            <text:p>**Example**: "You consumed too much butter during lunch on April 7th, which exceeded the guidelines in your dietary plan."</text:p>
            <text:p/>
            <text:p>#### For the Physician:</text:p>
            <text:p/>
            <text:p>Upon reviewing Patient3's meal intake on April 7th, 2025, it was determined that a dietary monitoring rule (Rule ID: 0003) was violated. The patient consumed 15 units of FOOD-1900 (Butter), surpassing the permissible threshold set by the rule to consume less than 10 units during their meal.</text:p>
            <text:p/>
            <text:p>**Example**: "The intake of butter at lunch on April 7th exceeded acceptable levels as specified in Rule 0003, resulting in a documented dietary violation."</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16">
          <table:covered-table-cell table:number-columns-repeated="22"/>
          <table:table-cell table:number-columns-repeated="1002"/>
        </table:table-row>
        <table:table-row table:style-name="ro2">
          <table:table-cell table:style-name="ce3" office:value-type="string" table:number-columns-spanned="2" table:number-rows-spanned="3">
            <text:p>Qwen2.5:32B</text:p>
          </table:table-cell>
          <table:covered-table-cell/>
          <table:table-cell table:style-name="ce6" office:value-type="string" table:number-columns-spanned="2" table:number-rows-spanned="3">
            <text:p>YES BOTH</text:p>
          </table:table-cell>
          <table:covered-table-cell/>
          <table:table-cell table:style-name="ce9" office:value-type="string" table:number-columns-spanned="3" table:number-rows-spanned="3">
            <text:p>- For Rule-0003, the rule states that the quantity of Butter should be less than 10 grams. The patient consumed 15 grams of Butter during lunch.</text:p>
            <text:p>- For Rule-0004, the rule states that the quantity of Durum Wheat Bread should be less than 0 grams (which effectively means no consumption). The patient consumed 20 grams of Durum Wheat Bread during lunch.</text:p>
            <text:p/>
            <text:p>### Determination:</text:p>
            <text:p>- **Rule-0003**: Violation occurred because 15 grams &gt; 10 grams.</text:p>
            <text:p>- **Rule-0004**: Violation occurred because any positive quantity (20 grams) is greater than the specified value (less than 0 grams).</text:p>
          </table:table-cell>
          <table:covered-table-cell table:number-columns-repeated="2"/>
          <table:table-cell table:style-name="ce9" office:value-type="string" table:number-columns-spanned="3" table:number-rows-spanned="3">
            <text:p>- **Butter Consumption**: You were supposed to consume less than 10 grams of butter at each meal. However, during lunch on April 7th, you consumed 15 grams of butter, which is more than the allowed amount.</text:p>
            <text:p>- **Bread Consumption**: You have celiac disease and are not supposed to eat any durum wheat bread because it contains gluten that can cause adverse reactions. During lunch on April 7th, you consumed 20 grams of durum wheat bread.</text:p>
          </table:table-cell>
          <table:covered-table-cell table:number-columns-repeated="2"/>
          <table:table-cell table:style-name="ce9" office:value-type="string" table:number-columns-spanned="3" table:number-rows-spanned="3">
            <text:p>- **Rule-0003 Violation (Butter)**: The patient consumed 15 grams of Butter during the meal at 13:05:12 on April 7th. This exceeds the limit set by Rule-0003, which specifies that butter consumption should be less than 10 grams per meal.</text:p>
            <text:p>- **Rule-0004 Violation (Durum Wheat Bread)**: The patient consumed 20 grams of Durum Wheat Bread during the same meal. Given the patient's diagnosis of celiac disease, Rule-0004 specifies that no durum wheat bread should be consumed, leading to a violation as any positive quantity is non-compliant with the rule.</text:p>
          </table:table-cell>
          <table:covered-table-cell table:number-columns-repeated="2"/>
          <table:table-cell table:style-name="ce12" office:value-type="string" table:number-columns-spanned="9" table:number-rows-spanned="3">
            <text:p>### Provided Data Summary:</text:p>
            <text:p>- **Week Start**: 2025-04-07T00:00:00</text:p>
            <text:p>- **Temporal Check Time**: 2025-04-07T13:05:12</text:p>
            <text:p/>
            <text:p>#### Monitoring Rules:</text:p>
            <text:p/>
            <text:p>**Rule-0003**</text:p>
            <text:p>- **Operator**: Less (value &lt; 10)</text:p>
            <text:p>- **Monitored Entity**: FOOD-1900 (Butter)</text:p>
            <text:p>- **Timing**: Meal</text:p>
            <text:p>- **Consumed Quantity**: 15 grams</text:p>
            <text:p/>
            <text:p>**Rule-0004**</text:p>
            <text:p>- **Operator**: Less (value &lt; 0)</text:p>
            <text:p>- **Monitored Entity**: FOOD-701337 (Durum Wheat Bread)</text:p>
            <text:p>- **Timing**: Meal</text:p>
            <text:p>- **Consumed Quantity**: 20 grams</text:p>
            <text:p/>
            <text:p>#### Analysis:</text:p>
            <text:p>- For Rule-0003, the rule states that the quantity of Butter should be less than 10 grams. The patient consumed 15 grams of Butter during lunch.</text:p>
            <text:p>- For Rule-0004, the rule states that the quantity of Durum Wheat Bread should be less than 0 grams (which effectively means no consumption). The patient consumed 20 grams of Durum Wheat Bread during lunch.</text:p>
            <text:p/>
            <text:p>### Determination:</text:p>
            <text:p>- **Rule-0003**: Violation occurred because 15 grams &gt; 10 grams.</text:p>
            <text:p>- **Rule-0004**: Violation occurred because any positive quantity (20 grams) is greater than the specified value (less than 0 grams).</text:p>
            <text:p/>
            <text:p>#### Conclusion: YES, violations occurred.</text:p>
            <text:p/>
            <text:p>### Explanations:</text:p>
            <text:p/>
            <text:p>**User Explanation**:</text:p>
            <text:p>- **Butter Consumption**: You were supposed to consume less than 10 grams of butter at each meal. However, during lunch on April 7th, you consumed 15 grams of butter, which is more than the allowed amount.</text:p>
            <text:p>- **Bread Consumption**: You have celiac disease and are not supposed to eat any durum wheat bread because it contains gluten that can cause adverse reactions. During lunch on April 7th, you consumed 20 grams of durum wheat bread.</text:p>
            <text:p/>
            <text:p>**Physician Explanation**:</text:p>
            <text:p>- **Rule-0003 Violation (Butter)**: The patient consumed 15 grams of Butter during the meal at 13:05:12 on April 7th. This exceeds the limit set by Rule-0003, which specifies that butter consumption should be less than 10 grams per meal.</text:p>
            <text:p>- **Rule-0004 Violation (Durum Wheat Bread)**: The patient consumed 20 grams of Durum Wheat Bread during the same meal. Given the patient's diagnosis of celiac disease, Rule-0004 specifies that no durum wheat bread should be consumed, leading to a violation as any positive quantity is non-compliant with the rule.</text:p>
            <text:p/>
            <text:p>Based on this analysis, there were violations for both butter and durum wheat bread consumption during the specified meal.</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17">
          <table:covered-table-cell table:number-columns-repeated="22"/>
          <table:table-cell table:number-columns-repeated="1002"/>
        </table:table-row>
        <table:table-row table:style-name="ro2">
          <table:table-cell table:number-columns-repeated="1024"/>
        </table:table-row>
        <table:table-row table:style-name="ro1" table:number-rows-repeated="1048552">
          <table:table-cell table:number-columns-repeated="1024"/>
        </table:table-row>
        <table:table-row table:style-name="ro1">
          <table:table-cell table:number-columns-repeated="1024"/>
        </table:table-row>
      </table:table>
      <table:table table:name="case4" table:style-name="ta2" table:print="false">
        <table:table-column table:style-name="co1" table:default-cell-style-name="ce2"/>
        <table:table-column table:style-name="co2" table:default-cell-style-name="ce2"/>
        <table:table-column table:style-name="co3" table:default-cell-style-name="ce4"/>
        <table:table-column table:style-name="co4" table:default-cell-style-name="ce4"/>
        <table:table-column table:style-name="co3" table:number-columns-repeated="2" table:default-cell-style-name="ce4"/>
        <table:table-column table:style-name="co5" table:default-cell-style-name="ce4"/>
        <table:table-column table:style-name="co3" table:number-columns-repeated="2" table:default-cell-style-name="ce4"/>
        <table:table-column table:style-name="co9" table:default-cell-style-name="ce4"/>
        <table:table-column table:style-name="co3" table:number-columns-repeated="2" table:default-cell-style-name="ce4"/>
        <table:table-column table:style-name="co10" table:default-cell-style-name="ce4"/>
        <table:table-column table:style-name="co3" table:number-columns-repeated="8" table:default-cell-style-name="ce4"/>
        <table:table-column table:style-name="co11" table:default-cell-style-name="ce4"/>
        <table:table-column table:style-name="co3" table:number-columns-repeated="1002" table:default-cell-style-name="ce4"/>
        <table:table-row table:style-name="ro1">
          <table:table-cell table:style-name="ce1" office:value-type="string" table:number-columns-spanned="2" table:number-rows-spanned="3">
            <text:p>LLM</text:p>
          </table:table-cell>
          <table:covered-table-cell/>
          <table:table-cell table:style-name="ce1" office:value-type="string" table:number-columns-spanned="5" table:number-rows-spanned="2">
            <text:p>SUBTASK:ReasonAndDecide</text:p>
          </table:table-cell>
          <table:covered-table-cell table:number-columns-repeated="4"/>
          <table:table-cell table:style-name="ce1" office:value-type="string" table:number-columns-spanned="6" table:number-rows-spanned="2">
            <text:p>SUBTASK:Explanation</text:p>
          </table:table-cell>
          <table:covered-table-cell table:number-columns-repeated="5"/>
          <table:table-cell table:style-name="ce1" office:value-type="string" table:number-columns-spanned="9" table:number-rows-spanned="3">
            <text:p>COMPLETE RESPONSE</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1">
          <table:covered-table-cell table:number-columns-repeated="2"/>
          <table:table-cell table:style-name="ce5" office:value-type="string" table:number-columns-spanned="2" table:number-rows-spanned="1">
            <text:p>VIOLATION DECISION</text:p>
          </table:table-cell>
          <table:covered-table-cell/>
          <table:table-cell table:style-name="ce8" office:value-type="string" table:number-columns-spanned="3" table:number-rows-spanned="1">
            <text:p>REASON</text:p>
          </table:table-cell>
          <table:covered-table-cell table:number-columns-repeated="2"/>
          <table:table-cell table:style-name="ce10" office:value-type="string" table:number-columns-spanned="3" table:number-rows-spanned="1">
            <text:p>USER</text:p>
          </table:table-cell>
          <table:covered-table-cell table:number-columns-repeated="2"/>
          <table:table-cell table:style-name="ce1" office:value-type="string" table:number-columns-spanned="3" table:number-rows-spanned="1">
            <text:p>PHYSICIAN</text:p>
          </table:table-cell>
          <table:covered-table-cell table:number-columns-repeated="11"/>
          <table:table-cell table:number-columns-repeated="1002"/>
        </table:table-row>
        <table:table-row table:style-name="ro2">
          <table:table-cell table:style-name="ce3" office:value-type="string" table:number-columns-spanned="2" table:number-rows-spanned="4">
            <text:p>aya-expanse:32B</text:p>
          </table:table-cell>
          <table:covered-table-cell/>
          <table:table-cell table:style-name="ce6" office:value-type="string" table:number-columns-spanned="2" table:number-rows-spanned="4">
            <text:p>YES</text:p>
          </table:table-cell>
          <table:covered-table-cell/>
          <table:table-cell table:style-name="ce9" office:value-type="string" table:number-columns-spanned="3" table:number-rows-spanned="4">
            <text:p/>
            <text:p>1. <text:s/>**Monitoring Rule:** The monitoring rule `Rule-0005` specifies that for `Patient4`, the amount of `FOOD-1900` (Butter) consumed per week should be less than 50 units.</text:p>
            <text:p/>
            <text:p>2. <text:s/>**Consumption Data:** During the monitored week (starting 2025-04-14), `Patient4` consumed the following amounts of `FOOD-1900`:</text:p>
            <text:p/>
            <text:p><text:s text:c="4"/>* <text:s/>5 units on 2025-04-14</text:p>
            <text:p><text:s text:c="4"/>* <text:s/>8 units on 2025-04-15</text:p>
            <text:p><text:s text:c="4"/>* <text:s/>5 units on 2025-04-16</text:p>
            <text:p><text:s text:c="4"/>* <text:s/>10 units on 2025-04-17</text:p>
            <text:p><text:s text:c="4"/>* <text:s/>7 units on 2025-04-18</text:p>
            <text:p><text:s text:c="4"/>* <text:s/>15 units on 2025-04-19</text:p>
            <text:p><text:s text:c="4"/>* <text:s/>10 units on 2025-04-20</text:p>
            <text:p/>
            <text:p>3. **Total Consumption:** Adding up the daily consumption, `Patient4` consumed a total of **50** units of butter during the week.</text:p>
            <text:p/>
            <text:p>4. **Violation:** Since the total consumption (50 units) equals the threshold defined in the monitoring rule, a violation has occurred.</text:p>
          </table:table-cell>
          <table:covered-table-cell table:number-columns-repeated="2"/>
          <table:table-cell table:style-name="ce9" office:value-type="string" table:number-columns-spanned="3" table:number-rows-spanned="4">
            <text:p/>
            <text:p>You consumed the equivalent of one stick of butter this week. <text:s/>This exceeds our target limit for your diet. Please discuss this with your doctor or nutritionist to understand how to adjust your intake moving forward.</text:p>
          </table:table-cell>
          <table:covered-table-cell table:number-columns-repeated="2"/>
          <table:table-cell table:style-name="ce9" office:value-type="string" table:number-columns-spanned="3" table:number-rows-spanned="4">
            <text:p>Based on the provided monitoring rule (`Rule-0005`), the patient `Patient4` exceeded the prescribed weekly limit of 50 units of Food-1900 (Butter). <text:s/>Total consumption for the week (April 14th to April 20th) was 50 units, resulting in a violation. <text:s/>Further assessment and dietary guidance may be necessary.</text:p>
          </table:table-cell>
          <table:covered-table-cell table:number-columns-repeated="2"/>
          <table:table-cell table:style-name="ce11" office:value-type="string" table:number-columns-spanned="9" table:number-rows-spanned="4">
            <text:p>**Analysis:**</text:p>
            <text:p/>
            <text:p>After analyzing the provided data, here's my conclusion:</text:p>
            <text:p/>
            <text:p>**Answer:** **YES**, a violation occurred.</text:p>
            <text:p/>
            <text:p>**Reasoning:**</text:p>
            <text:p/>
            <text:p>1. <text:s/>**Monitoring Rule:** The monitoring rule `Rule-0005` specifies that for `Patient4`, the amount of `FOOD-1900` (Butter) consumed per week should be less than 50 units.</text:p>
            <text:p/>
            <text:p>2. <text:s/>**Consumption Data:** During the monitored week (starting 2025-04-14), `Patient4` consumed the following amounts of `FOOD-1900`:</text:p>
            <text:p/>
            <text:p><text:s text:c="4"/>* <text:s/>5 units on 2025-04-14</text:p>
            <text:p><text:s text:c="4"/>* <text:s/>8 units on 2025-04-15</text:p>
            <text:p><text:s text:c="4"/>* <text:s/>5 units on 2025-04-16</text:p>
            <text:p><text:s text:c="4"/>* <text:s/>10 units on 2025-04-17</text:p>
            <text:p><text:s text:c="4"/>* <text:s/>7 units on 2025-04-18</text:p>
            <text:p><text:s text:c="4"/>* <text:s/>15 units on 2025-04-19</text:p>
            <text:p><text:s text:c="4"/>* <text:s/>10 units on 2025-04-20</text:p>
            <text:p/>
            <text:p>3. **Total Consumption:** Adding up the daily consumption, `Patient4` consumed a total of **50** units of butter during the week.</text:p>
            <text:p/>
            <text:p>4. **Violation:** Since the total consumption (50 units) equals the threshold defined in the monitoring rule, a violation has occurred.</text:p>
            <text:p/>
            <text:p>**Explanations:**</text:p>
            <text:p/>
            <text:p>**For the User (Simple Language):**</text:p>
            <text:p/>
            <text:p>You consumed the equivalent of one stick of butter this week. <text:s/>This exceeds our target limit for your diet. Please discuss this with your doctor or nutritionist to understand how to adjust your intake moving forward.</text:p>
            <text:p/>
            <text:p/>
            <text:p>**For the Physician (Professional Terminology):**</text:p>
            <text:p/>
            <text:p>Based on the provided monitoring rule (`Rule-0005`), the patient `Patient4` exceeded the prescribed weekly limit of 50 units of Food-1900 (Butter). <text:s/>Total consumption for the week (April 14th to April 20th) was 50 units, resulting in a violation. <text:s/>Further assessment and dietary guidance may be necessary.</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1">
          <table:covered-table-cell table:number-columns-repeated="22"/>
          <table:table-cell table:number-columns-repeated="1002"/>
        </table:table-row>
        <table:table-row table:style-name="ro18">
          <table:covered-table-cell table:number-columns-repeated="22"/>
          <table:table-cell table:number-columns-repeated="1002"/>
        </table:table-row>
        <table:table-row table:style-name="ro2">
          <table:table-cell table:style-name="ce3" office:value-type="string" table:number-columns-spanned="2" table:number-rows-spanned="3">
            <text:p>gemma3:12B</text:p>
          </table:table-cell>
          <table:covered-table-cell/>
          <table:table-cell table:style-name="ce7" office:value-type="string" table:number-columns-spanned="2" table:number-rows-spanned="3">
            <text:p>YES</text:p>
          </table:table-cell>
          <table:covered-table-cell/>
          <table:table-cell table:style-name="ce9" office:value-type="string" table:number-columns-spanned="3" table:number-rows-spanned="3">
            <text:p/>
            <text:p>Rule: Rule-0005 states that the amount of food-1900 (Butter) consumed must be less than 50.</text:p>
            <text:p>Consumption: The user (Patient4) consumed Butter (food-1900) in varying amounts across multiple breakfasts: 5, 8, 5, 10, 7, 15, and 10. All of these values are greater than 50. Thus, a violation of Rule-0005 occurred on each of those breakfast occasions.</text:p>
            <text:p/>
          </table:table-cell>
          <table:covered-table-cell table:number-columns-repeated="2"/>
          <table:table-cell table:style-name="ce9" office:value-type="string" table:number-columns-spanned="3" table:number-rows-spanned="3">
            <text:p/>
            <text:p>"We've noticed that you're eating more butter than we initially recommended. The guidelines suggest keeping your butter intake below 50 units. During the last week, we've recorded that you're consuming butter amounts of 5, 8, 5, 10, 7, 15, and 10 units. Consistently exceeding this amount might affect your health, especially considering your existing heart condition. It's important to try to reduce your butter intake to meet the recommended amount. Let's discuss ways to achieve this during our next appointment."</text:p>
          </table:table-cell>
          <table:covered-table-cell table:number-columns-repeated="2"/>
          <table:table-cell table:style-name="ce9" office:value-type="string" table:number-columns-spanned="3" table:number-rows-spanned="3">
            <text:p>"Patient4 has exhibited a violation of Monitoring Rule-0005, which stipulates that Butter (fsfood:FOOD-1900) intake should be less than 50 units. Consumption data reveals intakes of 5, 8, 5, 10, 7, 15, and 10 units across the observed period. Given Patient4's existing cardiovascular diagnosis, this exceedance warrants further investigation and discussion regarding dietary modification strategies. The potential impact on lipid profiles and overall cardiovascular health needs to be evaluated, and adherence to the established dietary recommendations should be reinforced."</text:p>
          </table:table-cell>
          <table:covered-table-cell table:number-columns-repeated="2"/>
          <table:table-cell table:style-name="ce12" office:value-type="string" table:number-columns-spanned="9" table:number-rows-spanned="3">
            <text:p>Okay, I have all the data. Let's analyze it.</text:p>
            <text:p/>
            <text:p>1. Reasoning and Decision:</text:p>
            <text:p/>
            <text:p>YES - A violation occurred.</text:p>
            <text:p/>
            <text:p>Here's why:</text:p>
            <text:p/>
            <text:p>Rule: Rule-0005 states that the amount of food-1900 (Butter) consumed must be less than 50.</text:p>
            <text:p>Consumption: The user (Patient4) consumed Butter (food-1900) in varying amounts across multiple breakfasts: 5, 8, 5, 10, 7, 15, and 10. All of these values are greater than 50. Thus, a violation of Rule-0005 occurred on each of those breakfast occasions.</text:p>
            <text:p>2. Explanations:</text:p>
            <text:p/>
            <text:p>a) Explanation for the User (Patient4):</text:p>
            <text:p/>
            <text:p>"We've noticed that you're eating more butter than we initially recommended. The guidelines suggest keeping your butter intake below 50 units. During the last week, we've recorded that you're consuming butter amounts of 5, 8, 5, 10, 7, 15, and 10 units. Consistently exceeding this amount might affect your health, especially considering your existing heart condition. It's important to try to reduce your butter intake to meet the recommended amount. Let's discuss ways to achieve this during our next appointment."</text:p>
            <text:p/>
            <text:p>b) Explanation for the Physician:</text:p>
            <text:p/>
            <text:p>"Patient4 has exhibited a violation of Monitoring Rule-0005, which stipulates that Butter (fsfood:FOOD-1900) intake should be less than 50 units. Consumption data reveals intakes of 5, 8, 5, 10, 7, 15, and 10 units across the observed period. Given Patient4's existing cardiovascular diagnosis, this exceedance warrants further investigation and discussion regarding dietary modification strategies. The potential impact on lipid profiles and overall cardiovascular health needs to be evaluated, and adherence to the established dietary recommendations should be reinforced."</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19">
          <table:covered-table-cell table:number-columns-repeated="22"/>
          <table:table-cell table:number-columns-repeated="1002"/>
        </table:table-row>
        <table:table-row table:style-name="ro2">
          <table:table-cell table:style-name="ce3" office:value-type="string" table:number-columns-spanned="2" table:number-rows-spanned="3">
            <text:p>Mistral-small3.1:24B</text:p>
          </table:table-cell>
          <table:covered-table-cell/>
          <table:table-cell table:style-name="ce7" office:value-type="string" table:number-columns-spanned="2" table:number-rows-spanned="3">
            <text:p>YES</text:p>
          </table:table-cell>
          <table:covered-table-cell/>
          <table:table-cell table:style-name="ce9" office:value-type="string" table:number-columns-spanned="3" table:number-rows-spanned="3">
            <text:p>Based on the provided data, let's analyze whether a violation occurred:</text:p>
            <text:p/>
            <text:p>1. **Monitoring Rule**:</text:p>
            <text:p><text:s text:c="3"/>- **Rule ID**: 0005</text:p>
            <text:p><text:s text:c="3"/>- **Monitored Entity**: FOOD-1900 (Butter)</text:p>
            <text:p><text:s text:c="3"/>- **Monitored Value**: 50</text:p>
            <text:p><text:s text:c="3"/>- **Operator**: Less</text:p>
            <text:p><text:s text:c="3"/>- **Timing**: Weekly</text:p>
            <text:p/>
            <text:p>2. **User Data**:</text:p>
            <text:p><text:s text:c="3"/>- **User**: Patient4</text:p>
            <text:p><text:s text:c="3"/>- **Age**: 67</text:p>
            <text:p><text:s text:c="3"/>- **Diagnosis**: Cardiovascular disease</text:p>
            <text:p><text:s text:c="3"/>- **Consumed Food (Butter) Quantities**:</text:p>
            <text:p><text:s text:c="5"/>- 2025-04-14: 5 units</text:p>
            <text:p><text:s text:c="5"/>- 2025-04-15: 8 units</text:p>
            <text:p><text:s text:c="5"/>- 2025-04-16: 5 units</text:p>
            <text:p><text:s text:c="5"/>- 2025-04-17: 10 units</text:p>
            <text:p><text:s text:c="5"/>- 2025-04-18: 7 units</text:p>
            <text:p><text:s text:c="5"/>- 2025-04-19: 15 units</text:p>
            <text:p><text:s text:c="5"/>- 2025-04-20: 10 units</text:p>
            <text:p/>
            <text:p>3. **Total Consumption**:</text:p>
            <text:p><text:s text:c="3"/>- Sum of consumed butter units: 5 + 8 + 5 + 10 + 7 + 15 + 10 = 60 units</text:p>
            <text:p/>
            <text:p>4. **Rule Violation Check**:</text:p>
            <text:p><text:s text:c="3"/>- The rule specifies that the consumption of butter should be less than 50 units per week.</text:p>
            <text:p><text:s text:c="3"/>- Patient4 consumed 60 units of butter in the week from 2025-04-14 to 2025-04-20.</text:p>
            <text:p/>
            <text:p>**Conclusion**:</text:p>
            <text:p>- Since the total consumption (60 units) is greater than the monitored value (50 units), a violation occurred.</text:p>
          </table:table-cell>
          <table:covered-table-cell table:number-columns-repeated="2"/>
          <table:table-cell table:style-name="ce9" office:value-type="string" table:number-columns-spanned="3" table:number-rows-spanned="3">
            <text:p>- You have a dietary rule that limits your butter consumption to less than 50 units per week.</text:p>
            <text:p>- This week, from April 14 to April 20, 2025, you consumed a total of 60 units of butter.</text:p>
            <text:p>- Unfortunately, this exceeds the allowed limit, so a violation has occurred.</text:p>
            <text:p>- Please try to reduce your butter intake to stay within the recommended limit.</text:p>
          </table:table-cell>
          <table:covered-table-cell table:number-columns-repeated="2"/>
          <table:table-cell table:style-name="ce9" office:value-type="string" table:number-columns-spanned="3" table:number-rows-spanned="3">
            <text:p>- The monitoring rule for Patient4 (age 67, diagnosed with cardiovascular disease) specifies a weekly limit of less than 50 units of butter consumption.</text:p>
            <text:p>- Over the week from 2025-04-14 to 2025-04-20, Patient4 consumed a total of 60 units of butter.</text:p>
            <text:p>- This consumption exceeds the specified limit, resulting in a violation of the dietary rule.</text:p>
            <text:p>- The violation indicates a need for dietary intervention to adhere to the prescribed limits, which are crucial for managing cardiovascular health.</text:p>
            <text:p>- Recommendations should include strategies to reduce butter intake and adhere to the dietary guidelines to mitigate potential health risks.</text:p>
          </table:table-cell>
          <table:covered-table-cell table:number-columns-repeated="2"/>
          <table:table-cell table:style-name="ce9" office:value-type="string" table:number-columns-spanned="9" table:number-rows-spanned="3">
            <text:p>### Reasoning and Decision</text:p>
            <text:p/>
            <text:p>Based on the provided data, let's analyze whether a violation occurred:</text:p>
            <text:p/>
            <text:p>1. **Monitoring Rule**:</text:p>
            <text:p><text:s text:c="3"/>- **Rule ID**: 0005</text:p>
            <text:p><text:s text:c="3"/>- **Monitored Entity**: FOOD-1900 (Butter)</text:p>
            <text:p><text:s text:c="3"/>- **Monitored Value**: 50</text:p>
            <text:p><text:s text:c="3"/>- **Operator**: Less</text:p>
            <text:p><text:s text:c="3"/>- **Timing**: Weekly</text:p>
            <text:p/>
            <text:p>2. **User Data**:</text:p>
            <text:p><text:s text:c="3"/>- **User**: Patient4</text:p>
            <text:p><text:s text:c="3"/>- **Age**: 67</text:p>
            <text:p><text:s text:c="3"/>- **Diagnosis**: Cardiovascular disease</text:p>
            <text:p><text:s text:c="3"/>- **Consumed Food (Butter) Quantities**:</text:p>
            <text:p><text:s text:c="5"/>- 2025-04-14: 5 units</text:p>
            <text:p><text:s text:c="5"/>- 2025-04-15: 8 units</text:p>
            <text:p><text:s text:c="5"/>- 2025-04-16: 5 units</text:p>
            <text:p><text:s text:c="5"/>- 2025-04-17: 10 units</text:p>
            <text:p><text:s text:c="5"/>- 2025-04-18: 7 units</text:p>
            <text:p><text:s text:c="5"/>- 2025-04-19: 15 units</text:p>
            <text:p><text:s text:c="5"/>- 2025-04-20: 10 units</text:p>
            <text:p/>
            <text:p>3. **Total Consumption**:</text:p>
            <text:p><text:s text:c="3"/>- Sum of consumed butter units: 5 + 8 + 5 + 10 + 7 + 15 + 10 = 60 units</text:p>
            <text:p/>
            <text:p>4. **Rule Violation Check**:</text:p>
            <text:p><text:s text:c="3"/>- The rule specifies that the consumption of butter should be less than 50 units per week.</text:p>
            <text:p><text:s text:c="3"/>- Patient4 consumed 60 units of butter in the week from 2025-04-14 to 2025-04-20.</text:p>
            <text:p/>
            <text:p>**Conclusion**:</text:p>
            <text:p>- Since the total consumption (60 units) is greater than the monitored value (50 units), a violation occurred.</text:p>
            <text:p/>
            <text:p>**Answer**: YES</text:p>
            <text:p/>
            <text:p>### Explanation for the User</text:p>
            <text:p/>
            <text:p>**Simple Explanation**:</text:p>
            <text:p>- You have a dietary rule that limits your butter consumption to less than 50 units per week.</text:p>
            <text:p>- This week, from April 14 to April 20, 2025, you consumed a total of 60 units of butter.</text:p>
            <text:p>- Unfortunately, this exceeds the allowed limit, so a violation has occurred.</text:p>
            <text:p>- Please try to reduce your butter intake to stay within the recommended limit.</text:p>
            <text:p/>
            <text:p>### Explanation for the Physician</text:p>
            <text:p/>
            <text:p>**Professional Explanation**:</text:p>
            <text:p>- The monitoring rule for Patient4 (age 67, diagnosed with cardiovascular disease) specifies a weekly limit of less than 50 units of butter consumption.</text:p>
            <text:p>- Over the week from 2025-04-14 to 2025-04-20, Patient4 consumed a total of 60 units of butter.</text:p>
            <text:p>- This consumption exceeds the specified limit, resulting in a violation of the dietary rule.</text:p>
            <text:p>- The violation indicates a need for dietary intervention to adhere to the prescribed limits, which are crucial for managing cardiovascular health.</text:p>
            <text:p>- Recommendations should include strategies to reduce butter intake and adhere to the dietary guidelines to mitigate potential health risks.</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20">
          <table:covered-table-cell table:number-columns-repeated="22"/>
          <table:table-cell table:number-columns-repeated="1002"/>
        </table:table-row>
        <table:table-row table:style-name="ro2">
          <table:table-cell table:style-name="ce3" office:value-type="string" table:number-columns-spanned="2" table:number-rows-spanned="3">
            <text:p>Llama3.2:3B</text:p>
          </table:table-cell>
          <table:covered-table-cell/>
          <table:table-cell table:style-name="ce6" office:value-type="string" table:number-columns-spanned="2" table:number-rows-spanned="3">
            <text:p>YES</text:p>
          </table:table-cell>
          <table:covered-table-cell/>
          <table:table-cell table:style-name="ce9" office:value-type="string" table:number-columns-spanned="3" table:number-rows-spanned="3">
            <text:p/>
            <text:p>To determine if a violation occurred, we need to analyze the monitoring rule and the user's consumption data. The monitoring rule is:</text:p>
            <text:p/>
            <text:p>:Rule-0005 rdf:type fsguid:MonitoringRule ;</text:p>
            <text:p><text:s text:c="4"/>fsguid:monitors :Patient4 ;</text:p>
            <text:p><text:s text:c="4"/>fsguid:hasMonitoredValue 50 ;</text:p>
            <text:p><text:s text:c="4"/>fsguid:hasOperator "Less" ;</text:p>
            <text:p><text:s text:c="4"/>fsguid:hasRuleId "0005" ;</text:p>
            <text:p><text:s text:c="4"/>fsguid:monitoredEntity fsfood:FOOD-1900 ;</text:p>
            <text:p><text:s text:c="4"/>fsguid:monitoredEntityType fscore:Food ;</text:p>
            <text:p/>
            <text:p>This monitoring rule specifies that the user, :Patient4, is monitored for consumption of fsfood:FOOD-1900 with a maximum allowed value of 50.</text:p>
            <text:p/>
            <text:p>The user's consumption data shows that on various dates, the user consumed different amounts of fsfood:FOOD-1900. For example:</text:p>
            <text:p/>
            <text:p>:Breakfast-P4-1 rdf:type owl:NamedIndividual ,</text:p>
            <text:p><text:s text:c="25"/>fsuser:Breakfast ;</text:p>
            <text:p><text:s text:c="16"/>fsuser:hasConsumedFood :ConsumedFood-Breakfast-P4-1-FOOD1900 ;</text:p>
            <text:p><text:s text:c="16"/>fsuser:hasTimestamp "2025-04-14T08:03:12"^^xsd:dateTime .</text:p>
            <text:p/>
            <text:p>The timestamp of the temporal check is 2025-04-20T23:59:59^^xsd:dateTime.</text:p>
            <text:p/>
            <text:p>Since the maximum allowed value for fsfood:FOOD-1900 is 50, and on 2025-04-20T23:59:59^^xsd:dateTime, the user consumed 10 units of fsfood:FOOD-1900 (as shown in :ConsumedFood-Breakfast-P4-7-FOOD-1900), which exceeds the maximum allowed value.</text:p>
          </table:table-cell>
          <table:covered-table-cell table:number-columns-repeated="2"/>
          <table:table-cell table:style-name="ce9" office:value-type="string" table:number-columns-spanned="3" table:number-rows-spanned="3">
            <text:p/>
            <text:p>"Hi, I want to explain what happened. The monitoring system checked my food consumption on 2025-04-20T23:59:59^^xsd:dateTime and found that I exceeded the maximum allowed value for fsfood:FOOD-1900 (10 units) compared to the rule set by my healthcare provider. I know I had a lot of butter on toast that day, but I didn't realize it would trigger a warning. The system is helping me stay on track with my diet and make healthier choices."</text:p>
          </table:table-cell>
          <table:covered-table-cell table:number-columns-repeated="2"/>
          <table:table-cell table:style-name="ce9" office:value-type="string" table:number-columns-spanned="3" table:number-rows-spanned="3">
            <text:p>"A violation of the monitoring rule for fsfood:FOOD-1900 was detected on 2025-04-20T23:59:59^^xsd:dateTime, where the user consumed 10 units of fsfood:FOOD-1900, exceeding the maximum allowed value of 50. This is an important observation, as it indicates a potential issue with the patient's dietary habits. Further analysis and discussion with the patient are necessary to determine the root cause of this violation and develop strategies for improvement."</text:p>
          </table:table-cell>
          <table:covered-table-cell table:number-columns-repeated="2"/>
          <table:table-cell table:style-name="ce12" office:value-type="string" table:number-columns-spanned="9" table:number-rows-spanned="3">
            <text:p>Based on the provided input, I will now determine if a violation occurred, provide two detailed explanations for the user and physician, and reason and decide based on the given data.</text:p>
            <text:p/>
            <text:p>**Reasoning and Decision**</text:p>
            <text:p/>
            <text:p>To determine if a violation occurred, we need to analyze the monitoring rule and the user's consumption data. The monitoring rule is:</text:p>
            <text:p/>
            <text:p>:Rule-0005 rdf:type fsguid:MonitoringRule ;</text:p>
            <text:p><text:s text:c="4"/>fsguid:monitors :Patient4 ;</text:p>
            <text:p><text:s text:c="4"/>fsguid:hasMonitoredValue 50 ;</text:p>
            <text:p><text:s text:c="4"/>fsguid:hasOperator "Less" ;</text:p>
            <text:p><text:s text:c="4"/>fsguid:hasRuleId "0005" ;</text:p>
            <text:p><text:s text:c="4"/>fsguid:monitoredEntity fsfood:FOOD-1900 ;</text:p>
            <text:p><text:s text:c="4"/>fsguid:monitoredEntityType fscore:Food ;</text:p>
            <text:p/>
            <text:p>This monitoring rule specifies that the user, :Patient4, is monitored for consumption of fsfood:FOOD-1900 with a maximum allowed value of 50.</text:p>
            <text:p/>
            <text:p>The user's consumption data shows that on various dates, the user consumed different amounts of fsfood:FOOD-1900. For example:</text:p>
            <text:p/>
            <text:p>:Breakfast-P4-1 rdf:type owl:NamedIndividual ,</text:p>
            <text:p><text:s text:c="25"/>fsuser:Breakfast ;</text:p>
            <text:p><text:s text:c="16"/>fsuser:hasConsumedFood :ConsumedFood-Breakfast-P4-1-FOOD1900 ;</text:p>
            <text:p><text:s text:c="16"/>fsuser:hasTimestamp "2025-04-14T08:03:12"^^xsd:dateTime .</text:p>
            <text:p/>
            <text:p>The timestamp of the temporal check is 2025-04-20T23:59:59^^xsd:dateTime.</text:p>
            <text:p/>
            <text:p>Since the maximum allowed value for fsfood:FOOD-1900 is 50, and on 2025-04-20T23:59:59^^xsd:dateTime, the user consumed 10 units of fsfood:FOOD-1900 (as shown in :ConsumedFood-Breakfast-P4-7-FOOD-1900), which exceeds the maximum allowed value.</text:p>
            <text:p/>
            <text:p>**YES**, a violation occurred based on the provided data.</text:p>
            <text:p/>
            <text:p>**Explanations**</text:p>
            <text:p/>
            <text:p>**User Explanation**</text:p>
            <text:p/>
            <text:p>"Hi, I want to explain what happened. The monitoring system checked my food consumption on 2025-04-20T23:59:59^^xsd:dateTime and found that I exceeded the maximum allowed value for fsfood:FOOD-1900 (10 units) compared to the rule set by my healthcare provider. I know I had a lot of butter on toast that day, but I didn't realize it would trigger a warning. The system is helping me stay on track with my diet and make healthier choices."</text:p>
            <text:p/>
            <text:p>**Physician Explanation**</text:p>
            <text:p/>
            <text:p>"A violation of the monitoring rule for fsfood:FOOD-1900 was detected on 2025-04-20T23:59:59^^xsd:dateTime, where the user consumed 10 units of fsfood:FOOD-1900, exceeding the maximum allowed value of 50. This is an important observation, as it indicates a potential issue with the patient's dietary habits. Further analysis and discussion with the patient are necessary to determine the root cause of this violation and develop strategies for improvement."</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11">
          <table:covered-table-cell table:number-columns-repeated="22"/>
          <table:table-cell table:number-columns-repeated="1002"/>
        </table:table-row>
        <table:table-row table:style-name="ro2">
          <table:table-cell table:style-name="ce3" office:value-type="string" table:number-columns-spanned="2" table:number-rows-spanned="3">
            <text:p>phi4:14B</text:p>
          </table:table-cell>
          <table:covered-table-cell/>
          <table:table-cell table:style-name="ce6" office:value-type="string" table:number-columns-spanned="2" table:number-rows-spanned="3">
            <text:p>YES</text:p>
          </table:table-cell>
          <table:covered-table-cell/>
          <table:table-cell table:style-name="ce9" office:value-type="string" table:number-columns-spanned="3" table:number-rows-spanned="3">
            <text:p>### Given Data:</text:p>
            <text:p/>
            <text:p>1. **Monitoring Rule (`:Rule-0005`):**</text:p>
            <text:p><text:s text:c="3"/>- Monitored Entity: Butter (`fsfood:FOOD-1900`)</text:p>
            <text:p><text:s text:c="3"/>- Condition: Total weekly butter consumption should be "Less" than 50 units.</text:p>
            <text:p><text:s text:c="3"/>- Timing: Weekly</text:p>
            <text:p/>
            <text:p>2. **User Consumption Data (`:Patient4`):**</text:p>
            <text:p><text:s text:c="3"/>- Consumed the following amounts of butter (units) on these specific days:</text:p>
            <text:p><text:s text:c="5"/>- April 14, 2025: 5</text:p>
            <text:p><text:s text:c="5"/>- April 15, 2025: 8</text:p>
            <text:p><text:s text:c="5"/>- April 16, 2025: 5</text:p>
            <text:p><text:s text:c="5"/>- April 17, 2025: 10</text:p>
            <text:p><text:s text:c="5"/>- April 18, 2025: 7</text:p>
            <text:p><text:s text:c="5"/>- April 19, 2025: 15</text:p>
            <text:p><text:s text:c="5"/>- April 20, 2025: 10</text:p>
            <text:p/>
            <text:p>3. **Temporal Context:**</text:p>
            <text:p><text:s text:c="3"/>- Week Start: `2025-04-14T00:00:00`</text:p>
            <text:p><text:s text:c="3"/>- Temporal Check (Week End): `2025-04-20T23:59:59`</text:p>
            <text:p/>
            <text:p>### Steps to Determine Violation:</text:p>
            <text:p/>
            <text:p>1. **Calculate Total Consumption for the Specified Period:**</text:p>
            <text:p/>
            <text:p><text:s text:c="3"/>Sum the butter consumption from April 14th, 2025, to April 20th, 2025:</text:p>
            <text:p><text:s text:c="3"/></text:p>
            <text:p><text:s text:c="3"/></text:p>
            <text:p><text:s text:c="3"/>Total = 5 + 8 + 5 + 10 + 7 + 15 + 10 = 60</text:p>
            <text:p><text:s text:c="3"/></text:p>
            <text:p/>
            <text:p>2. **Compare with the Rule's Condition:**</text:p>
            <text:p/>
            <text:p><text:s text:c="3"/>- The rule specifies that consumption should be "Less" than 50 units within the week.</text:p>
            <text:p><text:s text:c="3"/>- Actual consumption is 60 units.</text:p>
            <text:p/>
            <text:p>3. **Evaluate Against Temporal Check:**</text:p>
            <text:p/>
            <text:p><text:s text:c="3"/>- All recorded meals and their timestamps fall within the specified period from April 14th, 2025, to April 20th, 2025.</text:p>
            <text:p><text:s text:c="3"/>- The temporal check confirms that all data considered for this evaluation is valid and falls within the defined week.</text:p>
          </table:table-cell>
          <table:covered-table-cell table:number-columns-repeated="2"/>
          <table:table-cell table:style-name="ce9" office:value-type="string" table:number-columns-spanned="3" table:number-rows-spanned="3">
            <text:p>"Hi [User's Name],</text:p>
            <text:p/>
            <text:p>We've reviewed your food diary from April 14th to April 20th, and noticed that you consumed more butter than recommended according to our health guidelines. The guideline specifies a limit of less than 50 units per week, but it looks like you had 60 units during this period.</text:p>
            <text:p/>
            <text:p>Let’s talk about ways we can adjust your meal plans to better align with these dietary recommendations. Please reach out if you need any guidance or support!"</text:p>
          </table:table-cell>
          <table:covered-table-cell table:number-columns-repeated="2"/>
          <table:table-cell table:style-name="ce9" office:value-type="string" table:number-columns-spanned="3" table:number-rows-spanned="3">
            <text:p>"Dear Dr. [Physician's Name],</text:p>
            <text:p/>
            <text:p>After analyzing Patient4's food consumption from April 14th, 2025, to April 20th, 2025, a violation of their diet was detected concerning butter intake. The dietary rule states that weekly consumption should not exceed 50 units.</text:p>
            <text:p/>
            <text:p>During this week, the patient consumed a total of 60 units of butter, surpassing the guideline by 10 units. This deviation suggests non-compliance with the prescribed dietary limits and may warrant discussion on strategies to reinforce adherence or potential modifications to their meal plan."</text:p>
            <text:p/>
          </table:table-cell>
          <table:covered-table-cell table:number-columns-repeated="2"/>
          <table:table-cell table:style-name="ce12" office:value-type="string" table:number-columns-spanned="9" table:number-rows-spanned="3">
            <text:p>To determine if a dietary guideline violation occurred for the user, we need to analyze the food consumption data against the monitoring rule within the specified temporal context. Here's how we proceed:</text:p>
            <text:p/>
            <text:p>### Given Data:</text:p>
            <text:p/>
            <text:p>1. **Monitoring Rule (`:Rule-0005`):**</text:p>
            <text:p><text:s text:c="3"/>- Monitored Entity: Butter (`fsfood:FOOD-1900`)</text:p>
            <text:p><text:s text:c="3"/>- Condition: Total weekly butter consumption should be "Less" than 50 units.</text:p>
            <text:p><text:s text:c="3"/>- Timing: Weekly</text:p>
            <text:p/>
            <text:p>2. **User Consumption Data (`:Patient4`):**</text:p>
            <text:p><text:s text:c="3"/>- Consumed the following amounts of butter (units) on these specific days:</text:p>
            <text:p><text:s text:c="5"/>- April 14, 2025: 5</text:p>
            <text:p><text:s text:c="5"/>- April 15, 2025: 8</text:p>
            <text:p><text:s text:c="5"/>- April 16, 2025: 5</text:p>
            <text:p><text:s text:c="5"/>- April 17, 2025: 10</text:p>
            <text:p><text:s text:c="5"/>- April 18, 2025: 7</text:p>
            <text:p><text:s text:c="5"/>- April 19, 2025: 15</text:p>
            <text:p><text:s text:c="5"/>- April 20, 2025: 10</text:p>
            <text:p/>
            <text:p>3. **Temporal Context:**</text:p>
            <text:p><text:s text:c="3"/>- Week Start: `2025-04-14T00:00:00`</text:p>
            <text:p><text:s text:c="3"/>- Temporal Check (Week End): `2025-04-20T23:59:59`</text:p>
            <text:p/>
            <text:p>### Steps to Determine Violation:</text:p>
            <text:p/>
            <text:p>1. **Calculate Total Consumption for the Specified Period:**</text:p>
            <text:p/>
            <text:p><text:s text:c="3"/>Sum the butter consumption from April 14th, 2025, to April 20th, 2025:</text:p>
            <text:p><text:s text:c="3"/></text:p>
            <text:p><text:s text:c="3"/></text:p>
            <text:p><text:s text:c="3"/>Total = 5 + 8 + 5 + 10 + 7 + 15 + 10 = 60</text:p>
            <text:p><text:s text:c="3"/></text:p>
            <text:p/>
            <text:p>2. **Compare with the Rule's Condition:**</text:p>
            <text:p/>
            <text:p><text:s text:c="3"/>- The rule specifies that consumption should be "Less" than 50 units within the week.</text:p>
            <text:p><text:s text:c="3"/>- Actual consumption is 60 units.</text:p>
            <text:p/>
            <text:p>3. **Evaluate Against Temporal Check:**</text:p>
            <text:p/>
            <text:p><text:s text:c="3"/>- All recorded meals and their timestamps fall within the specified period from April 14th, 2025, to April 20th, 2025.</text:p>
            <text:p><text:s text:c="3"/>- The temporal check confirms that all data considered for this evaluation is valid and falls within the defined week.</text:p>
            <text:p/>
            <text:p>### Conclusion:</text:p>
            <text:p/>
            <text:p>- **Decision:** YES, a violation occurred.</text:p>
            <text:p/>
            <text:p>The user's consumption of butter exceeded the specified limit set by Rule-0005. The total weekly intake was 60 units, which is greater than the allowed maximum of 50 units.</text:p>
            <text:p/>
            <text:p>### Explanation for the User:</text:p>
            <text:p/>
            <text:p>"Hi [User's Name],</text:p>
            <text:p/>
            <text:p>We've reviewed your food diary from April 14th to April 20th, and noticed that you consumed more butter than recommended according to our health guidelines. The guideline specifies a limit of less than 50 units per week, but it looks like you had 60 units during this period.</text:p>
            <text:p/>
            <text:p>Let’s talk about ways we can adjust your meal plans to better align with these dietary recommendations. Please reach out if you need any guidance or support!"</text:p>
            <text:p/>
            <text:p>### Explanation for the Physician:</text:p>
            <text:p/>
            <text:p>"Dear Dr. [Physician's Name],</text:p>
            <text:p/>
            <text:p>After analyzing Patient4's food consumption from April 14th, 2025, to April 20th, 2025, a violation of their diet was detected concerning butter intake. The dietary rule states that weekly consumption should not exceed 50 units.</text:p>
            <text:p/>
            <text:p>During this week, the patient consumed a total of 60 units of butter, surpassing the guideline by 10 units. This deviation suggests non-compliance with the prescribed dietary limits and may warrant discussion on strategies to reinforce adherence or potential modifications to their meal plan."</text:p>
            <text:p/>
            <text:p>This analysis ensures that both users and healthcare professionals understand the nature and implications of the identified violation based on the provided data and rule framework.</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21">
          <table:covered-table-cell table:number-columns-repeated="22"/>
          <table:table-cell table:number-columns-repeated="1002"/>
        </table:table-row>
        <table:table-row table:style-name="ro2">
          <table:table-cell table:style-name="ce3" office:value-type="string" table:number-columns-spanned="2" table:number-rows-spanned="3">
            <text:p>Qwen2.5:32B</text:p>
          </table:table-cell>
          <table:covered-table-cell/>
          <table:table-cell table:style-name="ce6" office:value-type="string" table:number-columns-spanned="2" table:number-rows-spanned="3">
            <text:p>YES</text:p>
          </table:table-cell>
          <table:covered-table-cell/>
          <table:table-cell table:style-name="ce9" office:value-type="string" table:number-columns-spanned="3" table:number-rows-spanned="3">
            <text:p>### Analysis</text:p>
            <text:p/>
            <text:p>1. **Monitoring Rule**:</text:p>
            <text:p><text:s text:c="3"/>- **Rule ID**: 0005</text:p>
            <text:p><text:s text:c="3"/>- **Monitored Entity**: `fsfood:FOOD-1900` (Butter)</text:p>
            <text:p><text:s text:c="3"/>- **Operator**: Less (`fsguid:hasOperator "Less"`)</text:p>
            <text:p><text:s text:c="3"/>- **Value**: 50 grams per week</text:p>
            <text:p><text:s text:c="3"/>- **Timing**: Weekly</text:p>
            <text:p/>
            <text:p>2. **Consumption Data**:</text:p>
            <text:p><text:s text:c="3"/>- The user `Patient4` consumed the following amounts of butter each day within the specified week (2025-04-14 to 2025-04-20):</text:p>
            <text:p><text:s text:c="5"/>- 2025-04-14: 5 grams</text:p>
            <text:p><text:s text:c="5"/>- 2025-04-15: 8 grams</text:p>
            <text:p><text:s text:c="5"/>- 2025-04-16: 5 grams</text:p>
            <text:p><text:s text:c="5"/>- 2025-04-17: 10 grams</text:p>
            <text:p><text:s text:c="5"/>- 2025-04-18: 7 grams</text:p>
            <text:p><text:s text:c="5"/>- 2025-04-19: 15 grams</text:p>
            <text:p><text:s text:c="5"/>- 2025-04-20: 10 grams</text:p>
            <text:p/>
            <text:p>3. **Total Consumption**:</text:p>
            <text:p><text:s text:c="3"/>- Total consumption over the week = \(5 + 8 + 5 + 10 + 7 + 15 + 10\) grams = 60 grams</text:p>
            <text:p/>
            <text:p>### Determination of Violation</text:p>
            <text:p/>
            <text:p>The rule specifies that the user should consume less than 50 grams of butter per week. However, the total consumption over the week is 60 grams, which exceeds the specified limit.</text:p>
          </table:table-cell>
          <table:covered-table-cell table:number-columns-repeated="2"/>
          <table:table-cell table:style-name="ce9" office:value-type="string" table:number-columns-spanned="3" table:number-rows-spanned="3">
            <text:p>Dear Patient4,</text:p>
            <text:p>Based on your food intake records for the past week (from April 14 to April 20), you consumed a total of 60 grams of butter. Your dietary guideline specifies that you should consume less than 50 grams of butter per week. Therefore, you have exceeded this limit by consuming more butter than allowed.</text:p>
            <text:p/>
            <text:p>To stay within your recommended guidelines, please try to reduce the amount of butter in your meals over the next week.</text:p>
            <text:p/>
            <text:p>Best regards,</text:p>
            <text:p>Your Healthcare Team</text:p>
          </table:table-cell>
          <table:covered-table-cell table:number-columns-repeated="2"/>
          <table:table-cell table:style-name="ce9" office:value-type="string" table:number-columns-spanned="3" table:number-rows-spanned="3">
            <text:p>Dear Healthcare Provider,</text:p>
            <text:p/>
            <text:p>The patient `Patient4` has been monitored for their consumption of butter (food ID: FOOD-1900) from April 14 to April 20, 2025. The monitoring rule specifies that the total weekly intake should be less than 50 grams.</text:p>
            <text:p/>
            <text:p>However, the recorded consumption over this period is as follows:</text:p>
            <text:p>- 2025-04-14: 5 grams</text:p>
            <text:p>- 2025-04-15: 8 grams</text:p>
            <text:p>- 2025-04-16: 5 grams</text:p>
            <text:p>- 2025-04-17: 10 grams</text:p>
            <text:p>- 2025-04-18: 7 grams</text:p>
            <text:p>- 2025-04-19: 15 grams</text:p>
            <text:p>- 2025-04-20: 10 grams</text:p>
            <text:p/>
            <text:p>The total consumption over the week is 60 grams, which exceeds the specified limit of 50 grams.</text:p>
            <text:p/>
            <text:p>**Violation:** The patient has exceeded the allowed weekly intake of butter by 10 grams. This deviation from the prescribed dietary guideline may need to be addressed in the next consultation.</text:p>
            <text:p/>
            <text:p>Best regards,</text:p>
            <text:p>[Your Name]</text:p>
            <text:p>Healthcare Data Analyst</text:p>
          </table:table-cell>
          <table:covered-table-cell table:number-columns-repeated="2"/>
          <table:table-cell table:style-name="ce12" office:value-type="string" table:number-columns-spanned="9" table:number-rows-spanned="3">
            <text:p>Thank you for providing the timestamps. Let's analyze whether a violation occurred based on the provided data and rules.</text:p>
            <text:p/>
            <text:p>### Analysis</text:p>
            <text:p/>
            <text:p>1. **Monitoring Rule**:</text:p>
            <text:p><text:s text:c="3"/>- **Rule ID**: 0005</text:p>
            <text:p><text:s text:c="3"/>- **Monitored Entity**: `fsfood:FOOD-1900` (Butter)</text:p>
            <text:p><text:s text:c="3"/>- **Operator**: Less (`fsguid:hasOperator "Less"`)</text:p>
            <text:p><text:s text:c="3"/>- **Value**: 50 grams per week</text:p>
            <text:p><text:s text:c="3"/>- **Timing**: Weekly</text:p>
            <text:p/>
            <text:p>2. **Consumption Data**:</text:p>
            <text:p><text:s text:c="3"/>- The user `Patient4` consumed the following amounts of butter each day within the specified week (2025-04-14 to 2025-04-20):</text:p>
            <text:p><text:s text:c="5"/>- 2025-04-14: 5 grams</text:p>
            <text:p><text:s text:c="5"/>- 2025-04-15: 8 grams</text:p>
            <text:p><text:s text:c="5"/>- 2025-04-16: 5 grams</text:p>
            <text:p><text:s text:c="5"/>- 2025-04-17: 10 grams</text:p>
            <text:p><text:s text:c="5"/>- 2025-04-18: 7 grams</text:p>
            <text:p><text:s text:c="5"/>- 2025-04-19: 15 grams</text:p>
            <text:p><text:s text:c="5"/>- 2025-04-20: 10 grams</text:p>
            <text:p/>
            <text:p>3. **Total Consumption**:</text:p>
            <text:p><text:s text:c="3"/>- Total consumption over the week = \(5 + 8 + 5 + 10 + 7 + 15 + 10\) grams = 60 grams</text:p>
            <text:p/>
            <text:p>### Determination of Violation</text:p>
            <text:p/>
            <text:p>The rule specifies that the user should consume less than 50 grams of butter per week. However, the total consumption over the week is 60 grams, which exceeds the specified limit.</text:p>
            <text:p/>
            <text:p>#### Decision: **YES**, a violation occurred.</text:p>
            <text:p/>
            <text:p>### Detailed Explanations</text:p>
            <text:p/>
            <text:p>#### User Explanation:</text:p>
            <text:p>Dear Patient4,</text:p>
            <text:p>Based on your food intake records for the past week (from April 14 to April 20), you consumed a total of 60 grams of butter. Your dietary guideline specifies that you should consume less than 50 grams of butter per week. Therefore, you have exceeded this limit by consuming more butter than allowed.</text:p>
            <text:p/>
            <text:p>To stay within your recommended guidelines, please try to reduce the amount of butter in your meals over the next week.</text:p>
            <text:p/>
            <text:p>Best regards,</text:p>
            <text:p>Your Healthcare Team</text:p>
            <text:p/>
            <text:p>#### Physician Explanation:</text:p>
            <text:p>Dear Healthcare Provider,</text:p>
            <text:p/>
            <text:p>The patient `Patient4` has been monitored for their consumption of butter (food ID: FOOD-1900) from April 14 to April 20, 2025. The monitoring rule specifies that the total weekly intake should be less than 50 grams.</text:p>
            <text:p/>
            <text:p>However, the recorded consumption over this period is as follows:</text:p>
            <text:p>- 2025-04-14: 5 grams</text:p>
            <text:p>- 2025-04-15: 8 grams</text:p>
            <text:p>- 2025-04-16: 5 grams</text:p>
            <text:p>- 2025-04-17: 10 grams</text:p>
            <text:p>- 2025-04-18: 7 grams</text:p>
            <text:p>- 2025-04-19: 15 grams</text:p>
            <text:p>- 2025-04-20: 10 grams</text:p>
            <text:p/>
            <text:p>The total consumption over the week is 60 grams, which exceeds the specified limit of 50 grams.</text:p>
            <text:p/>
            <text:p>**Violation:** The patient has exceeded the allowed weekly intake of butter by 10 grams. This deviation from the prescribed dietary guideline may need to be addressed in the next consultation.</text:p>
            <text:p/>
            <text:p>Best regards,</text:p>
            <text:p>[Your Name]</text:p>
            <text:p>Healthcare Data Analyst</text:p>
            <text:p/>
            <text:p>This analysis confirms that a violation occurred due to the excess consumption of butter over the specified week.</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22">
          <table:covered-table-cell table:number-columns-repeated="22"/>
          <table:table-cell table:number-columns-repeated="1002"/>
        </table:table-row>
        <table:table-row table:style-name="ro2">
          <table:table-cell table:number-columns-repeated="1024"/>
        </table:table-row>
        <table:table-row table:style-name="ro1" table:number-rows-repeated="1048552">
          <table:table-cell table:number-columns-repeated="1024"/>
        </table:table-row>
        <table:table-row table:style-name="ro1">
          <table:table-cell table:number-columns-repeated="1024"/>
        </table:table-row>
      </table:table>
      <table:table table:name="case5" table:style-name="ta2" table:print="false">
        <table:table-column table:style-name="co1" table:default-cell-style-name="ce2"/>
        <table:table-column table:style-name="co2" table:default-cell-style-name="ce2"/>
        <table:table-column table:style-name="co3" table:default-cell-style-name="ce4"/>
        <table:table-column table:style-name="co4" table:default-cell-style-name="ce4"/>
        <table:table-column table:style-name="co3" table:number-columns-repeated="2" table:default-cell-style-name="ce4"/>
        <table:table-column table:style-name="co5" table:default-cell-style-name="ce4"/>
        <table:table-column table:style-name="co3" table:number-columns-repeated="2" table:default-cell-style-name="ce4"/>
        <table:table-column table:style-name="co6" table:default-cell-style-name="ce4"/>
        <table:table-column table:style-name="co3" table:number-columns-repeated="2" table:default-cell-style-name="ce4"/>
        <table:table-column table:style-name="co7" table:default-cell-style-name="ce4"/>
        <table:table-column table:style-name="co3" table:number-columns-repeated="8" table:default-cell-style-name="ce4"/>
        <table:table-column table:style-name="co8" table:default-cell-style-name="ce4"/>
        <table:table-column table:style-name="co3" table:number-columns-repeated="1002" table:default-cell-style-name="ce4"/>
        <table:table-row table:style-name="ro1">
          <table:table-cell table:style-name="ce1" office:value-type="string" table:number-columns-spanned="2" table:number-rows-spanned="3">
            <text:p>LLM</text:p>
          </table:table-cell>
          <table:covered-table-cell/>
          <table:table-cell table:style-name="ce1" office:value-type="string" table:number-columns-spanned="5" table:number-rows-spanned="2">
            <text:p>SUBTASK:ReasonAndDecide</text:p>
          </table:table-cell>
          <table:covered-table-cell table:number-columns-repeated="4"/>
          <table:table-cell table:style-name="ce1" office:value-type="string" table:number-columns-spanned="6" table:number-rows-spanned="2">
            <text:p>SUBTASK:Explanation</text:p>
          </table:table-cell>
          <table:covered-table-cell table:number-columns-repeated="5"/>
          <table:table-cell table:style-name="ce1" office:value-type="string" table:number-columns-spanned="9" table:number-rows-spanned="3">
            <text:p>COMPLETE RESPONSE</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1">
          <table:covered-table-cell table:number-columns-repeated="2"/>
          <table:table-cell table:style-name="ce5" office:value-type="string" table:number-columns-spanned="2" table:number-rows-spanned="1">
            <text:p>VIOLATION DECISION</text:p>
          </table:table-cell>
          <table:covered-table-cell/>
          <table:table-cell table:style-name="ce8" office:value-type="string" table:number-columns-spanned="3" table:number-rows-spanned="1">
            <text:p>REASON</text:p>
          </table:table-cell>
          <table:covered-table-cell table:number-columns-repeated="2"/>
          <table:table-cell table:style-name="ce10" office:value-type="string" table:number-columns-spanned="3" table:number-rows-spanned="1">
            <text:p>USER</text:p>
          </table:table-cell>
          <table:covered-table-cell table:number-columns-repeated="2"/>
          <table:table-cell table:style-name="ce1" office:value-type="string" table:number-columns-spanned="3" table:number-rows-spanned="1">
            <text:p>PHYSICIAN</text:p>
          </table:table-cell>
          <table:covered-table-cell table:number-columns-repeated="11"/>
          <table:table-cell table:number-columns-repeated="1002"/>
        </table:table-row>
        <table:table-row table:style-name="ro2">
          <table:table-cell table:style-name="ce3" office:value-type="string" table:number-columns-spanned="2" table:number-rows-spanned="4">
            <text:p>aya-expanse:32B</text:p>
          </table:table-cell>
          <table:covered-table-cell/>
          <table:table-cell table:style-name="ce6" office:value-type="string" table:number-columns-spanned="2" table:number-rows-spanned="4">
            <text:p>YES ONLY ONE</text:p>
          </table:table-cell>
          <table:covered-table-cell/>
          <table:table-cell table:style-name="ce9" office:value-type="string" table:number-columns-spanned="3" table:number-rows-spanned="4">
            <text:p>Yes, a violation occurred. Here's the reasoning:</text:p>
            <text:p/>
            <text:p>- **Monitoring Rule:** Rule-0006 monitors Patient5's consumption of FOOD-1900 (Butter) to ensure it is less than 30 units per week.</text:p>
            <text:p>- **Food Consumption:** Patient5 consumed FOOD-1900 in two instances during the week:</text:p>
            <text:p><text:s text:c="3"/>- Breakfast-P5-1: 20 units on 2025-04-21T09:02:14.</text:p>
            <text:p><text:s text:c="3"/>- Breakfast-P5-3: 20 units on 2025-04-23T09:01:11.</text:p>
            <text:p>- **Total Consumption:** The total consumption of FOOD-1900 by Patient5 during the week is 40 units (20 + 20).</text:p>
            <text:p>- **Violation:** Since the total consumption (40 units) exceeds the monitored value (30 units), a violation has occurred according to Rule-0006.</text:p>
            <text:p/>
          </table:table-cell>
          <table:covered-table-cell table:number-columns-repeated="2"/>
          <table:table-cell table:style-name="ce9" office:value-type="string" table:number-columns-spanned="3" table:number-rows-spanned="4">
            <text:p>You have exceeded the recommended amount of butter for this week. The monitoring rule set for your diet specifies that you should consume less than 30 units of butter per week. However, you consumed a total of 40 units during this week's meals. This violation might impact your health goals, especially considering your diagnosed conditions (Cardiovascular disease and Diabetes). Please be mindful of portion sizes and food choices to adhere to your diet guidelines.</text:p>
          </table:table-cell>
          <table:covered-table-cell table:number-columns-repeated="2"/>
          <table:table-cell table:style-name="ce9" office:value-type="string" table:number-columns-spanned="3" table:number-rows-spanned="4">
            <text:p>Based on the provided data, a violation of monitoring rule fsguid:Rule-0006 has occurred for patient :Patient5. The rule dictates that the patient's weekly consumption of fsfood:FOOD-1900 (Butter) should not exceed 30 units. However, the patient consumed a total of 40 units of this food item during the week, as recorded in the system. This violation may warrant further investigation and dietary adjustments to ensure the patient's nutritional needs are met while adhering to their specific health requirements, given their diagnosed conditions (fsbarr:Cardiovascular and fsbarr:Diabetes).</text:p>
          </table:table-cell>
          <table:covered-table-cell table:number-columns-repeated="2"/>
          <table:table-cell table:style-name="ce11" office:value-type="string" table:number-columns-spanned="9" table:number-rows-spanned="4">
            <text:p>**Reasoning and Decision:**</text:p>
            <text:p/>
            <text:p>Yes, a violation occurred. Here's the reasoning:</text:p>
            <text:p/>
            <text:p>- **Monitoring Rule:** Rule-0006 monitors Patient5's consumption of FOOD-1900 (Butter) to ensure it is less than 30 units per week.</text:p>
            <text:p>- **Food Consumption:** Patient5 consumed FOOD-1900 in two instances during the week:</text:p>
            <text:p><text:s text:c="3"/>- Breakfast-P5-1: 20 units on 2025-04-21T09:02:14.</text:p>
            <text:p><text:s text:c="3"/>- Breakfast-P5-3: 20 units on 2025-04-23T09:01:11.</text:p>
            <text:p>- **Total Consumption:** The total consumption of FOOD-1900 by Patient5 during the week is 40 units (20 + 20).</text:p>
            <text:p>- **Violation:** Since the total consumption (40 units) exceeds the monitored value (30 units), a violation has occurred according to Rule-0006.</text:p>
            <text:p/>
            <text:p>**Explanations:**</text:p>
            <text:p/>
            <text:p>**User Explanation:**</text:p>
            <text:p/>
            <text:p>You have exceeded the recommended amount of butter for this week. The monitoring rule set for your diet specifies that you should consume less than 30 units of butter per week. However, you consumed a total of 40 units during this week's meals. This violation might impact your health goals, especially considering your diagnosed conditions (Cardiovascular disease and Diabetes). Please be mindful of portion sizes and food choices to adhere to your diet guidelines.</text:p>
            <text:p/>
            <text:p>**Physician Explanation:**</text:p>
            <text:p/>
            <text:p>Based on the provided data, a violation of monitoring rule fsguid:Rule-0006 has occurred for patient :Patient5. The rule dictates that the patient's weekly consumption of fsfood:FOOD-1900 (Butter) should not exceed 30 units. However, the patient consumed a total of 40 units of this food item during the week, as recorded in the system. This violation may warrant further investigation and dietary adjustments to ensure the patient's nutritional needs are met while adhering to their specific health requirements, given their diagnosed conditions (fsbarr:Cardiovascular and fsbarr:Diabetes).</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1">
          <table:covered-table-cell table:number-columns-repeated="22"/>
          <table:table-cell table:number-columns-repeated="1002"/>
        </table:table-row>
        <table:table-row table:style-name="ro18">
          <table:covered-table-cell table:number-columns-repeated="22"/>
          <table:table-cell table:number-columns-repeated="1002"/>
        </table:table-row>
        <table:table-row table:style-name="ro2">
          <table:table-cell table:style-name="ce3" office:value-type="string" table:number-columns-spanned="2" table:number-rows-spanned="3">
            <text:p>gemma3:12B</text:p>
          </table:table-cell>
          <table:covered-table-cell/>
          <table:table-cell table:style-name="ce7" office:value-type="string" table:number-columns-spanned="2" table:number-rows-spanned="3">
            <text:p>YES ONLY ONE</text:p>
          </table:table-cell>
          <table:covered-table-cell/>
          <table:table-cell table:style-name="ce9" office:value-type="string" table:number-columns-spanned="3" table:number-rows-spanned="3">
            <text:p>* <text:s text:c="2"/>**Week Start:** 2025-04-21T00:00:00^^xsd:dateTime</text:p>
            <text:p>* <text:s text:c="2"/>**Temporal Check:** 2025-04-27T23:59:59^^xsd:dateTime</text:p>
            <text:p/>
            <text:p>This means we are evaluating data from the week of April 21st to April 27th.</text:p>
            <text:p/>
            <text:p>* <text:s text:c="2"/>**Rule-0006:** Monitors Patient5, expects the amount of food (Burro/Butter) to be less than 30. Patient5 consumed 20 units of Butter at breakfast on 2025-04-21. This falls within the evaluation week and is acceptable.</text:p>
            <text:p>* <text:s text:c="2"/>**Rule-0007:** Monitors Patient5, expects the amount of food (Chocolate/White Chocolate) to be less than 30. Patient5 consumed 50 units of White Chocolate at dinner on 2025-04-26. This falls within the evaluation week and significantly exceeds the defined threshold of 30, triggering a violation.</text:p>
            <text:p/>
            <text:p>Since all the relevant data points fall within the defined evaluation week, the conclusion remains: a violation occurred.</text:p>
          </table:table-cell>
          <table:covered-table-cell table:number-columns-repeated="2"/>
          <table:table-cell table:style-name="ce9" office:value-type="string" table:number-columns-spanned="3" table:number-rows-spanned="3">
            <text:p>"Dear Patient, our monitoring system has identified a possible issue with your diet. <text:s/>We've noticed you consumed 50 units of White Chocolate on April 26th. <text:s/>Your monitoring plan for White Chocolate suggests you should aim for less than 30 units. This occurred during the week of April 21st to April 27th. While your butter consumption was within the allowed range, the White Chocolate consumption was higher than expected. This doesn't mean you can never eat White Chocolate, but we'd like you to be mindful of the quantities and perhaps consider smaller portions. <text:s/>We're here to help you make sustainable changes – please talk to your physician if you have any questions."</text:p>
            <text:p/>
          </table:table-cell>
          <table:covered-table-cell table:number-columns-repeated="2"/>
          <table:table-cell table:style-name="ce9" office:value-type="string" table:number-columns-spanned="3" table:number-rows-spanned="3">
            <text:p>"Patient5 has triggered a violation related to white chocolate consumption. According to Rule-0007, the monitored value for white chocolate should be less than 30 units. On April 26, 2025, the patient's white chocolate consumption was recorded as 50 units, exceeding the defined threshold. <text:s/>The consumption occurred within the monitoring week of April 21st to April 27th. It's recommended to review the patient's dietary habits and discuss strategies for managing white chocolate intake. Further investigation into the reasoning behind this increase may be warranted to identify any underlying factors influencing the patient’s dietary choices and to ensure adherence to the monitoring plan."</text:p>
            <text:p/>
          </table:table-cell>
          <table:covered-table-cell table:number-columns-repeated="2"/>
          <table:table-cell table:style-name="ce12" office:value-type="string" table:number-columns-spanned="9" table:number-rows-spanned="3">
            <text:p>**1. Reasoning and Decision:**</text:p>
            <text:p/>
            <text:p>YES, a violation occurred.</text:p>
            <text:p/>
            <text:p>**Reasoning:**</text:p>
            <text:p/>
            <text:p>* <text:s text:c="2"/>**Week Start:** 2025-04-21T00:00:00^^xsd:dateTime</text:p>
            <text:p>* <text:s text:c="2"/>**Temporal Check:** 2025-04-27T23:59:59^^xsd:dateTime</text:p>
            <text:p/>
            <text:p>This means we are evaluating data from the week of April 21st to April 27th.</text:p>
            <text:p/>
            <text:p>* <text:s text:c="2"/>**Rule-0006:** Monitors Patient5, expects the amount of food (Burro/Butter) to be less than 30. Patient5 consumed 20 units of Butter at breakfast on 2025-04-21. This falls within the evaluation week and is acceptable.</text:p>
            <text:p>* <text:s text:c="2"/>**Rule-0007:** Monitors Patient5, expects the amount of food (Chocolate/White Chocolate) to be less than 30. Patient5 consumed 50 units of White Chocolate at dinner on 2025-04-26. This falls within the evaluation week and significantly exceeds the defined threshold of 30, triggering a violation.</text:p>
            <text:p/>
            <text:p>Since all the relevant data points fall within the defined evaluation week, the conclusion remains: a violation occurred.</text:p>
            <text:p/>
            <text:p>**2. Explanations:**</text:p>
            <text:p/>
            <text:p>**a) Explanation for the User (Patient5):**</text:p>
            <text:p/>
            <text:p>"Dear Patient, our monitoring system has identified a possible issue with your diet. <text:s/>We've noticed you consumed 50 units of White Chocolate on April 26th. <text:s/>Your monitoring plan for White Chocolate suggests you should aim for less than 30 units. This occurred during the week of April 21st to April 27th. While your butter consumption was within the allowed range, the White Chocolate consumption was higher than expected. This doesn't mean you can never eat White Chocolate, but we'd like you to be mindful of the quantities and perhaps consider smaller portions. <text:s/>We're here to help you make sustainable changes – please talk to your physician if you have any questions."</text:p>
            <text:p/>
            <text:p>**b) Explanation for the Physician:**</text:p>
            <text:p/>
            <text:p>"Patient5 has triggered a violation related to white chocolate consumption. According to Rule-0007, the monitored value for white chocolate should be less than 30 units. On April 26, 2025, the patient's white chocolate consumption was recorded as 50 units, exceeding the defined threshold. <text:s/>The consumption occurred within the monitoring week of April 21st to April 27th. It's recommended to review the patient's dietary habits and discuss strategies for managing white chocolate intake. Further investigation into the reasoning behind this increase may be warranted to identify any underlying factors influencing the patient’s dietary choices and to ensure adherence to the monitoring plan."</text:p>
            <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23">
          <table:covered-table-cell table:number-columns-repeated="22"/>
          <table:table-cell table:number-columns-repeated="1002"/>
        </table:table-row>
        <table:table-row table:style-name="ro2">
          <table:table-cell table:style-name="ce3" office:value-type="string" table:number-columns-spanned="2" table:number-rows-spanned="3">
            <text:p>Mistral-small3.1:24B</text:p>
          </table:table-cell>
          <table:covered-table-cell/>
          <table:table-cell table:style-name="ce7" office:value-type="string" table:number-columns-spanned="2" table:number-rows-spanned="3">
            <text:p>YES</text:p>
          </table:table-cell>
          <table:covered-table-cell/>
          <table:table-cell table:style-name="ce9" office:value-type="string" table:number-columns-spanned="3" table:number-rows-spanned="3">
            <text:p/>
            <text:p>**Monitoring Rules:**</text:p>
            <text:p>- **Rule-0006**: Patient5 should consume less than 30 units of FOOD-1900 (Butter) per week.</text:p>
            <text:p>- **Rule-0007**: Patient5 should consume less than 30 units of FOOD-19014 (White Chocolate) per week.</text:p>
            <text:p/>
            <text:p>**Consumed Food:**</text:p>
            <text:p>- **FOOD-1900 (Butter)**: Consumed 20 units on 2025-04-21 and 20 units on 2025-04-23, totaling 40 units.</text:p>
            <text:p>- **FOOD-19014 (White Chocolate)**: Consumed 50 units on 2025-04-26.</text:p>
            <text:p/>
            <text:p>**Decision:**</text:p>
            <text:p>- **Rule-0006**: 40 units of FOOD-1900 were consumed, which is greater than the allowed 30 units. Therefore, a violation occurred.</text:p>
            <text:p>- **Rule-0007**: 50 units of FOOD-19014 were consumed, which is greater than the allowed 30 units. Therefore, a violation occurred.</text:p>
            <text:p/>
            <text:p>**Answer: YES**</text:p>
            <text:p/>
          </table:table-cell>
          <table:covered-table-cell table:number-columns-repeated="2"/>
          <table:table-cell table:style-name="ce9" office:value-type="string" table:number-columns-spanned="3" table:number-rows-spanned="3">
            <text:p/>
            <text:p>During the week starting from April 21, 2025, to April 27, 2025, you consumed more than the recommended amounts of certain foods. Specifically:</text:p>
            <text:p/>
            <text:p>- You consumed 40 units of butter, but the rule specifies that you should consume less than 30 units per week.</text:p>
            <text:p>- You consumed 50 units of white chocolate, but the rule specifies that you should consume less than 30 units per week.</text:p>
            <text:p/>
            <text:p>These consumptions exceed the limits set by your dietary guidelines, which could potentially impact your health, especially considering your conditions of cardiovascular disease and diabetes. Please adjust your diet to stay within the recommended limits to maintain your health.</text:p>
          </table:table-cell>
          <table:covered-table-cell table:number-columns-repeated="2"/>
          <table:table-cell table:style-name="ce9" office:value-type="string" table:number-columns-spanned="3" table:number-rows-spanned="3">
            <text:p>During the monitoring period from April 21, 2025, to April 27, 2025, the patient (Patient5) violated the specified dietary guidelines for two food items:</text:p>
            <text:p/>
            <text:p>- **FOOD-1900 (Butter)**: The patient consumed a total of 40 units, exceeding the monitored value of less than 30 units per week. This violation is associated with Monitoring Rule-0006.</text:p>
            <text:p>- **FOOD-19014 (White Chocolate)**: The patient consumed a total of 50 units, exceeding the monitored value of less than 30 units per week. This violation is associated with Monitoring Rule-0007.</text:p>
            <text:p/>
            <text:p>Given the patient's conditions of cardiovascular disease and diabetes, these violations could have significant health implications. It is recommended to review the patient's dietary plan and provide guidance to adhere to the specified limits to manage these conditions effectively.</text:p>
          </table:table-cell>
          <table:covered-table-cell table:number-columns-repeated="2"/>
          <table:table-cell table:style-name="ce9" office:value-type="string" table:number-columns-spanned="9" table:number-rows-spanned="3">
            <text:p>Based on the provided information, let's determine if a violation occurred and provide the explanations.</text:p>
            <text:p/>
            <text:p>### 1. Reason and Decide:</text:p>
            <text:p/>
            <text:p>**Monitoring Rules:**</text:p>
            <text:p>- **Rule-0006**: Patient5 should consume less than 30 units of FOOD-1900 (Butter) per week.</text:p>
            <text:p>- **Rule-0007**: Patient5 should consume less than 30 units of FOOD-19014 (White Chocolate) per week.</text:p>
            <text:p/>
            <text:p>**Consumed Food:**</text:p>
            <text:p>- **FOOD-1900 (Butter)**: Consumed 20 units on 2025-04-21 and 20 units on 2025-04-23, totaling 40 units.</text:p>
            <text:p>- **FOOD-19014 (White Chocolate)**: Consumed 50 units on 2025-04-26.</text:p>
            <text:p/>
            <text:p>**Decision:**</text:p>
            <text:p>- **Rule-0006**: 40 units of FOOD-1900 were consumed, which is greater than the allowed 30 units. Therefore, a violation occurred.</text:p>
            <text:p>- **Rule-0007**: 50 units of FOOD-19014 were consumed, which is greater than the allowed 30 units. Therefore, a violation occurred.</text:p>
            <text:p/>
            <text:p>**Answer: YES**</text:p>
            <text:p/>
            <text:p>### 2. Generate Two Explanations:</text:p>
            <text:p/>
            <text:p>**Explanation for the User:**</text:p>
            <text:p/>
            <text:p>During the week starting from April 21, 2025, to April 27, 2025, you consumed more than the recommended amounts of certain foods. Specifically:</text:p>
            <text:p/>
            <text:p>- You consumed 40 units of butter, but the rule specifies that you should consume less than 30 units per week.</text:p>
            <text:p>- You consumed 50 units of white chocolate, but the rule specifies that you should consume less than 30 units per week.</text:p>
            <text:p/>
            <text:p>These consumptions exceed the limits set by your dietary guidelines, which could potentially impact your health, especially considering your conditions of cardiovascular disease and diabetes. Please adjust your diet to stay within the recommended limits to maintain your health.</text:p>
            <text:p/>
            <text:p>**Explanation for the Physician:**</text:p>
            <text:p/>
            <text:p>During the monitoring period from April 21, 2025, to April 27, 2025, the patient (Patient5) violated the specified dietary guidelines for two food items:</text:p>
            <text:p/>
            <text:p>- **FOOD-1900 (Butter)**: The patient consumed a total of 40 units, exceeding the monitored value of less than 30 units per week. This violation is associated with Monitoring Rule-0006.</text:p>
            <text:p>- **FOOD-19014 (White Chocolate)**: The patient consumed a total of 50 units, exceeding the monitored value of less than 30 units per week. This violation is associated with Monitoring Rule-0007.</text:p>
            <text:p/>
            <text:p>Given the patient's conditions of cardiovascular disease and diabetes, these violations could have significant health implications. It is recommended to review the patient's dietary plan and provide guidance to adhere to the specified limits to manage these conditions effectively.</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24">
          <table:covered-table-cell table:number-columns-repeated="22"/>
          <table:table-cell table:number-columns-repeated="1002"/>
        </table:table-row>
        <table:table-row table:style-name="ro2">
          <table:table-cell table:style-name="ce3" office:value-type="string" table:number-columns-spanned="2" table:number-rows-spanned="3">
            <text:p>Llama3.2:3B</text:p>
          </table:table-cell>
          <table:covered-table-cell/>
          <table:table-cell table:style-name="ce6" office:value-type="string" table:number-columns-spanned="2" table:number-rows-spanned="3">
            <text:p>YES ONLY ONE</text:p>
          </table:table-cell>
          <table:covered-table-cell/>
          <table:table-cell table:style-name="ce9" office:value-type="string" table:number-columns-spanned="3" table:number-rows-spanned="3">
            <text:p>Since the week starts on 2025-04-21T00:00:00 and the temporal check of the monitoring rules takes place on 2025-04-27T23:59:59, we need to analyze the timestamps of the consumed foods:</text:p>
            <text:p/>
            <text:p>1. Breakfast-P5-1 (FOOD-1900): timestamp = 2025-04-21T09:02:14</text:p>
            <text:p>2. Dinner-P5-6 (FOOD-19014): timestamp = 2025-04-26T21:03:12</text:p>
            <text:p/>
            <text:p>Both timestamps are within the temporal range of the week, which starts on 2025-04-21T00:00:00 and ends on 2025-04-27T23:59:59.</text:p>
            <text:p/>
            <text:p>Now, let's analyze the consumption amounts:</text:p>
            <text:p/>
            <text:p>1. Breakfast-P5-1 (FOOD-1900): amount = 20 units</text:p>
            <text:p>2. Dinner-P5-6 (FOOD-19014): amount = 50 units</text:p>
            <text:p/>
            <text:p>According to Rule-0006, the monitored entity is fsfood:FOOD-1900 (burro), and the operator is "Less" with a threshold value of 30.</text:p>
            <text:p/>
            <text:p>Since both consumed amounts (20 and 50) exceed the threshold value of 30, I conclude that a violation occurred.</text:p>
          </table:table-cell>
          <table:covered-table-cell table:number-columns-repeated="2"/>
          <table:table-cell table:style-name="ce9" office:value-type="string" table:number-columns-spanned="3" table:number-rows-spanned="3">
            <text:p>"Paziente5 ha violato la regola 'Burro' per due motivi:</text:p>
            <text:p/>
            <text:p>1. Ha consumato 20 unità di burro per colazione (Breakfast-P5-1), superando il limite massima consentita di 30 unità.</text:p>
            <text:p>2. Ha consumato 50 unità di cioccolato bianco (Dinner-P5-6) per cena, superando nuovamente il limite massimo consentito di 30 unità.</text:p>
            <text:p/>
            <text:p>La regola stabilisce che la quantità di burro deve essere inferiore o uguale a 30 unità. Poiché entrambe le quantità consumate superano questo valore, paziente5 ha violato la regola."</text:p>
          </table:table-cell>
          <table:covered-table-cell table:number-columns-repeated="2"/>
          <table:table-cell table:style-name="ce9" office:value-type="string" table:number-columns-spanned="3" table:number-rows-spanned="3">
            <text:p>"Patient5 has violated Rule 'Burro' due to two reasons:</text:p>
            <text:p/>
            <text:p>1. Consumed 20 units of butter for breakfast (Breakfast-P5-1), exceeding the maximum allowed amount of 30 units.</text:p>
            <text:p>2. Consumed 50 units of white chocolate for dinner (Dinner-P5-6), again exceeding the maximum threshold value of 30 units.</text:p>
            <text:p/>
            <text:p>The rule stipulates that the quantity of butter must be less than or equal to 30 units. As both consumed amounts exceeded this value, patient5 has violated the rule."</text:p>
          </table:table-cell>
          <table:covered-table-cell table:number-columns-repeated="2"/>
          <table:table-cell table:style-name="ce12" office:value-type="string" table:number-columns-spanned="9" table:number-rows-spanned="3">
            <text:p/>
            <text:p>Since the week starts on 2025-04-21T00:00:00 and the temporal check of the monitoring rules takes place on 2025-04-27T23:59:59, we need to analyze the timestamps of the consumed foods:</text:p>
            <text:p/>
            <text:p>1. Breakfast-P5-1 (FOOD-1900): timestamp = 2025-04-21T09:02:14</text:p>
            <text:p>2. Dinner-P5-6 (FOOD-19014): timestamp = 2025-04-26T21:03:12</text:p>
            <text:p/>
            <text:p>Both timestamps are within the temporal range of the week, which starts on 2025-04-21T00:00:00 and ends on 2025-04-27T23:59:59.</text:p>
            <text:p/>
            <text:p>Now, let's analyze the consumption amounts:</text:p>
            <text:p/>
            <text:p>1. Breakfast-P5-1 (FOOD-1900): amount = 20 units</text:p>
            <text:p>2. Dinner-P5-6 (FOOD-19014): amount = 50 units</text:p>
            <text:p/>
            <text:p>According to Rule-0006, the monitored entity is fsfood:FOOD-1900 (burro), and the operator is "Less" with a threshold value of 30.</text:p>
            <text:p/>
            <text:p>Since both consumed amounts (20 and 50) exceed the threshold value of 30, I conclude that a violation occurred.</text:p>
            <text:p/>
            <text:p>Now, let's generate the explanations:</text:p>
            <text:p/>
            <text:p>**Explanation for the User:**</text:p>
            <text:p/>
            <text:p>"Paziente5 ha violato la regola 'Burro' per due motivi:</text:p>
            <text:p/>
            <text:p>1. Ha consumato 20 unità di burro per colazione (Breakfast-P5-1), superando il limite massima consentita di 30 unità.</text:p>
            <text:p>2. Ha consumato 50 unità di cioccolato bianco (Dinner-P5-6) per cena, superando nuovamente il limite massimo consentito di 30 unità.</text:p>
            <text:p/>
            <text:p>La regola stabilisce che la quantità di burro deve essere inferiore o uguale a 30 unità. Poiché entrambe le quantità consumate superano questo valore, paziente5 ha violato la regola."</text:p>
            <text:p/>
            <text:p>**Explanation for the Physician:**</text:p>
            <text:p/>
            <text:p>"Patient5 has violated Rule 'Burro' due to two reasons:</text:p>
            <text:p/>
            <text:p>1. Consumed 20 units of butter for breakfast (Breakfast-P5-1), exceeding the maximum allowed amount of 30 units.</text:p>
            <text:p>2. Consumed 50 units of white chocolate for dinner (Dinner-P5-6), again exceeding the maximum threshold value of 30 units.</text:p>
            <text:p/>
            <text:p>The rule stipulates that the quantity of butter must be less than or equal to 30 units. As both consumed amounts exceeded this value, patient5 has violated the rule."</text:p>
            <text:p/>
            <text:p>YES/NO answer: YES</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11">
          <table:covered-table-cell table:number-columns-repeated="22"/>
          <table:table-cell table:number-columns-repeated="1002"/>
        </table:table-row>
        <table:table-row table:style-name="ro2">
          <table:table-cell table:style-name="ce3" office:value-type="string" table:number-columns-spanned="2" table:number-rows-spanned="3">
            <text:p>phi4:14B</text:p>
          </table:table-cell>
          <table:covered-table-cell/>
          <table:table-cell table:style-name="ce6" office:value-type="string" table:number-columns-spanned="2" table:number-rows-spanned="3">
            <text:p>YES</text:p>
          </table:table-cell>
          <table:covered-table-cell/>
          <table:table-cell table:style-name="ce9" office:value-type="string" table:number-columns-spanned="3" table:number-rows-spanned="3">
            <text:p>### Evaluation of Violations</text:p>
            <text:p/>
            <text:p>#### Rule-0006 Violation Check</text:p>
            <text:p>- **Total Butter Consumption**: </text:p>
            <text:p><text:s text:c="2"/>- April 21: 20 units</text:p>
            <text:p><text:s text:c="2"/>- April 23: 20 units</text:p>
            <text:p><text:s text:c="2"/>- **Total**: 40 units within the week.</text:p>
            <text:p><text:s text:c="2"/></text:p>
            <text:p>- **Rule Limit**: Less than or equal to 30 units per week.</text:p>
            <text:p/>
            <text:p>- **Result**: The total consumption of 40 units exceeds the limit, indicating a violation for this rule.</text:p>
            <text:p/>
            <text:p>#### Rule-0007 Violation Check</text:p>
            <text:p>- **Total White Chocolate Consumption**:</text:p>
            <text:p><text:s text:c="2"/>- April 26: 50 units</text:p>
            <text:p/>
            <text:p>- **Rule Limit**: Less than or equal to 30 units per week.</text:p>
            <text:p/>
            <text:p>- **Result**: The single consumption of 50 units exceeds the limit, indicating a violation for this rule.</text:p>
            <text:p/>
            <text:p>### Decision</text:p>
            <text:p/>
            <text:p>**Did a violation occur?**</text:p>
            <text:p>- **Yes**, there were violations for both Rule-0006 and Rule-0007 based on the user's food consumption exceeding the specified limits within the week defined by April 21 to April 27.</text:p>
          </table:table-cell>
          <table:covered-table-cell table:number-columns-repeated="2"/>
          <table:table-cell table:style-name="ce9" office:value-type="string" table:number-columns-spanned="3" table:number-rows-spanned="3">
            <text:p>"You had some butter twice at breakfast, which was 20 units each time. You also had a large serving of white chocolate for dinner. The rules allowed only up to 30 units per week for both butter and chocolate. Unfortunately, you ate more than that during this week, so there were violations."</text:p>
          </table:table-cell>
          <table:covered-table-cell table:number-columns-repeated="2"/>
          <table:table-cell table:style-name="ce9" office:value-type="string" table:number-columns-spanned="3" table:number-rows-spanned="3">
            <text:p>"Patient 5 exceeded the prescribed weekly consumption limits for `fsfood:FOOD-1900` (Butter) with a total intake of 40 units against an allowable limit of 30 units within the specified temporal context. Similarly, they consumed 50 units of `fsfood:FOOD-19014` (White Chocolate), surpassing the threshold. Both instances constitute violations as per the monitoring rules applied from April 21 to April 27."</text:p>
          </table:table-cell>
          <table:covered-table-cell table:number-columns-repeated="2"/>
          <table:table-cell table:style-name="ce12" office:value-type="string" table:number-columns-spanned="9" table:number-rows-spanned="3">
            <text:p>To determine if a violation occurred, we need to evaluate the user's food consumption against the defined monitoring rules within the specified timeframe. Let's analyze this using the provided data:</text:p>
            <text:p/>
            <text:p>### Monitoring Rules Recap</text:p>
            <text:p/>
            <text:p>1. **Rule-0006**:</text:p>
            <text:p><text:s text:c="3"/>- **Target**: :Patient5 (Patient 5)</text:p>
            <text:p><text:s text:c="3"/>- **Monitored Value**: 30 units</text:p>
            <text:p><text:s text:c="3"/>- **Operator**: "Less"</text:p>
            <text:p><text:s text:c="3"/>- **Entity**: `fsfood:FOOD-1900` (Butter, Animal Fats)</text:p>
            <text:p><text:s text:c="3"/>- **Timing**: Weekly</text:p>
            <text:p/>
            <text:p>2. **Rule-0007**:</text:p>
            <text:p><text:s text:c="3"/>- **Target**: :Patient5 (Patient 5)</text:p>
            <text:p><text:s text:c="3"/>- **Monitored Value**: 30 units</text:p>
            <text:p><text:s text:c="3"/>- **Operator**: "Less"</text:p>
            <text:p><text:s text:c="3"/>- **Entity**: `fsfood:FOOD-19014` (White Chocolate, Chocolate and Cocoa)</text:p>
            <text:p><text:s text:c="3"/>- **Timing**: Weekly</text:p>
            <text:p/>
            <text:p>### Timeframe</text:p>
            <text:p/>
            <text:p>- **Week Start**: April 21, 2025, 00:00:00</text:p>
            <text:p>- **Temporal Check**: April 27, 2025, 23:59:59</text:p>
            <text:p>- This defines the period from the start of April 21 to just before midnight on April 27.</text:p>
            <text:p/>
            <text:p>### Food Consumption Data for Patient 5</text:p>
            <text:p/>
            <text:p>- **Breakfast on April 21, 2025**:</text:p>
            <text:p><text:s text:c="2"/>- Consumed `fsfood:FOOD-1900` (Butter) amount: 20 units.</text:p>
            <text:p><text:s text:c="2"/></text:p>
            <text:p>- **Breakfast on April 23, 2025**:</text:p>
            <text:p><text:s text:c="2"/>- Consumed `fsfood:FOOD-1900` (Butter) again for 20 units.</text:p>
            <text:p/>
            <text:p>- **Dinner on April 26, 2025**:</text:p>
            <text:p><text:s text:c="2"/>- Consumed `fsfood:FOOD-19014` (White Chocolate) amount: 50 units.</text:p>
            <text:p/>
            <text:p>### Evaluation of Violations</text:p>
            <text:p/>
            <text:p>#### Rule-0006 Violation Check</text:p>
            <text:p>- **Total Butter Consumption**: </text:p>
            <text:p><text:s text:c="2"/>- April 21: 20 units</text:p>
            <text:p><text:s text:c="2"/>- April 23: 20 units</text:p>
            <text:p><text:s text:c="2"/>- **Total**: 40 units within the week.</text:p>
            <text:p><text:s text:c="2"/></text:p>
            <text:p>- **Rule Limit**: Less than or equal to 30 units per week.</text:p>
            <text:p/>
            <text:p>- **Result**: The total consumption of 40 units exceeds the limit, indicating a violation for this rule.</text:p>
            <text:p/>
            <text:p>#### Rule-0007 Violation Check</text:p>
            <text:p>- **Total White Chocolate Consumption**:</text:p>
            <text:p><text:s text:c="2"/>- April 26: 50 units</text:p>
            <text:p/>
            <text:p>- **Rule Limit**: Less than or equal to 30 units per week.</text:p>
            <text:p/>
            <text:p>- **Result**: The single consumption of 50 units exceeds the limit, indicating a violation for this rule.</text:p>
            <text:p/>
            <text:p>### Decision</text:p>
            <text:p/>
            <text:p>**Did a violation occur?**</text:p>
            <text:p>- **Yes**, there were violations for both Rule-0006 and Rule-0007 based on the user's food consumption exceeding the specified limits within the week defined by April 21 to April 27.</text:p>
            <text:p/>
            <text:p>### Explanations</text:p>
            <text:p/>
            <text:p>#### For the User (Simplified Explanation)</text:p>
            <text:p>"You had some butter twice at breakfast, which was 20 units each time. You also had a large serving of white chocolate for dinner. The rules allowed only up to 30 units per week for both butter and chocolate. Unfortunately, you ate more than that during this week, so there were violations."</text:p>
            <text:p/>
            <text:p>#### For the Physician (Professional Explanation)</text:p>
            <text:p>"Patient 5 exceeded the prescribed weekly consumption limits for `fsfood:FOOD-1900` (Butter) with a total intake of 40 units against an allowable limit of 30 units within the specified temporal context. Similarly, they consumed 50 units of `fsfood:FOOD-19014` (White Chocolate), surpassing the threshold. Both instances constitute violations as per the monitoring rules applied from April 21 to April 27."</text:p>
            <text:p/>
            <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25">
          <table:covered-table-cell table:number-columns-repeated="22"/>
          <table:table-cell table:number-columns-repeated="1002"/>
        </table:table-row>
        <table:table-row table:style-name="ro2">
          <table:table-cell table:style-name="ce3" office:value-type="string" table:number-columns-spanned="2" table:number-rows-spanned="3">
            <text:p>Qwen2.5:32B</text:p>
          </table:table-cell>
          <table:covered-table-cell/>
          <table:table-cell table:style-name="ce6" office:value-type="string" table:number-columns-spanned="2" table:number-rows-spanned="3">
            <text:p>YES BOTH</text:p>
          </table:table-cell>
          <table:covered-table-cell/>
          <table:table-cell table:style-name="ce9" office:value-type="string" table:number-columns-spanned="3" table:number-rows-spanned="3">
            <text:p/>
            <text:p/>
            <text:p>### Analysis:</text:p>
            <text:p/>
            <text:p>#### Rule-0006 (Butter):</text:p>
            <text:p>- Total butter consumed in the week:</text:p>
            <text:p><text:s text:c="2"/>- 20 units on 2025-04-21.</text:p>
            <text:p><text:s text:c="2"/>- 20 units on 2025-04-23.</text:p>
            <text:p><text:s text:c="2"/></text:p>
            <text:p>Total: \( 20 + 20 = 40 \) units.</text:p>
            <text:p/>
            <text:p>**Rule Violation**: The rule specifies a limit of less than 30 units per week. Since the total consumption is 40 units, this exceeds the limit and thus violates Rule-0006.</text:p>
            <text:p/>
            <text:p>#### Rule-0007 (White Chocolate):</text:p>
            <text:p>- Total white chocolate consumed in the week:</text:p>
            <text:p><text:s text:c="2"/>- 50 units on 2025-04-26.</text:p>
            <text:p><text:s text:c="2"/></text:p>
            <text:p>Total: \( 50 \) units.</text:p>
            <text:p/>
            <text:p>**Rule Violation**: The rule specifies a limit of less than 30 units per week. Since the total consumption is 50 units, this exceeds the limit and thus violates Rule-0007.</text:p>
            <text:p/>
            <text:p>### Conclusion:</text:p>
            <text:p>A violation occurred based on both monitoring rules (Rule-0006 and Rule-0007).</text:p>
            <text:p/>
            <text:p/>
          </table:table-cell>
          <table:covered-table-cell table:number-columns-repeated="2"/>
          <table:table-cell table:style-name="ce9" office:value-type="string" table:number-columns-spanned="3" table:number-rows-spanned="3">
            <text:p>Dear Patient5,</text:p>
            <text:p/>
            <text:p>Based on your recent food consumption data from 2025-04-21 to 2025-04-27, you have exceeded the recommended limits set by your monitoring rules:</text:p>
            <text:p/>
            <text:p>1. **Butter (FOOD-1900)**:</text:p>
            <text:p><text:s text:c="3"/>- You consumed a total of 40 units this week.</text:p>
            <text:p><text:s text:c="3"/>- The rule states that you should consume less than 30 units per week.</text:p>
            <text:p/>
            <text:p>2. **White Chocolate (FOOD-19014)**:</text:p>
            <text:p><text:s text:c="3"/>- You consumed a total of 50 units this week.</text:p>
            <text:p><text:s text:c="3"/>- The rule states that you should consume less than 30 units per week.</text:p>
            <text:p/>
            <text:p>Please try to reduce your intake of these items in the upcoming weeks to stay within the recommended limits. If you have any questions or need further guidance, please reach out to your healthcare provider.</text:p>
            <text:p/>
            <text:p>Thank you for following your health plan closely.</text:p>
          </table:table-cell>
          <table:covered-table-cell table:number-columns-repeated="2"/>
          <table:table-cell table:style-name="ce9" office:value-type="string" table:number-columns-spanned="3" table:number-rows-spanned="3">
            <text:p>Dear Healthcare Provider,</text:p>
            <text:p/>
            <text:p>Based on the monitoring rules and consumption data from Patient5:</text:p>
            <text:p/>
            <text:p>1. **Rule-0006 (Butter - FOOD-1900)**:</text:p>
            <text:p><text:s text:c="3"/>- The rule specifies a weekly limit of less than 30 units.</text:p>
            <text:p><text:s text:c="3"/>- Total butter consumed this week: \( 20 \) units on 2025-04-21 and \( 20 \) units on 2025-04-23, totaling \( 40 \) units.</text:p>
            <text:p/>
            <text:p>2. **Rule-0007 (White Chocolate - FOOD-19014)**:</text:p>
            <text:p><text:s text:c="3"/>- The rule specifies a weekly limit of less than 30 units.</text:p>
            <text:p><text:s text:c="3"/>- Total white chocolate consumed this week: \( 50 \) units on 2025-04-26.</text:p>
            <text:p/>
            <text:p>Both rules were violated as the total consumption exceeded the specified limits. It is recommended to review Patient5's dietary plan and possibly adjust it to ensure adherence to these guidelines in future weeks.</text:p>
            <text:p/>
            <text:p>Please monitor the patient closely and provide any necessary nutritional counseling.</text:p>
            <text:p/>
            <text:p>Sincerely,</text:p>
            <text:p>[Your System] Monitoring Team</text:p>
            <text:p/>
          </table:table-cell>
          <table:covered-table-cell table:number-columns-repeated="2"/>
          <table:table-cell table:style-name="ce12" office:value-type="string" table:number-columns-spanned="9" table:number-rows-spanned="3">
            <text:p/>
            <text:p/>
            <text:p>### Provided Data Summary:</text:p>
            <text:p>1. **Monitoring Rules**:</text:p>
            <text:p><text:s text:c="3"/>- **Rule-0006**: Patient5 should consume less than 30 units of FOOD-1900 (Butter) per week.</text:p>
            <text:p><text:s text:c="3"/>- **Rule-0007**: Patient5 should consume less than 30 units of FOOD-19014 (White Chocolate) per week.</text:p>
            <text:p/>
            <text:p>2. **Consumption Data**:</text:p>
            <text:p><text:s text:c="3"/>- Food Consumption on 2025-04-21T09:02:14: 20 units of FOOD-1900.</text:p>
            <text:p><text:s text:c="3"/>- Food Consumption on 2025-04-23T09:01:11: 20 units of FOOD-1900.</text:p>
            <text:p><text:s text:c="3"/>- Food Consumption on 2025-04-26T21:03:12: 50 units of FOOD-19014.</text:p>
            <text:p/>
            <text:p>3. **Timestamps**:</text:p>
            <text:p><text:s text:c="3"/>- Week starts at 2025-04-21T00:00:00.</text:p>
            <text:p><text:s text:c="3"/>- Temporal check at 2025-04-27T23:59:59.</text:p>
            <text:p/>
            <text:p>### Analysis:</text:p>
            <text:p/>
            <text:p>#### Rule-0006 (Butter):</text:p>
            <text:p>- Total butter consumed in the week:</text:p>
            <text:p><text:s text:c="2"/>- 20 units on 2025-04-21.</text:p>
            <text:p><text:s text:c="2"/>- 20 units on 2025-04-23.</text:p>
            <text:p><text:s text:c="2"/></text:p>
            <text:p>Total: \( 20 + 20 = 40 \) units.</text:p>
            <text:p/>
            <text:p>**Rule Violation**: The rule specifies a limit of less than 30 units per week. Since the total consumption is 40 units, this exceeds the limit and thus violates Rule-0006.</text:p>
            <text:p/>
            <text:p>#### Rule-0007 (White Chocolate):</text:p>
            <text:p>- Total white chocolate consumed in the week:</text:p>
            <text:p><text:s text:c="2"/>- 50 units on 2025-04-26.</text:p>
            <text:p><text:s text:c="2"/></text:p>
            <text:p>Total: \( 50 \) units.</text:p>
            <text:p/>
            <text:p>**Rule Violation**: The rule specifies a limit of less than 30 units per week. Since the total consumption is 50 units, this exceeds the limit and thus violates Rule-0007.</text:p>
            <text:p/>
            <text:p>### Conclusion:</text:p>
            <text:p>A violation occurred based on both monitoring rules (Rule-0006 and Rule-0007).</text:p>
            <text:p/>
            <text:p>#### User Explanation:</text:p>
            <text:p>**Detailed Explanation for the User:**</text:p>
            <text:p>Dear Patient5,</text:p>
            <text:p/>
            <text:p>Based on your recent food consumption data from 2025-04-21 to 2025-04-27, you have exceeded the recommended limits set by your monitoring rules:</text:p>
            <text:p/>
            <text:p>1. **Butter (FOOD-1900)**:</text:p>
            <text:p><text:s text:c="3"/>- You consumed a total of 40 units this week.</text:p>
            <text:p><text:s text:c="3"/>- The rule states that you should consume less than 30 units per week.</text:p>
            <text:p/>
            <text:p>2. **White Chocolate (FOOD-19014)**:</text:p>
            <text:p><text:s text:c="3"/>- You consumed a total of 50 units this week.</text:p>
            <text:p><text:s text:c="3"/>- The rule states that you should consume less than 30 units per week.</text:p>
            <text:p/>
            <text:p>Please try to reduce your intake of these items in the upcoming weeks to stay within the recommended limits. If you have any questions or need further guidance, please reach out to your healthcare provider.</text:p>
            <text:p/>
            <text:p>Thank you for following your health plan closely.</text:p>
            <text:p/>
            <text:p>---</text:p>
            <text:p/>
            <text:p>#### Physician Explanation:</text:p>
            <text:p>**Detailed Explanation for the Physician:**</text:p>
            <text:p>Dear Healthcare Provider,</text:p>
            <text:p/>
            <text:p>Based on the monitoring rules and consumption data from Patient5:</text:p>
            <text:p/>
            <text:p>1. **Rule-0006 (Butter - FOOD-1900)**:</text:p>
            <text:p><text:s text:c="3"/>- The rule specifies a weekly limit of less than 30 units.</text:p>
            <text:p><text:s text:c="3"/>- Total butter consumed this week: \( 20 \) units on 2025-04-21 and \( 20 \) units on 2025-04-23, totaling \( 40 \) units.</text:p>
            <text:p/>
            <text:p>2. **Rule-0007 (White Chocolate - FOOD-19014)**:</text:p>
            <text:p><text:s text:c="3"/>- The rule specifies a weekly limit of less than 30 units.</text:p>
            <text:p><text:s text:c="3"/>- Total white chocolate consumed this week: \( 50 \) units on 2025-04-26.</text:p>
            <text:p/>
            <text:p>Both rules were violated as the total consumption exceeded the specified limits. It is recommended to review Patient5's dietary plan and possibly adjust it to ensure adherence to these guidelines in future weeks.</text:p>
            <text:p/>
            <text:p>Please monitor the patient closely and provide any necessary nutritional counseling.</text:p>
            <text:p/>
            <text:p>Sincerely,</text:p>
            <text:p>[Your System] Monitoring Team</text:p>
            <text:p/>
            <text:p>---</text:p>
            <text:p/>
            <text:p>This concludes the analysis, and both explanations are provided as requested. If you have further questions or need additional details, feel free to ask!</text:p>
          </table:table-cell>
          <table:covered-table-cell table:number-columns-repeated="8"/>
          <table:table-cell table:number-columns-repeated="1002"/>
        </table:table-row>
        <table:table-row table:style-name="ro1">
          <table:covered-table-cell table:number-columns-repeated="22"/>
          <table:table-cell table:number-columns-repeated="1002"/>
        </table:table-row>
        <table:table-row table:style-name="ro26">
          <table:covered-table-cell table:number-columns-repeated="22"/>
          <table:table-cell table:number-columns-repeated="1002"/>
        </table:table-row>
        <table:table-row table:style-name="ro2">
          <table:table-cell table:number-columns-repeated="1024"/>
        </table:table-row>
        <table:table-row table:style-name="ro1" table:number-rows-repeated="1048552">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8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8107P0"/>
    </number:currency-style>
    <number:currency-style style:name="N8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5-12">05/12/2025</text:date>, <text:time>13:53:36</text:time></text:p>
        </style:region-right>
      </style:header>
      <style:header-left style:display="false"/>
      <style:footer>
        <text:p>Pagin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4$Win32 OpenOffice.org_project/4114m1$Build-9811</meta:generator>
    <dc:creator>Gianluca Apriceno</dc:creator>
    <meta:creation-date>2009-04-16T11:32:48Z</meta:creation-date>
    <dc:date>2025-05-12T13:53:36.72</dc:date>
    <meta:editing-cycles>16</meta:editing-cycles>
    <meta:editing-duration>PT4H58M1S</meta:editing-duration>
    <meta:document-statistic meta:table-count="5" meta:cell-count="221" meta:object-count="0"/>
    <meta:user-defined meta:name="Info 1"/>
    <meta:user-defined meta:name="Info 2"/>
    <meta:user-defined meta:name="Info 3"/>
    <meta:user-defined meta:name="Info 4"/>
  </office:meta>
</office:document-meta>
</file>